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21.5835in" svg:height="11.6083in" svg:x="0.2161in" svg:y="79.0984in">
            <draw:object draw:notify-on-update-of-ranges="Sheet1_2.B1:Sheet1_2.B1 Sheet1_2.B2:Sheet1_2.B465 Sheet1_2.C1:Sheet1_2.C1 Sheet1_2.C2:Sheet1_2.C354 Sheet1_2.D1:Sheet1_2.D1 Sheet1_2.D2:Sheet1_2.D370 Sheet1_2.E1:Sheet1_2.E1 Sheet1_2.E2:Sheet1_2.E212" xlink:href="./Object 1" xlink:type="simple" xlink:show="embed" xlink:actuate="onLoad"/>
            <draw:image xlink:href="./ObjectReplacements/Object 1" xlink:type="simple" xlink:show="embed" xlink:actuate="onLoad"/>
            <svg:title>JDK Collectors</svg:title>
          </draw:frame>
          <draw:frame draw:z-index="1" draw:style-name="gr1" draw:text-style-name="P1" svg:width="6.2988in" svg:height="3.5429in" svg:x="15.1106in" svg:y="74.6244in">
            <draw:object draw:notify-on-update-of-ranges="Sheet1_2.B1:Sheet1_2.B1 Sheet1_2.B467:Sheet1_2.B467 Sheet1_2.C1:Sheet1_2.C1 Sheet1_2.C467:Sheet1_2.C467 Sheet1_2.D1:Sheet1_2.D1 Sheet1_2.D467:Sheet1_2.D467 Sheet1_2.E1:Sheet1_2.E1 Sheet1_2.E467:Sheet1_2.E4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0988in" svg:y="71.0346in">
            <draw:object draw:notify-on-update-of-ranges="Sheet1_2.B1:Sheet1_2.B1 Sheet1_2.B468:Sheet1_2.B468 Sheet1_2.C1:Sheet1_2.C1 Sheet1_2.C468:Sheet1_2.C468 Sheet1_2.D1:Sheet1_2.D1 Sheet1_2.D468:Sheet1_2.D468 Sheet1_2.E1:Sheet1_2.E1 Sheet1_2.E468:Sheet1_2.E4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5.0504in" svg:y="67.4213in">
            <draw:object draw:notify-on-update-of-ranges="Sheet1_2.B1:Sheet1_2.B1 Sheet1_2.B469:Sheet1_2.B469 Sheet1_2.C1:Sheet1_2.C1 Sheet1_2.C469:Sheet1_2.C469 Sheet1_2.D1:Sheet1_2.D1 Sheet1_2.D469:Sheet1_2.D469 Sheet1_2.E1:Sheet1_2.E1 Sheet1_2.E469:Sheet1_2.E4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CMS</text:p>
          </table:table-cell>
          <table:table-cell table:style-name="ce1" office:value-type="string">
            <text:p>G1</text:p>
          </table:table-cell>
          <table:table-cell table:style-name="ce1" office:value-type="string">
            <text:p>Paralel</text:p>
          </table:table-cell>
          <table:table-cell table:style-name="ce1" office:value-type="string">
            <text:p>Serial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float" office:value="0.116922">
            <text:p>0.116922</text:p>
          </table:table-cell>
          <table:table-cell office:value-type="float" office:value="0.218847">
            <text:p>0.218847</text:p>
          </table:table-cell>
          <table:table-cell office:value-type="float" office:value="0.126944">
            <text:p>0.126944</text:p>
          </table:table-cell>
          <table:table-cell office:value-type="float" office:value="0.029361">
            <text:p>0.0293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86388">
            <text:p>0.586388</text:p>
          </table:table-cell>
          <table:table-cell office:value-type="float" office:value="0.185788">
            <text:p>0.185788</text:p>
          </table:table-cell>
          <table:table-cell office:value-type="float" office:value="0.165648">
            <text:p>0.165648</text:p>
          </table:table-cell>
          <table:table-cell office:value-type="float" office:value="0.049409">
            <text:p>0.0494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24633">
            <text:p>0.024633</text:p>
          </table:table-cell>
          <table:table-cell office:value-type="float" office:value="0.279171">
            <text:p>0.279171</text:p>
          </table:table-cell>
          <table:table-cell office:value-type="float" office:value="0.269135">
            <text:p>0.269135</text:p>
          </table:table-cell>
          <table:table-cell office:value-type="float" office:value="0.060598">
            <text:p>0.0605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6879">
            <text:p>0.366879</text:p>
          </table:table-cell>
          <table:table-cell office:value-type="float" office:value="0.392807">
            <text:p>0.392807</text:p>
          </table:table-cell>
          <table:table-cell office:value-type="float" office:value="0.82788">
            <text:p>0.82788</text:p>
          </table:table-cell>
          <table:table-cell office:value-type="float" office:value="0.059254">
            <text:p>0.0592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287">
            <text:p>0.230287</text:p>
          </table:table-cell>
          <table:table-cell office:value-type="float" office:value="1.328306">
            <text:p>1.328306</text:p>
          </table:table-cell>
          <table:table-cell office:value-type="float" office:value="0.296094">
            <text:p>0.296094</text:p>
          </table:table-cell>
          <table:table-cell office:value-type="float" office:value="0.128953">
            <text:p>0.1289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8833">
            <text:p>0.238833</text:p>
          </table:table-cell>
          <table:table-cell office:value-type="float" office:value="1.337175">
            <text:p>1.337175</text:p>
          </table:table-cell>
          <table:table-cell office:value-type="float" office:value="0.999562">
            <text:p>0.999562</text:p>
          </table:table-cell>
          <table:table-cell office:value-type="float" office:value="0.264572">
            <text:p>0.2645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8003">
            <text:p>0.258003</text:p>
          </table:table-cell>
          <table:table-cell office:value-type="float" office:value="1.707688">
            <text:p>1.707688</text:p>
          </table:table-cell>
          <table:table-cell office:value-type="float" office:value="0.377526">
            <text:p>0.377526</text:p>
          </table:table-cell>
          <table:table-cell office:value-type="float" office:value="0.113441">
            <text:p>0.1134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2585">
            <text:p>0.232585</text:p>
          </table:table-cell>
          <table:table-cell office:value-type="float" office:value="2.274626">
            <text:p>2.274626</text:p>
          </table:table-cell>
          <table:table-cell office:value-type="float" office:value="1.373642">
            <text:p>1.373642</text:p>
          </table:table-cell>
          <table:table-cell office:value-type="float" office:value="0.262041">
            <text:p>0.2620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65857">
            <text:p>0.465857</text:p>
          </table:table-cell>
          <table:table-cell office:value-type="float" office:value="0.150483">
            <text:p>0.150483</text:p>
          </table:table-cell>
          <table:table-cell office:value-type="float" office:value="0.349155">
            <text:p>0.349155</text:p>
          </table:table-cell>
          <table:table-cell office:value-type="float" office:value="0.265958">
            <text:p>0.2659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4005">
            <text:p>0.274005</text:p>
          </table:table-cell>
          <table:table-cell office:value-type="float" office:value="0.623854">
            <text:p>0.623854</text:p>
          </table:table-cell>
          <table:table-cell office:value-type="float" office:value="0.578713">
            <text:p>0.578713</text:p>
          </table:table-cell>
          <table:table-cell office:value-type="float" office:value="0.217867">
            <text:p>0.2178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4094">
            <text:p>0.234094</text:p>
          </table:table-cell>
          <table:table-cell office:value-type="float" office:value="0.238762">
            <text:p>0.238762</text:p>
          </table:table-cell>
          <table:table-cell office:value-type="float" office:value="0.684729">
            <text:p>0.684729</text:p>
          </table:table-cell>
          <table:table-cell office:value-type="float" office:value="0.571819">
            <text:p>0.5718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0456">
            <text:p>0.200456</text:p>
          </table:table-cell>
          <table:table-cell office:value-type="float" office:value="0.283407">
            <text:p>0.283407</text:p>
          </table:table-cell>
          <table:table-cell office:value-type="float" office:value="3.586913">
            <text:p>3.586913</text:p>
          </table:table-cell>
          <table:table-cell office:value-type="float" office:value="1.469666">
            <text:p>1.4696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424">
            <text:p>0.217424</text:p>
          </table:table-cell>
          <table:table-cell office:value-type="float" office:value="0.305208">
            <text:p>0.305208</text:p>
          </table:table-cell>
          <table:table-cell office:value-type="float" office:value="1.261387">
            <text:p>1.261387</text:p>
          </table:table-cell>
          <table:table-cell office:value-type="float" office:value="1.080043">
            <text:p>1.0800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3468">
            <text:p>0.183468</text:p>
          </table:table-cell>
          <table:table-cell office:value-type="float" office:value="0.116474">
            <text:p>0.116474</text:p>
          </table:table-cell>
          <table:table-cell office:value-type="float" office:value="0.810379">
            <text:p>0.810379</text:p>
          </table:table-cell>
          <table:table-cell office:value-type="float" office:value="3.766378">
            <text:p>3.76637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371">
            <text:p>0.186371</text:p>
          </table:table-cell>
          <table:table-cell office:value-type="float" office:value="0.263264">
            <text:p>0.263264</text:p>
          </table:table-cell>
          <table:table-cell office:value-type="float" office:value="1.660449">
            <text:p>1.660449</text:p>
          </table:table-cell>
          <table:table-cell office:value-type="float" office:value="0.349386">
            <text:p>0.3493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3989">
            <text:p>0.243989</text:p>
          </table:table-cell>
          <table:table-cell office:value-type="float" office:value="0.150773">
            <text:p>0.150773</text:p>
          </table:table-cell>
          <table:table-cell office:value-type="float" office:value="5.72967">
            <text:p>5.72967</text:p>
          </table:table-cell>
          <table:table-cell office:value-type="float" office:value="0.257764">
            <text:p>0.2577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1277">
            <text:p>0.261277</text:p>
          </table:table-cell>
          <table:table-cell office:value-type="float" office:value="0.194071">
            <text:p>0.194071</text:p>
          </table:table-cell>
          <table:table-cell office:value-type="float" office:value="6.127842">
            <text:p>6.127842</text:p>
          </table:table-cell>
          <table:table-cell office:value-type="float" office:value="0.119948">
            <text:p>0.1199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8818">
            <text:p>0.278818</text:p>
          </table:table-cell>
          <table:table-cell office:value-type="float" office:value="0.224554">
            <text:p>0.224554</text:p>
          </table:table-cell>
          <table:table-cell office:value-type="float" office:value="0.221878">
            <text:p>0.221878</text:p>
          </table:table-cell>
          <table:table-cell office:value-type="float" office:value="0.066419">
            <text:p>0.0664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9873">
            <text:p>0.179873</text:p>
          </table:table-cell>
          <table:table-cell office:value-type="float" office:value="0.219198">
            <text:p>0.219198</text:p>
          </table:table-cell>
          <table:table-cell office:value-type="float" office:value="0.175868">
            <text:p>0.175868</text:p>
          </table:table-cell>
          <table:table-cell office:value-type="float" office:value="0.025151">
            <text:p>0.0251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55353">
            <text:p>0.355353</text:p>
          </table:table-cell>
          <table:table-cell office:value-type="float" office:value="0.147769">
            <text:p>0.147769</text:p>
          </table:table-cell>
          <table:table-cell office:value-type="float" office:value="0.179425">
            <text:p>0.179425</text:p>
          </table:table-cell>
          <table:table-cell office:value-type="float" office:value="0.029871">
            <text:p>0.0298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702">
            <text:p>0.186702</text:p>
          </table:table-cell>
          <table:table-cell office:value-type="float" office:value="0.167318">
            <text:p>0.167318</text:p>
          </table:table-cell>
          <table:table-cell office:value-type="float" office:value="0.189382">
            <text:p>0.189382</text:p>
          </table:table-cell>
          <table:table-cell office:value-type="float" office:value="0.032386">
            <text:p>0.0323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9916">
            <text:p>0.249916</text:p>
          </table:table-cell>
          <table:table-cell office:value-type="float" office:value="0.235391">
            <text:p>0.235391</text:p>
          </table:table-cell>
          <table:table-cell office:value-type="float" office:value="0.20983">
            <text:p>0.20983</text:p>
          </table:table-cell>
          <table:table-cell office:value-type="float" office:value="0.075786">
            <text:p>0.0757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8252">
            <text:p>0.238252</text:p>
          </table:table-cell>
          <table:table-cell office:value-type="float" office:value="0.381563">
            <text:p>0.381563</text:p>
          </table:table-cell>
          <table:table-cell office:value-type="float" office:value="0.305993">
            <text:p>0.305993</text:p>
          </table:table-cell>
          <table:table-cell office:value-type="float" office:value="0.079695">
            <text:p>0.0796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4022">
            <text:p>0.184022</text:p>
          </table:table-cell>
          <table:table-cell office:value-type="float" office:value="0.116642">
            <text:p>0.116642</text:p>
          </table:table-cell>
          <table:table-cell office:value-type="float" office:value="0.399999">
            <text:p>0.399999</text:p>
          </table:table-cell>
          <table:table-cell office:value-type="float" office:value="0.038445">
            <text:p>0.0384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1759">
            <text:p>0.241759</text:p>
          </table:table-cell>
          <table:table-cell office:value-type="float" office:value="0.237093">
            <text:p>0.237093</text:p>
          </table:table-cell>
          <table:table-cell office:value-type="float" office:value="0.310947">
            <text:p>0.310947</text:p>
          </table:table-cell>
          <table:table-cell office:value-type="float" office:value="0.043839">
            <text:p>0.04383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4752">
            <text:p>0.304752</text:p>
          </table:table-cell>
          <table:table-cell office:value-type="float" office:value="0.247551">
            <text:p>0.247551</text:p>
          </table:table-cell>
          <table:table-cell office:value-type="float" office:value="0.140443">
            <text:p>0.140443</text:p>
          </table:table-cell>
          <table:table-cell office:value-type="float" office:value="0.088313">
            <text:p>0.0883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1509">
            <text:p>0.191509</text:p>
          </table:table-cell>
          <table:table-cell office:value-type="float" office:value="0.443367">
            <text:p>0.443367</text:p>
          </table:table-cell>
          <table:table-cell office:value-type="float" office:value="0.218114">
            <text:p>0.218114</text:p>
          </table:table-cell>
          <table:table-cell office:value-type="float" office:value="0.061">
            <text:p>0.0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5534">
            <text:p>0.245534</text:p>
          </table:table-cell>
          <table:table-cell office:value-type="float" office:value="0.34818">
            <text:p>0.34818</text:p>
          </table:table-cell>
          <table:table-cell office:value-type="float" office:value="0.110618">
            <text:p>0.110618</text:p>
          </table:table-cell>
          <table:table-cell office:value-type="float" office:value="0.128473">
            <text:p>0.1284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6267">
            <text:p>0.266267</text:p>
          </table:table-cell>
          <table:table-cell office:value-type="float" office:value="0.263206">
            <text:p>0.263206</text:p>
          </table:table-cell>
          <table:table-cell office:value-type="float" office:value="0.131765">
            <text:p>0.131765</text:p>
          </table:table-cell>
          <table:table-cell office:value-type="float" office:value="0.055618">
            <text:p>0.0556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786">
            <text:p>0.30786</text:p>
          </table:table-cell>
          <table:table-cell office:value-type="float" office:value="0.297279">
            <text:p>0.297279</text:p>
          </table:table-cell>
          <table:table-cell office:value-type="float" office:value="0.176332">
            <text:p>0.176332</text:p>
          </table:table-cell>
          <table:table-cell office:value-type="float" office:value="0.058584">
            <text:p>0.0585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7785">
            <text:p>0.247785</text:p>
          </table:table-cell>
          <table:table-cell office:value-type="float" office:value="0.448425">
            <text:p>0.448425</text:p>
          </table:table-cell>
          <table:table-cell office:value-type="float" office:value="0.212361">
            <text:p>0.212361</text:p>
          </table:table-cell>
          <table:table-cell office:value-type="float" office:value="0.04073">
            <text:p>0.040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3321">
            <text:p>0.293321</text:p>
          </table:table-cell>
          <table:table-cell office:value-type="float" office:value="0.272908">
            <text:p>0.272908</text:p>
          </table:table-cell>
          <table:table-cell office:value-type="float" office:value="0.218511">
            <text:p>0.218511</text:p>
          </table:table-cell>
          <table:table-cell office:value-type="float" office:value="0.122667">
            <text:p>0.1226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9823">
            <text:p>0.259823</text:p>
          </table:table-cell>
          <table:table-cell office:value-type="float" office:value="28.279797">
            <text:p>28.279797</text:p>
          </table:table-cell>
          <table:table-cell office:value-type="float" office:value="0.204055">
            <text:p>0.204055</text:p>
          </table:table-cell>
          <table:table-cell office:value-type="float" office:value="0.221005">
            <text:p>0.22100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946">
            <text:p>0.275946</text:p>
          </table:table-cell>
          <table:table-cell office:value-type="float" office:value="0.022483">
            <text:p>0.022483</text:p>
          </table:table-cell>
          <table:table-cell office:value-type="float" office:value="0.178239">
            <text:p>0.178239</text:p>
          </table:table-cell>
          <table:table-cell office:value-type="float" office:value="0.826006">
            <text:p>0.82600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7169">
            <text:p>0.197169</text:p>
          </table:table-cell>
          <table:table-cell office:value-type="float" office:value="0.013301">
            <text:p>0.013301</text:p>
          </table:table-cell>
          <table:table-cell office:value-type="float" office:value="0.200169">
            <text:p>0.200169</text:p>
          </table:table-cell>
          <table:table-cell office:value-type="float" office:value="3.230026">
            <text:p>3.2300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481">
            <text:p>0.230481</text:p>
          </table:table-cell>
          <table:table-cell office:value-type="float" office:value="0.000224">
            <text:p>0.000224</text:p>
          </table:table-cell>
          <table:table-cell office:value-type="float" office:value="0.131466">
            <text:p>0.131466</text:p>
          </table:table-cell>
          <table:table-cell office:value-type="float" office:value="0.354618">
            <text:p>0.3546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7361">
            <text:p>0.277361</text:p>
          </table:table-cell>
          <table:table-cell office:value-type="float" office:value="0.274688">
            <text:p>0.274688</text:p>
          </table:table-cell>
          <table:table-cell office:value-type="float" office:value="0.149237">
            <text:p>0.149237</text:p>
          </table:table-cell>
          <table:table-cell office:value-type="float" office:value="0.130013">
            <text:p>0.1300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4781">
            <text:p>0.124781</text:p>
          </table:table-cell>
          <table:table-cell office:value-type="float" office:value="0.226518">
            <text:p>0.226518</text:p>
          </table:table-cell>
          <table:table-cell office:value-type="float" office:value="0.167212">
            <text:p>0.167212</text:p>
          </table:table-cell>
          <table:table-cell office:value-type="float" office:value="0.070597">
            <text:p>0.0705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679">
            <text:p>0.283679</text:p>
          </table:table-cell>
          <table:table-cell office:value-type="float" office:value="0.359865">
            <text:p>0.359865</text:p>
          </table:table-cell>
          <table:table-cell office:value-type="float" office:value="0.186183">
            <text:p>0.186183</text:p>
          </table:table-cell>
          <table:table-cell office:value-type="float" office:value="0.114739">
            <text:p>0.11473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5095">
            <text:p>0.165095</text:p>
          </table:table-cell>
          <table:table-cell office:value-type="float" office:value="1.793373">
            <text:p>1.793373</text:p>
          </table:table-cell>
          <table:table-cell office:value-type="float" office:value="0.191105">
            <text:p>0.191105</text:p>
          </table:table-cell>
          <table:table-cell office:value-type="float" office:value="0.074441">
            <text:p>0.0744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4532">
            <text:p>0.254532</text:p>
          </table:table-cell>
          <table:table-cell office:value-type="float" office:value="2.885174">
            <text:p>2.885174</text:p>
          </table:table-cell>
          <table:table-cell office:value-type="float" office:value="0.158084">
            <text:p>0.158084</text:p>
          </table:table-cell>
          <table:table-cell office:value-type="float" office:value="0.055157">
            <text:p>0.0551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67119">
            <text:p>0.067119</text:p>
          </table:table-cell>
          <table:table-cell office:value-type="float" office:value="0.432528">
            <text:p>0.432528</text:p>
          </table:table-cell>
          <table:table-cell office:value-type="float" office:value="0.116215">
            <text:p>0.116215</text:p>
          </table:table-cell>
          <table:table-cell office:value-type="float" office:value="0.06029">
            <text:p>0.060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7079">
            <text:p>0.297079</text:p>
          </table:table-cell>
          <table:table-cell office:value-type="float" office:value="2.631434">
            <text:p>2.631434</text:p>
          </table:table-cell>
          <table:table-cell office:value-type="float" office:value="0.172013">
            <text:p>0.172013</text:p>
          </table:table-cell>
          <table:table-cell office:value-type="float" office:value="0.066379">
            <text:p>0.06637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9913">
            <text:p>0.209913</text:p>
          </table:table-cell>
          <table:table-cell office:value-type="float" office:value="2.424792">
            <text:p>2.424792</text:p>
          </table:table-cell>
          <table:table-cell office:value-type="float" office:value="0.055752">
            <text:p>0.055752</text:p>
          </table:table-cell>
          <table:table-cell office:value-type="float" office:value="0.074372">
            <text:p>0.0743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4019">
            <text:p>0.174019</text:p>
          </table:table-cell>
          <table:table-cell office:value-type="float" office:value="3.679859">
            <text:p>3.679859</text:p>
          </table:table-cell>
          <table:table-cell office:value-type="float" office:value="1.154005">
            <text:p>1.154005</text:p>
          </table:table-cell>
          <table:table-cell office:value-type="float" office:value="0.047151">
            <text:p>0.0471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7612">
            <text:p>0.297612</text:p>
          </table:table-cell>
          <table:table-cell office:value-type="float" office:value="2.64603">
            <text:p>2.64603</text:p>
          </table:table-cell>
          <table:table-cell office:value-type="float" office:value="1.083693">
            <text:p>1.083693</text:p>
          </table:table-cell>
          <table:table-cell office:value-type="float" office:value="0.057684">
            <text:p>0.0576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229">
            <text:p>0.309229</text:p>
          </table:table-cell>
          <table:table-cell office:value-type="float" office:value="1.211919">
            <text:p>1.211919</text:p>
          </table:table-cell>
          <table:table-cell office:value-type="float" office:value="7.753109">
            <text:p>7.753109</text:p>
          </table:table-cell>
          <table:table-cell office:value-type="float" office:value="0.065449">
            <text:p>0.0654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215">
            <text:p>0.217215</text:p>
          </table:table-cell>
          <table:table-cell office:value-type="float" office:value="2.572488">
            <text:p>2.572488</text:p>
          </table:table-cell>
          <table:table-cell office:value-type="float" office:value="1.004946">
            <text:p>1.004946</text:p>
          </table:table-cell>
          <table:table-cell office:value-type="float" office:value="0.078198">
            <text:p>0.0781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909">
            <text:p>0.24909</text:p>
          </table:table-cell>
          <table:table-cell office:value-type="float" office:value="1.149761">
            <text:p>1.149761</text:p>
          </table:table-cell>
          <table:table-cell office:value-type="float" office:value="1.418479">
            <text:p>1.418479</text:p>
          </table:table-cell>
          <table:table-cell office:value-type="float" office:value="0.048522">
            <text:p>0.04852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4272">
            <text:p>0.094272</text:p>
          </table:table-cell>
          <table:table-cell office:value-type="float" office:value="0.61037">
            <text:p>0.61037</text:p>
          </table:table-cell>
          <table:table-cell office:value-type="float" office:value="1.427133">
            <text:p>1.427133</text:p>
          </table:table-cell>
          <table:table-cell office:value-type="float" office:value="0.05684">
            <text:p>0.056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7589">
            <text:p>0.217589</text:p>
          </table:table-cell>
          <table:table-cell office:value-type="float" office:value="0.043828">
            <text:p>0.043828</text:p>
          </table:table-cell>
          <table:table-cell office:value-type="float" office:value="1.988901">
            <text:p>1.988901</text:p>
          </table:table-cell>
          <table:table-cell office:value-type="float" office:value="0.066791">
            <text:p>0.0667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6031">
            <text:p>0.236031</text:p>
          </table:table-cell>
          <table:table-cell office:value-type="float" office:value="5.8439">
            <text:p>5.8439</text:p>
          </table:table-cell>
          <table:table-cell office:value-type="float" office:value="1.443082">
            <text:p>1.443082</text:p>
          </table:table-cell>
          <table:table-cell office:value-type="float" office:value="0.19259">
            <text:p>0.192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4715">
            <text:p>0.274715</text:p>
          </table:table-cell>
          <table:table-cell office:value-type="float" office:value="0.220969">
            <text:p>0.220969</text:p>
          </table:table-cell>
          <table:table-cell office:value-type="float" office:value="1.327555">
            <text:p>1.327555</text:p>
          </table:table-cell>
          <table:table-cell office:value-type="float" office:value="0.397375">
            <text:p>0.3973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3881">
            <text:p>0.083881</text:p>
          </table:table-cell>
          <table:table-cell office:value-type="float" office:value="0.232678">
            <text:p>0.232678</text:p>
          </table:table-cell>
          <table:table-cell office:value-type="float" office:value="1.243372">
            <text:p>1.243372</text:p>
          </table:table-cell>
          <table:table-cell office:value-type="float" office:value="0.14687">
            <text:p>0.1468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23535">
            <text:p>0.423535</text:p>
          </table:table-cell>
          <table:table-cell office:value-type="float" office:value="0.219814">
            <text:p>0.219814</text:p>
          </table:table-cell>
          <table:table-cell office:value-type="float" office:value="0.984445">
            <text:p>0.984445</text:p>
          </table:table-cell>
          <table:table-cell office:value-type="float" office:value="0.253467">
            <text:p>0.2534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846">
            <text:p>0.240846</text:p>
          </table:table-cell>
          <table:table-cell office:value-type="float" office:value="0.239426">
            <text:p>0.239426</text:p>
          </table:table-cell>
          <table:table-cell office:value-type="float" office:value="0.967921">
            <text:p>0.967921</text:p>
          </table:table-cell>
          <table:table-cell office:value-type="float" office:value="3.247285">
            <text:p>3.2472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4047">
            <text:p>0.134047</text:p>
          </table:table-cell>
          <table:table-cell office:value-type="float" office:value="0.087342">
            <text:p>0.087342</text:p>
          </table:table-cell>
          <table:table-cell office:value-type="float" office:value="0.811847">
            <text:p>0.811847</text:p>
          </table:table-cell>
          <table:table-cell office:value-type="float" office:value="0.568473">
            <text:p>0.5684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7985">
            <text:p>0.277985</text:p>
          </table:table-cell>
          <table:table-cell office:value-type="float" office:value="0.247517">
            <text:p>0.247517</text:p>
          </table:table-cell>
          <table:table-cell office:value-type="float" office:value="9.07724">
            <text:p>9.07724</text:p>
          </table:table-cell>
          <table:table-cell office:value-type="float" office:value="0.340186">
            <text:p>0.3401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1847">
            <text:p>0.291847</text:p>
          </table:table-cell>
          <table:table-cell office:value-type="float" office:value="0.351671">
            <text:p>0.351671</text:p>
          </table:table-cell>
          <table:table-cell office:value-type="float" office:value="0.145878">
            <text:p>0.145878</text:p>
          </table:table-cell>
          <table:table-cell office:value-type="float" office:value="0.151816">
            <text:p>0.1518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8916">
            <text:p>0.188916</text:p>
          </table:table-cell>
          <table:table-cell office:value-type="float" office:value="0.295655">
            <text:p>0.295655</text:p>
          </table:table-cell>
          <table:table-cell office:value-type="float" office:value="0.186099">
            <text:p>0.186099</text:p>
          </table:table-cell>
          <table:table-cell office:value-type="float" office:value="0.07727">
            <text:p>0.0772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0549">
            <text:p>0.330549</text:p>
          </table:table-cell>
          <table:table-cell office:value-type="float" office:value="0.264393">
            <text:p>0.264393</text:p>
          </table:table-cell>
          <table:table-cell office:value-type="float" office:value="0.192893">
            <text:p>0.192893</text:p>
          </table:table-cell>
          <table:table-cell office:value-type="float" office:value="0.024642">
            <text:p>0.0246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8409">
            <text:p>0.128409</text:p>
          </table:table-cell>
          <table:table-cell office:value-type="float" office:value="0.38091">
            <text:p>0.38091</text:p>
          </table:table-cell>
          <table:table-cell office:value-type="float" office:value="0.216928">
            <text:p>0.216928</text:p>
          </table:table-cell>
          <table:table-cell office:value-type="float" office:value="0.13037">
            <text:p>0.1303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1625">
            <text:p>0.211625</text:p>
          </table:table-cell>
          <table:table-cell office:value-type="float" office:value="0.186135">
            <text:p>0.186135</text:p>
          </table:table-cell>
          <table:table-cell office:value-type="float" office:value="0.232478">
            <text:p>0.232478</text:p>
          </table:table-cell>
          <table:table-cell office:value-type="float" office:value="0.066276">
            <text:p>0.0662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5672">
            <text:p>0.205672</text:p>
          </table:table-cell>
          <table:table-cell office:value-type="float" office:value="0.291677">
            <text:p>0.291677</text:p>
          </table:table-cell>
          <table:table-cell office:value-type="float" office:value="0.212526">
            <text:p>0.212526</text:p>
          </table:table-cell>
          <table:table-cell office:value-type="float" office:value="0.098304">
            <text:p>0.0983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03">
            <text:p>0.28303</text:p>
          </table:table-cell>
          <table:table-cell office:value-type="float" office:value="0.228978">
            <text:p>0.228978</text:p>
          </table:table-cell>
          <table:table-cell office:value-type="float" office:value="0.202717">
            <text:p>0.202717</text:p>
          </table:table-cell>
          <table:table-cell office:value-type="float" office:value="0.121794">
            <text:p>0.1217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4596">
            <text:p>0.114596</text:p>
          </table:table-cell>
          <table:table-cell office:value-type="float" office:value="0.112245">
            <text:p>0.112245</text:p>
          </table:table-cell>
          <table:table-cell office:value-type="float" office:value="0.122115">
            <text:p>0.122115</text:p>
          </table:table-cell>
          <table:table-cell office:value-type="float" office:value="0.120511">
            <text:p>0.12051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873">
            <text:p>0.309873</text:p>
          </table:table-cell>
          <table:table-cell office:value-type="float" office:value="0.39535">
            <text:p>0.39535</text:p>
          </table:table-cell>
          <table:table-cell office:value-type="float" office:value="0.111268">
            <text:p>0.111268</text:p>
          </table:table-cell>
          <table:table-cell office:value-type="float" office:value="0.1623">
            <text:p>0.16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9953">
            <text:p>0.129953</text:p>
          </table:table-cell>
          <table:table-cell office:value-type="float" office:value="0.483373">
            <text:p>0.483373</text:p>
          </table:table-cell>
          <table:table-cell office:value-type="float" office:value="0.161673">
            <text:p>0.161673</text:p>
          </table:table-cell>
          <table:table-cell office:value-type="float" office:value="0.106582">
            <text:p>0.1065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2265">
            <text:p>0.252265</text:p>
          </table:table-cell>
          <table:table-cell office:value-type="float" office:value="0.171656">
            <text:p>0.171656</text:p>
          </table:table-cell>
          <table:table-cell office:value-type="float" office:value="0.085162">
            <text:p>0.085162</text:p>
          </table:table-cell>
          <table:table-cell office:value-type="float" office:value="0.127575">
            <text:p>0.1275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2214">
            <text:p>0.232214</text:p>
          </table:table-cell>
          <table:table-cell office:value-type="float" office:value="0.194419">
            <text:p>0.194419</text:p>
          </table:table-cell>
          <table:table-cell office:value-type="float" office:value="0.231796">
            <text:p>0.231796</text:p>
          </table:table-cell>
          <table:table-cell office:value-type="float" office:value="0.139799">
            <text:p>0.13979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6255">
            <text:p>0.156255</text:p>
          </table:table-cell>
          <table:table-cell office:value-type="float" office:value="0.247586">
            <text:p>0.247586</text:p>
          </table:table-cell>
          <table:table-cell office:value-type="float" office:value="0.117094">
            <text:p>0.117094</text:p>
          </table:table-cell>
          <table:table-cell office:value-type="float" office:value="0.385413">
            <text:p>0.38541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9841">
            <text:p>0.259841</text:p>
          </table:table-cell>
          <table:table-cell office:value-type="float" office:value="0.329906">
            <text:p>0.329906</text:p>
          </table:table-cell>
          <table:table-cell office:value-type="float" office:value="0.144697">
            <text:p>0.144697</text:p>
          </table:table-cell>
          <table:table-cell office:value-type="float" office:value="0.269691">
            <text:p>0.2696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2425">
            <text:p>0.212425</text:p>
          </table:table-cell>
          <table:table-cell office:value-type="float" office:value="0.411516">
            <text:p>0.411516</text:p>
          </table:table-cell>
          <table:table-cell office:value-type="float" office:value="0.176074">
            <text:p>0.176074</text:p>
          </table:table-cell>
          <table:table-cell office:value-type="float" office:value="1.158901">
            <text:p>1.1589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887141">
            <text:p>5.887141</text:p>
          </table:table-cell>
          <table:table-cell office:value-type="float" office:value="1.592129">
            <text:p>1.592129</text:p>
          </table:table-cell>
          <table:table-cell office:value-type="float" office:value="0.206689">
            <text:p>0.206689</text:p>
          </table:table-cell>
          <table:table-cell office:value-type="float" office:value="1.267517">
            <text:p>1.2675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0004">
            <text:p>0.400004</text:p>
          </table:table-cell>
          <table:table-cell office:value-type="float" office:value="2.520813">
            <text:p>2.520813</text:p>
          </table:table-cell>
          <table:table-cell office:value-type="float" office:value="0.220101">
            <text:p>0.220101</text:p>
          </table:table-cell>
          <table:table-cell office:value-type="float" office:value="0.474808">
            <text:p>0.4748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5791">
            <text:p>0.225791</text:p>
          </table:table-cell>
          <table:table-cell office:value-type="float" office:value="0.383644">
            <text:p>0.383644</text:p>
          </table:table-cell>
          <table:table-cell office:value-type="float" office:value="0.202146">
            <text:p>0.202146</text:p>
          </table:table-cell>
          <table:table-cell office:value-type="float" office:value="3.99001">
            <text:p>3.990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1304">
            <text:p>0.131304</text:p>
          </table:table-cell>
          <table:table-cell office:value-type="float" office:value="2.620302">
            <text:p>2.620302</text:p>
          </table:table-cell>
          <table:table-cell office:value-type="float" office:value="0.086905">
            <text:p>0.086905</text:p>
          </table:table-cell>
          <table:table-cell office:value-type="float" office:value="3.135135">
            <text:p>3.1351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5086">
            <text:p>0.285086</text:p>
          </table:table-cell>
          <table:table-cell office:value-type="float" office:value="2.321223">
            <text:p>2.321223</text:p>
          </table:table-cell>
          <table:table-cell office:value-type="float" office:value="0.130599">
            <text:p>0.130599</text:p>
          </table:table-cell>
          <table:table-cell office:value-type="float" office:value="0.657502">
            <text:p>0.6575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8183">
            <text:p>0.108183</text:p>
          </table:table-cell>
          <table:table-cell office:value-type="float" office:value="4.713203">
            <text:p>4.713203</text:p>
          </table:table-cell>
          <table:table-cell office:value-type="float" office:value="0.19406">
            <text:p>0.19406</text:p>
          </table:table-cell>
          <table:table-cell office:value-type="float" office:value="0.257369">
            <text:p>0.25736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6314">
            <text:p>0.106314</text:p>
          </table:table-cell>
          <table:table-cell office:value-type="float" office:value="2.320072">
            <text:p>2.320072</text:p>
          </table:table-cell>
          <table:table-cell office:value-type="float" office:value="0.200821">
            <text:p>0.200821</text:p>
          </table:table-cell>
          <table:table-cell office:value-type="float" office:value="0.151608">
            <text:p>0.1516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1847">
            <text:p>0.161847</text:p>
          </table:table-cell>
          <table:table-cell office:value-type="float" office:value="2.662411">
            <text:p>2.662411</text:p>
          </table:table-cell>
          <table:table-cell office:value-type="float" office:value="0.196873">
            <text:p>0.196873</text:p>
          </table:table-cell>
          <table:table-cell office:value-type="float" office:value="0.09661">
            <text:p>0.0966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7665">
            <text:p>0.117665</text:p>
          </table:table-cell>
          <table:table-cell office:value-type="float" office:value="2.447323">
            <text:p>2.447323</text:p>
          </table:table-cell>
          <table:table-cell office:value-type="float" office:value="0.172359">
            <text:p>0.172359</text:p>
          </table:table-cell>
          <table:table-cell office:value-type="float" office:value="0.122282">
            <text:p>0.1222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082">
            <text:p>0.21082</text:p>
          </table:table-cell>
          <table:table-cell office:value-type="float" office:value="0.540436">
            <text:p>0.540436</text:p>
          </table:table-cell>
          <table:table-cell office:value-type="float" office:value="0.247223">
            <text:p>0.247223</text:p>
          </table:table-cell>
          <table:table-cell office:value-type="float" office:value="0.152933">
            <text:p>0.1529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1399">
            <text:p>0.331399</text:p>
          </table:table-cell>
          <table:table-cell office:value-type="float" office:value="0.013998">
            <text:p>0.013998</text:p>
          </table:table-cell>
          <table:table-cell office:value-type="float" office:value="0.177986">
            <text:p>0.177986</text:p>
          </table:table-cell>
          <table:table-cell office:value-type="float" office:value="0.180647">
            <text:p>0.1806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59253">
            <text:p>0.059253</text:p>
          </table:table-cell>
          <table:table-cell office:value-type="float" office:value="5.867379">
            <text:p>5.867379</text:p>
          </table:table-cell>
          <table:table-cell office:value-type="float" office:value="0.35259">
            <text:p>0.35259</text:p>
          </table:table-cell>
          <table:table-cell office:value-type="float" office:value="0.19966">
            <text:p>0.199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6665">
            <text:p>0.406665</text:p>
          </table:table-cell>
          <table:table-cell office:value-type="float" office:value="0.208593">
            <text:p>0.208593</text:p>
          </table:table-cell>
          <table:table-cell office:value-type="float" office:value="1.078628">
            <text:p>1.078628</text:p>
          </table:table-cell>
          <table:table-cell office:value-type="float" office:value="0.056736">
            <text:p>0.0567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3081">
            <text:p>0.233081</text:p>
          </table:table-cell>
          <table:table-cell office:value-type="float" office:value="0.271452">
            <text:p>0.271452</text:p>
          </table:table-cell>
          <table:table-cell office:value-type="float" office:value="1.696751">
            <text:p>1.696751</text:p>
          </table:table-cell>
          <table:table-cell office:value-type="float" office:value="0.128018">
            <text:p>0.1280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3029">
            <text:p>0.093029</text:p>
          </table:table-cell>
          <table:table-cell office:value-type="float" office:value="0.382481">
            <text:p>0.382481</text:p>
          </table:table-cell>
          <table:table-cell office:value-type="float" office:value="1.149225">
            <text:p>1.149225</text:p>
          </table:table-cell>
          <table:table-cell office:value-type="float" office:value="0.155154">
            <text:p>0.1551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0901">
            <text:p>0.140901</text:p>
          </table:table-cell>
          <table:table-cell office:value-type="float" office:value="0.482009">
            <text:p>0.482009</text:p>
          </table:table-cell>
          <table:table-cell office:value-type="float" office:value="1.775109">
            <text:p>1.775109</text:p>
          </table:table-cell>
          <table:table-cell office:value-type="float" office:value="0.183501">
            <text:p>0.1835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427">
            <text:p>0.275427</text:p>
          </table:table-cell>
          <table:table-cell office:value-type="float" office:value="0.374509">
            <text:p>0.374509</text:p>
          </table:table-cell>
          <table:table-cell office:value-type="float" office:value="1.108226">
            <text:p>1.108226</text:p>
          </table:table-cell>
          <table:table-cell office:value-type="float" office:value="0.604501">
            <text:p>0.6045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4891">
            <text:p>0.404891</text:p>
          </table:table-cell>
          <table:table-cell office:value-type="float" office:value="0.219207">
            <text:p>0.219207</text:p>
          </table:table-cell>
          <table:table-cell office:value-type="float" office:value="1.059934">
            <text:p>1.059934</text:p>
          </table:table-cell>
          <table:table-cell office:value-type="float" office:value="0.722472">
            <text:p>0.7224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2939">
            <text:p>0.332939</text:p>
          </table:table-cell>
          <table:table-cell office:value-type="float" office:value="0.236167">
            <text:p>0.236167</text:p>
          </table:table-cell>
          <table:table-cell office:value-type="float" office:value="1.157375">
            <text:p>1.157375</text:p>
          </table:table-cell>
          <table:table-cell office:value-type="float" office:value="0.554058">
            <text:p>0.5540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8038">
            <text:p>0.288038</text:p>
          </table:table-cell>
          <table:table-cell office:value-type="float" office:value="0.389295">
            <text:p>0.389295</text:p>
          </table:table-cell>
          <table:table-cell office:value-type="float" office:value="1.133693">
            <text:p>1.133693</text:p>
          </table:table-cell>
          <table:table-cell office:value-type="float" office:value="0.099236">
            <text:p>0.0992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4236">
            <text:p>0.214236</text:p>
          </table:table-cell>
          <table:table-cell office:value-type="float" office:value="0.180303">
            <text:p>0.180303</text:p>
          </table:table-cell>
          <table:table-cell office:value-type="float" office:value="1.089411">
            <text:p>1.089411</text:p>
          </table:table-cell>
          <table:table-cell office:value-type="float" office:value="0.141777">
            <text:p>0.1417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4179">
            <text:p>0.184179</text:p>
          </table:table-cell>
          <table:table-cell office:value-type="float" office:value="0.264934">
            <text:p>0.264934</text:p>
          </table:table-cell>
          <table:table-cell office:value-type="float" office:value="9.038042">
            <text:p>9.038042</text:p>
          </table:table-cell>
          <table:table-cell office:value-type="float" office:value="0.144597">
            <text:p>0.1445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0262">
            <text:p>0.150262</text:p>
          </table:table-cell>
          <table:table-cell office:value-type="float" office:value="0.324084">
            <text:p>0.324084</text:p>
          </table:table-cell>
          <table:table-cell office:value-type="float" office:value="0.627378">
            <text:p>0.627378</text:p>
          </table:table-cell>
          <table:table-cell office:value-type="float" office:value="0.161067">
            <text:p>0.1610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3164">
            <text:p>0.293164</text:p>
          </table:table-cell>
          <table:table-cell office:value-type="float" office:value="0.25802">
            <text:p>0.25802</text:p>
          </table:table-cell>
          <table:table-cell office:value-type="float" office:value="1.422613">
            <text:p>1.422613</text:p>
          </table:table-cell>
          <table:table-cell office:value-type="float" office:value="0.186762">
            <text:p>0.1867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2467">
            <text:p>0.212467</text:p>
          </table:table-cell>
          <table:table-cell office:value-type="float" office:value="0.440544">
            <text:p>0.440544</text:p>
          </table:table-cell>
          <table:table-cell office:value-type="float" office:value="1.580111">
            <text:p>1.580111</text:p>
          </table:table-cell>
          <table:table-cell office:value-type="float" office:value="1.373319">
            <text:p>1.3733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8927">
            <text:p>0.178927</text:p>
          </table:table-cell>
          <table:table-cell office:value-type="float" office:value="0.394125">
            <text:p>0.394125</text:p>
          </table:table-cell>
          <table:table-cell office:value-type="float" office:value="1.396127">
            <text:p>1.396127</text:p>
          </table:table-cell>
          <table:table-cell office:value-type="float" office:value="5.088575">
            <text:p>5.0885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8145">
            <text:p>0.218145</text:p>
          </table:table-cell>
          <table:table-cell office:value-type="float" office:value="0.257832">
            <text:p>0.257832</text:p>
          </table:table-cell>
          <table:table-cell office:value-type="float" office:value="0.651234">
            <text:p>0.651234</text:p>
          </table:table-cell>
          <table:table-cell office:value-type="float" office:value="0.799947">
            <text:p>0.79994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4408">
            <text:p>0.244408</text:p>
          </table:table-cell>
          <table:table-cell office:value-type="float" office:value="0.278135">
            <text:p>0.278135</text:p>
          </table:table-cell>
          <table:table-cell office:value-type="float" office:value="0.252541">
            <text:p>0.252541</text:p>
          </table:table-cell>
          <table:table-cell office:value-type="float" office:value="0.505803">
            <text:p>0.5058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1762">
            <text:p>0.081762</text:p>
          </table:table-cell>
          <table:table-cell office:value-type="float" office:value="0.25611">
            <text:p>0.25611</text:p>
          </table:table-cell>
          <table:table-cell office:value-type="float" office:value="0.186689">
            <text:p>0.186689</text:p>
          </table:table-cell>
          <table:table-cell office:value-type="float" office:value="0.580784">
            <text:p>0.5807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5336">
            <text:p>0.275336</text:p>
          </table:table-cell>
          <table:table-cell office:value-type="float" office:value="0.360819">
            <text:p>0.360819</text:p>
          </table:table-cell>
          <table:table-cell office:value-type="float" office:value="0.095014">
            <text:p>0.095014</text:p>
          </table:table-cell>
          <table:table-cell office:value-type="float" office:value="0.502944">
            <text:p>0.50294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567">
            <text:p>0.240567</text:p>
          </table:table-cell>
          <table:table-cell office:value-type="float" office:value="0.440644">
            <text:p>0.440644</text:p>
          </table:table-cell>
          <table:table-cell office:value-type="float" office:value="0.247425">
            <text:p>0.247425</text:p>
          </table:table-cell>
          <table:table-cell office:value-type="float" office:value="0.394904">
            <text:p>0.3949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360536">
            <text:p>1.360536</text:p>
          </table:table-cell>
          <table:table-cell office:value-type="float" office:value="0.610709">
            <text:p>0.610709</text:p>
          </table:table-cell>
          <table:table-cell office:value-type="float" office:value="0.130544">
            <text:p>0.130544</text:p>
          </table:table-cell>
          <table:table-cell office:value-type="float" office:value="0.09804">
            <text:p>0.0980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7448">
            <text:p>0.347448</text:p>
          </table:table-cell>
          <table:table-cell office:value-type="float" office:value="1.323781">
            <text:p>1.323781</text:p>
          </table:table-cell>
          <table:table-cell office:value-type="float" office:value="0.187407">
            <text:p>0.187407</text:p>
          </table:table-cell>
          <table:table-cell office:value-type="float" office:value="0.198824">
            <text:p>0.1988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.725492">
            <text:p>2.725492</text:p>
          </table:table-cell>
          <table:table-cell office:value-type="float" office:value="1.281335">
            <text:p>1.281335</text:p>
          </table:table-cell>
          <table:table-cell office:value-type="float" office:value="0.085487">
            <text:p>0.085487</text:p>
          </table:table-cell>
          <table:table-cell office:value-type="float" office:value="0.06436">
            <text:p>0.064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.525249">
            <text:p>2.525249</text:p>
          </table:table-cell>
          <table:table-cell office:value-type="float" office:value="0.325106">
            <text:p>0.325106</text:p>
          </table:table-cell>
          <table:table-cell office:value-type="float" office:value="0.226823">
            <text:p>0.226823</text:p>
          </table:table-cell>
          <table:table-cell office:value-type="float" office:value="0.158036">
            <text:p>0.1580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759164">
            <text:p>5.759164</text:p>
          </table:table-cell>
          <table:table-cell office:value-type="float" office:value="1.298603">
            <text:p>1.298603</text:p>
          </table:table-cell>
          <table:table-cell office:value-type="float" office:value="0.247815">
            <text:p>0.247815</text:p>
          </table:table-cell>
          <table:table-cell office:value-type="float" office:value="0.202088">
            <text:p>0.2020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623523">
            <text:p>0.623523</text:p>
          </table:table-cell>
          <table:table-cell office:value-type="float" office:value="1.038618">
            <text:p>1.038618</text:p>
          </table:table-cell>
          <table:table-cell office:value-type="float" office:value="0.172937">
            <text:p>0.172937</text:p>
          </table:table-cell>
          <table:table-cell office:value-type="float" office:value="1.04533">
            <text:p>1.045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158">
            <text:p>0.37158</text:p>
          </table:table-cell>
          <table:table-cell office:value-type="float" office:value="1.565495">
            <text:p>1.565495</text:p>
          </table:table-cell>
          <table:table-cell office:value-type="float" office:value="0.190077">
            <text:p>0.190077</text:p>
          </table:table-cell>
          <table:table-cell office:value-type="float" office:value="4.386518">
            <text:p>4.3865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57336">
            <text:p>0.057336</text:p>
          </table:table-cell>
          <table:table-cell office:value-type="float" office:value="1.017037">
            <text:p>1.017037</text:p>
          </table:table-cell>
          <table:table-cell office:value-type="float" office:value="0.334072">
            <text:p>0.334072</text:p>
          </table:table-cell>
          <table:table-cell office:value-type="float" office:value="0.264567">
            <text:p>0.2645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81945">
            <text:p>0.381945</text:p>
          </table:table-cell>
          <table:table-cell office:value-type="float" office:value="7.454206">
            <text:p>7.454206</text:p>
          </table:table-cell>
          <table:table-cell office:value-type="float" office:value="0.25488">
            <text:p>0.25488</text:p>
          </table:table-cell>
          <table:table-cell office:value-type="float" office:value="0.15118">
            <text:p>0.151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92592">
            <text:p>0.292592</text:p>
          </table:table-cell>
          <table:table-cell office:value-type="float" office:value="4.348869">
            <text:p>4.348869</text:p>
          </table:table-cell>
          <table:table-cell office:value-type="float" office:value="0.21456">
            <text:p>0.21456</text:p>
          </table:table-cell>
          <table:table-cell office:value-type="float" office:value="0.079249">
            <text:p>0.0792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585">
            <text:p>0.10585</text:p>
          </table:table-cell>
          <table:table-cell office:value-type="float" office:value="1.409784">
            <text:p>1.409784</text:p>
          </table:table-cell>
          <table:table-cell office:value-type="float" office:value="0.240533">
            <text:p>0.240533</text:p>
          </table:table-cell>
          <table:table-cell office:value-type="float" office:value="0.361172">
            <text:p>0.3611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68138">
            <text:p>0.468138</text:p>
          </table:table-cell>
          <table:table-cell office:value-type="float" office:value="0.63074">
            <text:p>0.63074</text:p>
          </table:table-cell>
          <table:table-cell office:value-type="float" office:value="0.245792">
            <text:p>0.245792</text:p>
          </table:table-cell>
          <table:table-cell office:value-type="float" office:value="0.117935">
            <text:p>0.1179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8658">
            <text:p>0.368658</text:p>
          </table:table-cell>
          <table:table-cell office:value-type="float" office:value="0.040695">
            <text:p>0.040695</text:p>
          </table:table-cell>
          <table:table-cell office:value-type="float" office:value="0.271305">
            <text:p>0.271305</text:p>
          </table:table-cell>
          <table:table-cell office:value-type="float" office:value="0.159443">
            <text:p>0.1594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25036">
            <text:p>0.525036</text:p>
          </table:table-cell>
          <table:table-cell office:value-type="float" office:value="6.276097">
            <text:p>6.276097</text:p>
          </table:table-cell>
          <table:table-cell office:value-type="float" office:value="0.230492">
            <text:p>0.230492</text:p>
          </table:table-cell>
          <table:table-cell office:value-type="float" office:value="0.681524">
            <text:p>0.68152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04346">
            <text:p>0.104346</text:p>
          </table:table-cell>
          <table:table-cell office:value-type="float" office:value="0.190396">
            <text:p>0.190396</text:p>
          </table:table-cell>
          <table:table-cell office:value-type="float" office:value="0.190441">
            <text:p>0.190441</text:p>
          </table:table-cell>
          <table:table-cell office:value-type="float" office:value="0.870962">
            <text:p>0.8709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6192">
            <text:p>0.226192</text:p>
          </table:table-cell>
          <table:table-cell office:value-type="float" office:value="0.649736">
            <text:p>0.649736</text:p>
          </table:table-cell>
          <table:table-cell office:value-type="float" office:value="0.223925">
            <text:p>0.223925</text:p>
          </table:table-cell>
          <table:table-cell office:value-type="float" office:value="0.534556">
            <text:p>0.5345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7956">
            <text:p>0.157956</text:p>
          </table:table-cell>
          <table:table-cell office:value-type="float" office:value="0.308357">
            <text:p>0.308357</text:p>
          </table:table-cell>
          <table:table-cell office:value-type="float" office:value="0.167246">
            <text:p>0.167246</text:p>
          </table:table-cell>
          <table:table-cell office:value-type="float" office:value="0.445253">
            <text:p>0.4452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9616">
            <text:p>0.279616</text:p>
          </table:table-cell>
          <table:table-cell office:value-type="float" office:value="0.484944">
            <text:p>0.484944</text:p>
          </table:table-cell>
          <table:table-cell office:value-type="float" office:value="0.272124">
            <text:p>0.272124</text:p>
          </table:table-cell>
          <table:table-cell office:value-type="float" office:value="1.577648">
            <text:p>1.5776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5208">
            <text:p>0.195208</text:p>
          </table:table-cell>
          <table:table-cell office:value-type="float" office:value="0.304781">
            <text:p>0.304781</text:p>
          </table:table-cell>
          <table:table-cell office:value-type="float" office:value="0.33668">
            <text:p>0.33668</text:p>
          </table:table-cell>
          <table:table-cell office:value-type="float" office:value="6.112697">
            <text:p>6.11269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52409">
            <text:p>0.452409</text:p>
          </table:table-cell>
          <table:table-cell office:value-type="float" office:value="0.267228">
            <text:p>0.267228</text:p>
          </table:table-cell>
          <table:table-cell office:value-type="float" office:value="0.291062">
            <text:p>0.291062</text:p>
          </table:table-cell>
          <table:table-cell office:value-type="float" office:value="0.282121">
            <text:p>0.28212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0965">
            <text:p>0.150965</text:p>
          </table:table-cell>
          <table:table-cell office:value-type="float" office:value="0.27557">
            <text:p>0.27557</text:p>
          </table:table-cell>
          <table:table-cell office:value-type="float" office:value="0.225366">
            <text:p>0.225366</text:p>
          </table:table-cell>
          <table:table-cell office:value-type="float" office:value="0.291731">
            <text:p>0.2917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0839">
            <text:p>0.300839</text:p>
          </table:table-cell>
          <table:table-cell office:value-type="float" office:value="0.253973">
            <text:p>0.253973</text:p>
          </table:table-cell>
          <table:table-cell office:value-type="float" office:value="0.223376">
            <text:p>0.223376</text:p>
          </table:table-cell>
          <table:table-cell office:value-type="float" office:value="0.156294">
            <text:p>0.15629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23716">
            <text:p>0.223716</text:p>
          </table:table-cell>
          <table:table-cell office:value-type="float" office:value="0.305837">
            <text:p>0.305837</text:p>
          </table:table-cell>
          <table:table-cell office:value-type="float" office:value="0.775636">
            <text:p>0.775636</text:p>
          </table:table-cell>
          <table:table-cell office:value-type="float" office:value="0.095775">
            <text:p>0.0957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7986">
            <text:p>0.377986</text:p>
          </table:table-cell>
          <table:table-cell office:value-type="float" office:value="0.423804">
            <text:p>0.423804</text:p>
          </table:table-cell>
          <table:table-cell office:value-type="float" office:value="1.533416">
            <text:p>1.533416</text:p>
          </table:table-cell>
          <table:table-cell office:value-type="float" office:value="0.129882">
            <text:p>0.1298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994">
            <text:p>0.26994</text:p>
          </table:table-cell>
          <table:table-cell office:value-type="float" office:value="0.712904">
            <text:p>0.712904</text:p>
          </table:table-cell>
          <table:table-cell office:value-type="float" office:value="0.824725">
            <text:p>0.824725</text:p>
          </table:table-cell>
          <table:table-cell office:value-type="float" office:value="0.149095">
            <text:p>0.1490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5344">
            <text:p>0.235344</text:p>
          </table:table-cell>
          <table:table-cell office:value-type="float" office:value="0.268964">
            <text:p>0.268964</text:p>
          </table:table-cell>
          <table:table-cell office:value-type="float" office:value="7.496786">
            <text:p>7.496786</text:p>
          </table:table-cell>
          <table:table-cell office:value-type="float" office:value="0.148032">
            <text:p>0.14803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6113">
            <text:p>0.406113</text:p>
          </table:table-cell>
          <table:table-cell office:value-type="float" office:value="0.299868">
            <text:p>0.299868</text:p>
          </table:table-cell>
          <table:table-cell office:value-type="float" office:value="0.544318">
            <text:p>0.544318</text:p>
          </table:table-cell>
          <table:table-cell office:value-type="float" office:value="0.139359">
            <text:p>0.1393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8806">
            <text:p>0.38806</text:p>
          </table:table-cell>
          <table:table-cell office:value-type="float" office:value="0.327639">
            <text:p>0.327639</text:p>
          </table:table-cell>
          <table:table-cell office:value-type="float" office:value="0.770036">
            <text:p>0.770036</text:p>
          </table:table-cell>
          <table:table-cell office:value-type="float" office:value="0.40541">
            <text:p>0.405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4856">
            <text:p>0.284856</text:p>
          </table:table-cell>
          <table:table-cell office:value-type="float" office:value="0.42857">
            <text:p>0.42857</text:p>
          </table:table-cell>
          <table:table-cell office:value-type="float" office:value="0.947298">
            <text:p>0.947298</text:p>
          </table:table-cell>
          <table:table-cell office:value-type="float" office:value="2.613988">
            <text:p>2.6139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1103">
            <text:p>0.131103</text:p>
          </table:table-cell>
          <table:table-cell office:value-type="float" office:value="0.431498">
            <text:p>0.431498</text:p>
          </table:table-cell>
          <table:table-cell office:value-type="float" office:value="1.425864">
            <text:p>1.425864</text:p>
          </table:table-cell>
          <table:table-cell office:value-type="float" office:value="0.390268">
            <text:p>0.3902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4784">
            <text:p>0.214784</text:p>
          </table:table-cell>
          <table:table-cell office:value-type="float" office:value="0.351611">
            <text:p>0.351611</text:p>
          </table:table-cell>
          <table:table-cell office:value-type="float" office:value="1.393402">
            <text:p>1.393402</text:p>
          </table:table-cell>
          <table:table-cell office:value-type="float" office:value="3.645362">
            <text:p>3.64536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31495">
            <text:p>0.431495</text:p>
          </table:table-cell>
          <table:table-cell office:value-type="float" office:value="0.379625">
            <text:p>0.379625</text:p>
          </table:table-cell>
          <table:table-cell office:value-type="float" office:value="0.441544">
            <text:p>0.441544</text:p>
          </table:table-cell>
          <table:table-cell office:value-type="float" office:value="0.120229">
            <text:p>0.1202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191">
            <text:p>0.28191</text:p>
          </table:table-cell>
          <table:table-cell office:value-type="float" office:value="1.034472">
            <text:p>1.034472</text:p>
          </table:table-cell>
          <table:table-cell office:value-type="float" office:value="0.518149">
            <text:p>0.518149</text:p>
          </table:table-cell>
          <table:table-cell office:value-type="float" office:value="0.31444">
            <text:p>0.3144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5856">
            <text:p>0.205856</text:p>
          </table:table-cell>
          <table:table-cell office:value-type="float" office:value="1.231454">
            <text:p>1.231454</text:p>
          </table:table-cell>
          <table:table-cell office:value-type="float" office:value="0.953562">
            <text:p>0.953562</text:p>
          </table:table-cell>
          <table:table-cell office:value-type="float" office:value="0.123948">
            <text:p>0.1239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211">
            <text:p>0.151211</text:p>
          </table:table-cell>
          <table:table-cell office:value-type="float" office:value="0.187208">
            <text:p>0.187208</text:p>
          </table:table-cell>
          <table:table-cell office:value-type="float" office:value="1.087508">
            <text:p>1.087508</text:p>
          </table:table-cell>
          <table:table-cell office:value-type="float" office:value="0.995318">
            <text:p>0.99531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2174">
            <text:p>0.372174</text:p>
          </table:table-cell>
          <table:table-cell office:value-type="float" office:value="0.874592">
            <text:p>0.874592</text:p>
          </table:table-cell>
          <table:table-cell office:value-type="float" office:value="1.533073">
            <text:p>1.533073</text:p>
          </table:table-cell>
          <table:table-cell office:value-type="float" office:value="1.023174">
            <text:p>1.0231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0522">
            <text:p>0.230522</text:p>
          </table:table-cell>
          <table:table-cell office:value-type="float" office:value="0.495787">
            <text:p>0.495787</text:p>
          </table:table-cell>
          <table:table-cell office:value-type="float" office:value="0.917168">
            <text:p>0.917168</text:p>
          </table:table-cell>
          <table:table-cell office:value-type="float" office:value="3.909332">
            <text:p>3.90933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79092">
            <text:p>0.079092</text:p>
          </table:table-cell>
          <table:table-cell office:value-type="float" office:value="0.266596">
            <text:p>0.266596</text:p>
          </table:table-cell>
          <table:table-cell office:value-type="float" office:value="9.673422">
            <text:p>9.673422</text:p>
          </table:table-cell>
          <table:table-cell office:value-type="float" office:value="0.139926">
            <text:p>0.1399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2505">
            <text:p>0.182505</text:p>
          </table:table-cell>
          <table:table-cell office:value-type="float" office:value="0.22882">
            <text:p>0.22882</text:p>
          </table:table-cell>
          <table:table-cell office:value-type="float" office:value="0.341204">
            <text:p>0.341204</text:p>
          </table:table-cell>
          <table:table-cell office:value-type="float" office:value="0.169087">
            <text:p>0.16908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63866">
            <text:p>1.163866</text:p>
          </table:table-cell>
          <table:table-cell office:value-type="float" office:value="0.592329">
            <text:p>0.592329</text:p>
          </table:table-cell>
          <table:table-cell office:value-type="float" office:value="0.300199">
            <text:p>0.300199</text:p>
          </table:table-cell>
          <table:table-cell office:value-type="float" office:value="0.116881">
            <text:p>0.11688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954064">
            <text:p>0.954064</text:p>
          </table:table-cell>
          <table:table-cell office:value-type="float" office:value="1.708153">
            <text:p>1.708153</text:p>
          </table:table-cell>
          <table:table-cell office:value-type="float" office:value="0.212636">
            <text:p>0.212636</text:p>
          </table:table-cell>
          <table:table-cell office:value-type="float" office:value="0.142371">
            <text:p>0.14237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312277">
            <text:p>1.312277</text:p>
          </table:table-cell>
          <table:table-cell office:value-type="float" office:value="0.759065">
            <text:p>0.759065</text:p>
          </table:table-cell>
          <table:table-cell office:value-type="float" office:value="0.293869">
            <text:p>0.293869</text:p>
          </table:table-cell>
          <table:table-cell office:value-type="float" office:value="0.083874">
            <text:p>0.08387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60712">
            <text:p>0.060712</text:p>
          </table:table-cell>
          <table:table-cell office:value-type="float" office:value="0.801443">
            <text:p>0.801443</text:p>
          </table:table-cell>
          <table:table-cell office:value-type="float" office:value="0.191638">
            <text:p>0.191638</text:p>
          </table:table-cell>
          <table:table-cell office:value-type="float" office:value="0.120277">
            <text:p>0.1202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9311">
            <text:p>1.899311</text:p>
          </table:table-cell>
          <table:table-cell office:value-type="float" office:value="3.793639">
            <text:p>3.793639</text:p>
          </table:table-cell>
          <table:table-cell office:value-type="float" office:value="0.272191">
            <text:p>0.272191</text:p>
          </table:table-cell>
          <table:table-cell office:value-type="float" office:value="0.06923">
            <text:p>0.069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890059">
            <text:p>0.890059</text:p>
          </table:table-cell>
          <table:table-cell office:value-type="float" office:value="6.969276">
            <text:p>6.969276</text:p>
          </table:table-cell>
          <table:table-cell office:value-type="float" office:value="0.301454">
            <text:p>0.301454</text:p>
          </table:table-cell>
          <table:table-cell office:value-type="float" office:value="0.180077">
            <text:p>0.1800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8555">
            <text:p>1.78555</text:p>
          </table:table-cell>
          <table:table-cell office:value-type="float" office:value="1.628674">
            <text:p>1.628674</text:p>
          </table:table-cell>
          <table:table-cell office:value-type="float" office:value="0.220776">
            <text:p>0.220776</text:p>
          </table:table-cell>
          <table:table-cell office:value-type="float" office:value="0.262567">
            <text:p>0.2625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.999928">
            <text:p>4.999928</text:p>
          </table:table-cell>
          <table:table-cell office:value-type="float" office:value="1.500767">
            <text:p>1.500767</text:p>
          </table:table-cell>
          <table:table-cell office:value-type="float" office:value="0.095821">
            <text:p>0.095821</text:p>
          </table:table-cell>
          <table:table-cell office:value-type="float" office:value="0.768001">
            <text:p>0.76800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6358">
            <text:p>0.036358</text:p>
          </table:table-cell>
          <table:table-cell office:value-type="float" office:value="0.736203">
            <text:p>0.736203</text:p>
          </table:table-cell>
          <table:table-cell office:value-type="float" office:value="0.221012">
            <text:p>0.221012</text:p>
          </table:table-cell>
          <table:table-cell office:value-type="float" office:value="0.571231">
            <text:p>0.5712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784246">
            <text:p>0.784246</text:p>
          </table:table-cell>
          <table:table-cell office:value-type="float" office:value="0.054645">
            <text:p>0.054645</text:p>
          </table:table-cell>
          <table:table-cell office:value-type="float" office:value="0.154141">
            <text:p>0.154141</text:p>
          </table:table-cell>
          <table:table-cell office:value-type="float" office:value="0.621985">
            <text:p>0.62198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10471">
            <text:p>1.110471</text:p>
          </table:table-cell>
          <table:table-cell office:value-type="float" office:value="6.182676">
            <text:p>6.182676</text:p>
          </table:table-cell>
          <table:table-cell office:value-type="float" office:value="0.097339">
            <text:p>0.097339</text:p>
          </table:table-cell>
          <table:table-cell office:value-type="float" office:value="0.305084">
            <text:p>0.30508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36146">
            <text:p>0.536146</text:p>
          </table:table-cell>
          <table:table-cell office:value-type="float" office:value="0.158874">
            <text:p>0.158874</text:p>
          </table:table-cell>
          <table:table-cell office:value-type="float" office:value="0.427291">
            <text:p>0.427291</text:p>
          </table:table-cell>
          <table:table-cell office:value-type="float" office:value="0.169952">
            <text:p>0.1699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0712">
            <text:p>0.250712</text:p>
          </table:table-cell>
          <table:table-cell office:value-type="float" office:value="0.369185">
            <text:p>0.369185</text:p>
          </table:table-cell>
          <table:table-cell office:value-type="float" office:value="0.194753">
            <text:p>0.194753</text:p>
          </table:table-cell>
          <table:table-cell office:value-type="float" office:value="0.123416">
            <text:p>0.12341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1614">
            <text:p>0.261614</text:p>
          </table:table-cell>
          <table:table-cell office:value-type="float" office:value="0.237167">
            <text:p>0.237167</text:p>
          </table:table-cell>
          <table:table-cell office:value-type="float" office:value="0.311404">
            <text:p>0.311404</text:p>
          </table:table-cell>
          <table:table-cell office:value-type="float" office:value="0.612308">
            <text:p>0.6123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20127">
            <text:p>0.420127</text:p>
          </table:table-cell>
          <table:table-cell office:value-type="float" office:value="0.221471">
            <text:p>0.221471</text:p>
          </table:table-cell>
          <table:table-cell office:value-type="float" office:value="0.26276">
            <text:p>0.26276</text:p>
          </table:table-cell>
          <table:table-cell office:value-type="float" office:value="2.928312">
            <text:p>2.92831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37576">
            <text:p>0.137576</text:p>
          </table:table-cell>
          <table:table-cell office:value-type="float" office:value="0.221938">
            <text:p>0.221938</text:p>
          </table:table-cell>
          <table:table-cell office:value-type="float" office:value="0.246935">
            <text:p>0.246935</text:p>
          </table:table-cell>
          <table:table-cell office:value-type="float" office:value="0.719149">
            <text:p>0.7191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13487">
            <text:p>0.313487</text:p>
          </table:table-cell>
          <table:table-cell office:value-type="float" office:value="0.331996">
            <text:p>0.331996</text:p>
          </table:table-cell>
          <table:table-cell office:value-type="float" office:value="0.273835">
            <text:p>0.273835</text:p>
          </table:table-cell>
          <table:table-cell office:value-type="float" office:value="1.213163">
            <text:p>1.21316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327">
            <text:p>0.20327</text:p>
          </table:table-cell>
          <table:table-cell office:value-type="float" office:value="0.292778">
            <text:p>0.292778</text:p>
          </table:table-cell>
          <table:table-cell office:value-type="float" office:value="0.271982">
            <text:p>0.271982</text:p>
          </table:table-cell>
          <table:table-cell office:value-type="float" office:value="0.448882">
            <text:p>0.44888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637">
            <text:p>0.151637</text:p>
          </table:table-cell>
          <table:table-cell office:value-type="float" office:value="0.221368">
            <text:p>0.221368</text:p>
          </table:table-cell>
          <table:table-cell office:value-type="float" office:value="0.269407">
            <text:p>0.269407</text:p>
          </table:table-cell>
          <table:table-cell office:value-type="float" office:value="0.126542">
            <text:p>0.1265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9604">
            <text:p>0.279604</text:p>
          </table:table-cell>
          <table:table-cell office:value-type="float" office:value="0.236521">
            <text:p>0.236521</text:p>
          </table:table-cell>
          <table:table-cell office:value-type="float" office:value="0.204296">
            <text:p>0.204296</text:p>
          </table:table-cell>
          <table:table-cell office:value-type="float" office:value="0.253591">
            <text:p>0.2535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40068">
            <text:p>0.240068</text:p>
          </table:table-cell>
          <table:table-cell office:value-type="float" office:value="0.283039">
            <text:p>0.283039</text:p>
          </table:table-cell>
          <table:table-cell office:value-type="float" office:value="0.882751">
            <text:p>0.882751</text:p>
          </table:table-cell>
          <table:table-cell office:value-type="float" office:value="0.186025">
            <text:p>0.1860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67628">
            <text:p>0.167628</text:p>
          </table:table-cell>
          <table:table-cell office:value-type="float" office:value="0.263783">
            <text:p>0.263783</text:p>
          </table:table-cell>
          <table:table-cell office:value-type="float" office:value="1.798662">
            <text:p>1.798662</text:p>
          </table:table-cell>
          <table:table-cell office:value-type="float" office:value="0.165129">
            <text:p>0.1651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5835">
            <text:p>0.195835</text:p>
          </table:table-cell>
          <table:table-cell office:value-type="float" office:value="0.088507">
            <text:p>0.088507</text:p>
          </table:table-cell>
          <table:table-cell office:value-type="float" office:value="1.911294">
            <text:p>1.911294</text:p>
          </table:table-cell>
          <table:table-cell office:value-type="float" office:value="0.066725">
            <text:p>0.0667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9643">
            <text:p>0.309643</text:p>
          </table:table-cell>
          <table:table-cell office:value-type="float" office:value="0.403951">
            <text:p>0.403951</text:p>
          </table:table-cell>
          <table:table-cell office:value-type="float" office:value="10.275931">
            <text:p>10.275931</text:p>
          </table:table-cell>
          <table:table-cell office:value-type="float" office:value="0.085373">
            <text:p>0.08537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76272">
            <text:p>0.176272</text:p>
          </table:table-cell>
          <table:table-cell office:value-type="float" office:value="0.712418">
            <text:p>0.712418</text:p>
          </table:table-cell>
          <table:table-cell office:value-type="float" office:value="0.1438">
            <text:p>0.1438</text:p>
          </table:table-cell>
          <table:table-cell office:value-type="float" office:value="0.200159">
            <text:p>0.20015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5837">
            <text:p>0.365837</text:p>
          </table:table-cell>
          <table:table-cell office:value-type="float" office:value="1.30154">
            <text:p>1.30154</text:p>
          </table:table-cell>
          <table:table-cell office:value-type="float" office:value="0.302975">
            <text:p>0.302975</text:p>
          </table:table-cell>
          <table:table-cell office:value-type="float" office:value="0.068693">
            <text:p>0.06869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0568">
            <text:p>0.330568</text:p>
          </table:table-cell>
          <table:table-cell office:value-type="float" office:value="0.191348">
            <text:p>0.191348</text:p>
          </table:table-cell>
          <table:table-cell office:value-type="float" office:value="0.233974">
            <text:p>0.233974</text:p>
          </table:table-cell>
          <table:table-cell office:value-type="float" office:value="0.107972">
            <text:p>0.1079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0464">
            <text:p>0.340464</text:p>
          </table:table-cell>
          <table:table-cell office:value-type="float" office:value="0.751489">
            <text:p>0.751489</text:p>
          </table:table-cell>
          <table:table-cell office:value-type="float" office:value="0.62921">
            <text:p>0.62921</text:p>
          </table:table-cell>
          <table:table-cell office:value-type="float" office:value="0.563141">
            <text:p>0.56314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05195">
            <text:p>0.405195</text:p>
          </table:table-cell>
          <table:table-cell office:value-type="float" office:value="0.446624">
            <text:p>0.446624</text:p>
          </table:table-cell>
          <table:table-cell office:value-type="float" office:value="1.205261">
            <text:p>1.205261</text:p>
          </table:table-cell>
          <table:table-cell office:value-type="float" office:value="0.97234">
            <text:p>0.9723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8969">
            <text:p>0.188969</text:p>
          </table:table-cell>
          <table:table-cell office:value-type="float" office:value="0.253312">
            <text:p>0.253312</text:p>
          </table:table-cell>
          <table:table-cell office:value-type="float" office:value="1.459402">
            <text:p>1.459402</text:p>
          </table:table-cell>
          <table:table-cell office:value-type="float" office:value="0.407149">
            <text:p>0.4071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83352">
            <text:p>0.283352</text:p>
          </table:table-cell>
          <table:table-cell office:value-type="float" office:value="0.226538">
            <text:p>0.226538</text:p>
          </table:table-cell>
          <table:table-cell office:value-type="float" office:value="2.076462">
            <text:p>2.076462</text:p>
          </table:table-cell>
          <table:table-cell office:value-type="float" office:value="0.146354">
            <text:p>0.14635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6841">
            <text:p>0.186841</text:p>
          </table:table-cell>
          <table:table-cell office:value-type="float" office:value="0.068732">
            <text:p>0.068732</text:p>
          </table:table-cell>
          <table:table-cell office:value-type="float" office:value="1.464301">
            <text:p>1.464301</text:p>
          </table:table-cell>
          <table:table-cell office:value-type="float" office:value="0.092509">
            <text:p>0.0925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36272">
            <text:p>0.236272</text:p>
          </table:table-cell>
          <table:table-cell office:value-type="float" office:value="0.213524">
            <text:p>0.213524</text:p>
          </table:table-cell>
          <table:table-cell office:value-type="float" office:value="1.317136">
            <text:p>1.317136</text:p>
          </table:table-cell>
          <table:table-cell office:value-type="float" office:value="0.852556">
            <text:p>0.8525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08968">
            <text:p>0.308968</text:p>
          </table:table-cell>
          <table:table-cell office:value-type="float" office:value="0.221955">
            <text:p>0.221955</text:p>
          </table:table-cell>
          <table:table-cell office:value-type="float" office:value="0.678993">
            <text:p>0.678993</text:p>
          </table:table-cell>
          <table:table-cell office:value-type="float" office:value="4.014942">
            <text:p>4.01494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09016">
            <text:p>0.509016</text:p>
          </table:table-cell>
          <table:table-cell office:value-type="float" office:value="0.39478">
            <text:p>0.39478</text:p>
          </table:table-cell>
          <table:table-cell office:value-type="float" office:value="0.316667">
            <text:p>0.316667</text:p>
          </table:table-cell>
          <table:table-cell office:value-type="float" office:value="0.874822">
            <text:p>0.87482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64605">
            <text:p>0.364605</text:p>
          </table:table-cell>
          <table:table-cell office:value-type="float" office:value="0.839812">
            <text:p>0.839812</text:p>
          </table:table-cell>
          <table:table-cell office:value-type="float" office:value="0.217224">
            <text:p>0.217224</text:p>
          </table:table-cell>
          <table:table-cell office:value-type="float" office:value="0.312108">
            <text:p>0.3121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6067">
            <text:p>0.156067</text:p>
          </table:table-cell>
          <table:table-cell office:value-type="float" office:value="1.252549">
            <text:p>1.252549</text:p>
          </table:table-cell>
          <table:table-cell office:value-type="float" office:value="0.271831">
            <text:p>0.271831</text:p>
          </table:table-cell>
          <table:table-cell office:value-type="float" office:value="0.166303">
            <text:p>0.16630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496061">
            <text:p>0.496061</text:p>
          </table:table-cell>
          <table:table-cell office:value-type="float" office:value="0.699831">
            <text:p>0.699831</text:p>
          </table:table-cell>
          <table:table-cell office:value-type="float" office:value="0.1367">
            <text:p>0.1367</text:p>
          </table:table-cell>
          <table:table-cell office:value-type="float" office:value="0.077458">
            <text:p>0.07745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87194">
            <text:p>0.187194</text:p>
          </table:table-cell>
          <table:table-cell office:value-type="float" office:value="0.934485">
            <text:p>0.934485</text:p>
          </table:table-cell>
          <table:table-cell office:value-type="float" office:value="0.204598">
            <text:p>0.204598</text:p>
          </table:table-cell>
          <table:table-cell office:value-type="float" office:value="0.111292">
            <text:p>0.1112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44513">
            <text:p>0.344513</text:p>
          </table:table-cell>
          <table:table-cell office:value-type="float" office:value="19.793167">
            <text:p>19.793167</text:p>
          </table:table-cell>
          <table:table-cell office:value-type="float" office:value="0.322749">
            <text:p>0.322749</text:p>
          </table:table-cell>
          <table:table-cell office:value-type="float" office:value="0.14731">
            <text:p>0.1473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78607">
            <text:p>0.378607</text:p>
          </table:table-cell>
          <table:table-cell office:value-type="float" office:value="0.015695">
            <text:p>0.015695</text:p>
          </table:table-cell>
          <table:table-cell office:value-type="float" office:value="0.365809">
            <text:p>0.365809</text:p>
          </table:table-cell>
          <table:table-cell office:value-type="float" office:value="0.189177">
            <text:p>0.1891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676904">
            <text:p>0.676904</text:p>
          </table:table-cell>
          <table:table-cell office:value-type="float" office:value="0.010066">
            <text:p>0.010066</text:p>
          </table:table-cell>
          <table:table-cell office:value-type="float" office:value="0.160288">
            <text:p>0.160288</text:p>
          </table:table-cell>
          <table:table-cell office:value-type="float" office:value="0.11857">
            <text:p>0.118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15875">
            <text:p>0.115875</text:p>
          </table:table-cell>
          <table:table-cell office:value-type="float" office:value="0.000802">
            <text:p>0.000802</text:p>
          </table:table-cell>
          <table:table-cell office:value-type="float" office:value="0.247592">
            <text:p>0.247592</text:p>
          </table:table-cell>
          <table:table-cell office:value-type="float" office:value="0.164202">
            <text:p>0.16420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114494">
            <text:p>1.114494</text:p>
          </table:table-cell>
          <table:table-cell office:value-type="float" office:value="1.197945">
            <text:p>1.197945</text:p>
          </table:table-cell>
          <table:table-cell office:value-type="float" office:value="0.339373">
            <text:p>0.339373</text:p>
          </table:table-cell>
          <table:table-cell office:value-type="float" office:value="0.196192">
            <text:p>0.19619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73084">
            <text:p>1.773084</text:p>
          </table:table-cell>
          <table:table-cell office:value-type="float" office:value="0.789633">
            <text:p>0.789633</text:p>
          </table:table-cell>
          <table:table-cell office:value-type="float" office:value="0.228926">
            <text:p>0.228926</text:p>
          </table:table-cell>
          <table:table-cell office:value-type="float" office:value="0.250526">
            <text:p>0.2505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82541">
            <text:p>0.82541</text:p>
          </table:table-cell>
          <table:table-cell office:value-type="float" office:value="0.465559">
            <text:p>0.465559</text:p>
          </table:table-cell>
          <table:table-cell office:value-type="float" office:value="0.186963">
            <text:p>0.186963</text:p>
          </table:table-cell>
          <table:table-cell office:value-type="float" office:value="0.164576">
            <text:p>0.1645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058308">
            <text:p>1.058308</text:p>
          </table:table-cell>
          <table:table-cell office:value-type="float" office:value="0.294888">
            <text:p>0.294888</text:p>
          </table:table-cell>
          <table:table-cell office:value-type="float" office:value="0.125603">
            <text:p>0.125603</text:p>
          </table:table-cell>
          <table:table-cell office:value-type="float" office:value="0.310815">
            <text:p>0.31081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904777">
            <text:p>0.904777</text:p>
          </table:table-cell>
          <table:table-cell office:value-type="float" office:value="0.39109">
            <text:p>0.39109</text:p>
          </table:table-cell>
          <table:table-cell office:value-type="float" office:value="0.10605">
            <text:p>0.10605</text:p>
          </table:table-cell>
          <table:table-cell office:value-type="float" office:value="0.941367">
            <text:p>0.9413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065712">
            <text:p>1.065712</text:p>
          </table:table-cell>
          <table:table-cell office:value-type="float" office:value="0.314621">
            <text:p>0.314621</text:p>
          </table:table-cell>
          <table:table-cell office:value-type="float" office:value="0.246463">
            <text:p>0.246463</text:p>
          </table:table-cell>
          <table:table-cell office:value-type="float" office:value="0.771877">
            <text:p>0.77187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.778057">
            <text:p>5.778057</text:p>
          </table:table-cell>
          <table:table-cell office:value-type="float" office:value="0.174382">
            <text:p>0.174382</text:p>
          </table:table-cell>
          <table:table-cell office:value-type="float" office:value="0.2336">
            <text:p>0.2336</text:p>
          </table:table-cell>
          <table:table-cell office:value-type="float" office:value="0.372835">
            <text:p>0.37283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42252">
            <text:p>0.042252</text:p>
          </table:table-cell>
          <table:table-cell office:value-type="float" office:value="0.543376">
            <text:p>0.543376</text:p>
          </table:table-cell>
          <table:table-cell office:value-type="float" office:value="0.213992">
            <text:p>0.213992</text:p>
          </table:table-cell>
          <table:table-cell office:value-type="float" office:value="0.67891">
            <text:p>0.678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582525">
            <text:p>0.582525</text:p>
          </table:table-cell>
          <table:table-cell office:value-type="float" office:value="0.194267">
            <text:p>0.194267</text:p>
          </table:table-cell>
          <table:table-cell office:value-type="float" office:value="0.181278">
            <text:p>0.181278</text:p>
          </table:table-cell>
          <table:table-cell office:value-type="float" office:value="4.623815">
            <text:p>4.62381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11529">
            <text:p>0.311529</text:p>
          </table:table-cell>
          <table:table-cell office:value-type="float" office:value="0.440326">
            <text:p>0.440326</text:p>
          </table:table-cell>
          <table:table-cell office:value-type="float" office:value="0.243382">
            <text:p>0.243382</text:p>
          </table:table-cell>
          <table:table-cell office:value-type="float" office:value="0.129946">
            <text:p>0.12994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6148">
            <text:p>0.146148</text:p>
          </table:table-cell>
          <table:table-cell office:value-type="float" office:value="0.260543">
            <text:p>0.260543</text:p>
          </table:table-cell>
          <table:table-cell office:value-type="float" office:value="0.225538">
            <text:p>0.225538</text:p>
          </table:table-cell>
          <table:table-cell office:value-type="float" office:value="0.590945">
            <text:p>0.59094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3788">
            <text:p>0.213788</text:p>
          </table:table-cell>
          <table:table-cell office:value-type="float" office:value="0.259918">
            <text:p>0.259918</text:p>
          </table:table-cell>
          <table:table-cell office:value-type="float" office:value="0.190145">
            <text:p>0.190145</text:p>
          </table:table-cell>
          <table:table-cell office:value-type="float" office:value="0.94936">
            <text:p>0.949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95925">
            <text:p>0.395925</text:p>
          </table:table-cell>
          <table:table-cell office:value-type="float" office:value="0.35442">
            <text:p>0.35442</text:p>
          </table:table-cell>
          <table:table-cell office:value-type="float" office:value="0.278902">
            <text:p>0.278902</text:p>
          </table:table-cell>
          <table:table-cell office:value-type="float" office:value="0.31851">
            <text:p>0.318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9733">
            <text:p>0.09733</text:p>
          </table:table-cell>
          <table:table-cell office:value-type="float" office:value="1.434293">
            <text:p>1.434293</text:p>
          </table:table-cell>
          <table:table-cell office:value-type="float" office:value="0.201381">
            <text:p>0.201381</text:p>
          </table:table-cell>
          <table:table-cell office:value-type="float" office:value="0.167369">
            <text:p>0.16736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5112">
            <text:p>0.215112</text:p>
          </table:table-cell>
          <table:table-cell office:value-type="float" office:value="3.051828">
            <text:p>3.051828</text:p>
          </table:table-cell>
          <table:table-cell office:value-type="float" office:value="0.222023">
            <text:p>0.222023</text:p>
          </table:table-cell>
          <table:table-cell office:value-type="float" office:value="0.191328">
            <text:p>0.19132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51738">
            <text:p>0.151738</text:p>
          </table:table-cell>
          <table:table-cell office:value-type="float" office:value="4.198265">
            <text:p>4.198265</text:p>
          </table:table-cell>
          <table:table-cell office:value-type="float" office:value="0.32701">
            <text:p>0.32701</text:p>
          </table:table-cell>
          <table:table-cell office:value-type="float" office:value="0.247253">
            <text:p>0.2472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336823">
            <text:p>0.336823</text:p>
          </table:table-cell>
          <table:table-cell office:value-type="float" office:value="2.311341">
            <text:p>2.311341</text:p>
          </table:table-cell>
          <table:table-cell office:value-type="float" office:value="1.016241">
            <text:p>1.016241</text:p>
          </table:table-cell>
          <table:table-cell office:value-type="float" office:value="0.181217">
            <text:p>0.1812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67944">
            <text:p>0.267944</text:p>
          </table:table-cell>
          <table:table-cell office:value-type="float" office:value="2.4703">
            <text:p>2.4703</text:p>
          </table:table-cell>
          <table:table-cell office:value-type="float" office:value="1.707883">
            <text:p>1.707883</text:p>
          </table:table-cell>
          <table:table-cell office:value-type="float" office:value="0.111457">
            <text:p>0.11145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97005">
            <text:p>0.197005</text:p>
          </table:table-cell>
          <table:table-cell office:value-type="float" office:value="1.938899">
            <text:p>1.938899</text:p>
          </table:table-cell>
          <table:table-cell office:value-type="float" office:value="12.785007">
            <text:p>12.785007</text:p>
          </table:table-cell>
          <table:table-cell office:value-type="float" office:value="0.145951">
            <text:p>0.14595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10277">
            <text:p>0.210277</text:p>
          </table:table-cell>
          <table:table-cell office:value-type="float" office:value="0.29451">
            <text:p>0.29451</text:p>
          </table:table-cell>
          <table:table-cell office:value-type="float" office:value="1.431557">
            <text:p>1.431557</text:p>
          </table:table-cell>
          <table:table-cell office:value-type="float" office:value="0.085653">
            <text:p>0.08565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78962">
            <text:p>0.278962</text:p>
          </table:table-cell>
          <table:table-cell office:value-type="float" office:value="0.028324">
            <text:p>0.028324</text:p>
          </table:table-cell>
          <table:table-cell office:value-type="float" office:value="2.026452">
            <text:p>2.026452</text:p>
          </table:table-cell>
          <table:table-cell office:value-type="float" office:value="0.128198">
            <text:p>0.12819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57437">
            <text:p>0.257437</text:p>
          </table:table-cell>
          <table:table-cell office:value-type="float" office:value="6.312215">
            <text:p>6.312215</text:p>
          </table:table-cell>
          <table:table-cell office:value-type="float" office:value="2.664328">
            <text:p>2.664328</text:p>
          </table:table-cell>
          <table:table-cell office:value-type="float" office:value="0.176968">
            <text:p>0.17696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202832">
            <text:p>0.202832</text:p>
          </table:table-cell>
          <table:table-cell office:value-type="float" office:value="0.268629">
            <text:p>0.268629</text:p>
          </table:table-cell>
          <table:table-cell office:value-type="float" office:value="3.01118">
            <text:p>3.01118</text:p>
          </table:table-cell>
          <table:table-cell office:value-type="float" office:value="0.104125">
            <text:p>0.1041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43766">
            <text:p>0.143766</text:p>
          </table:table-cell>
          <table:table-cell office:value-type="float" office:value="0.266351">
            <text:p>0.266351</text:p>
          </table:table-cell>
          <table:table-cell office:value-type="float" office:value="2.395122">
            <text:p>2.395122</text:p>
          </table:table-cell>
          <table:table-cell office:value-type="float" office:value="0.140129">
            <text:p>0.1401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125137">
            <text:p>0.125137</text:p>
          </table:table-cell>
          <table:table-cell office:value-type="float" office:value="0.23524">
            <text:p>0.23524</text:p>
          </table:table-cell>
          <table:table-cell office:value-type="float" office:value="1.968304">
            <text:p>1.968304</text:p>
          </table:table-cell>
          <table:table-cell office:value-type="float" office:value="0.068717">
            <text:p>0.06871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87428">
            <text:p>0.087428</text:p>
          </table:table-cell>
          <table:table-cell office:value-type="float" office:value="0.310265">
            <text:p>0.310265</text:p>
          </table:table-cell>
          <table:table-cell office:value-type="float" office:value="1.731267">
            <text:p>1.7312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1862">
            <text:p>0.441862</text:p>
          </table:table-cell>
          <table:table-cell office:value-type="float" office:value="0.515677">
            <text:p>0.515677</text:p>
          </table:table-cell>
          <table:table-cell office:value-type="float" office:value="0.561371">
            <text:p>0.5613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6167">
            <text:p>0.266167</text:p>
          </table:table-cell>
          <table:table-cell office:value-type="float" office:value="0.309341">
            <text:p>0.309341</text:p>
          </table:table-cell>
          <table:table-cell office:value-type="float" office:value="0.275404">
            <text:p>0.2754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9146">
            <text:p>0.149146</text:p>
          </table:table-cell>
          <table:table-cell office:value-type="float" office:value="0.499692">
            <text:p>0.499692</text:p>
          </table:table-cell>
          <table:table-cell office:value-type="float" office:value="0.316855">
            <text:p>0.3168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3173">
            <text:p>0.243173</text:p>
          </table:table-cell>
          <table:table-cell office:value-type="float" office:value="0.305249">
            <text:p>0.305249</text:p>
          </table:table-cell>
          <table:table-cell office:value-type="float" office:value="0.342637">
            <text:p>0.3426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8834">
            <text:p>0.168834</text:p>
          </table:table-cell>
          <table:table-cell office:value-type="float" office:value="1.02852">
            <text:p>1.02852</text:p>
          </table:table-cell>
          <table:table-cell office:value-type="float" office:value="0.644251">
            <text:p>0.6442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637">
            <text:p>0.44637</text:p>
          </table:table-cell>
          <table:table-cell office:value-type="float" office:value="1.10804">
            <text:p>1.10804</text:p>
          </table:table-cell>
          <table:table-cell office:value-type="float" office:value="0.515418">
            <text:p>0.5154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4158">
            <text:p>0.314158</text:p>
          </table:table-cell>
          <table:table-cell office:value-type="float" office:value="0.105671">
            <text:p>0.105671</text:p>
          </table:table-cell>
          <table:table-cell office:value-type="float" office:value="0.487836">
            <text:p>0.4878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8912">
            <text:p>0.288912</text:p>
          </table:table-cell>
          <table:table-cell office:value-type="float" office:value="1.107615">
            <text:p>1.107615</text:p>
          </table:table-cell>
          <table:table-cell office:value-type="float" office:value="0.095055">
            <text:p>0.0950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7425">
            <text:p>0.197425</text:p>
          </table:table-cell>
          <table:table-cell office:value-type="float" office:value="0.761448">
            <text:p>0.761448</text:p>
          </table:table-cell>
          <table:table-cell office:value-type="float" office:value="0.499988">
            <text:p>0.4999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862">
            <text:p>0.15862</text:p>
          </table:table-cell>
          <table:table-cell office:value-type="float" office:value="0.36869">
            <text:p>0.36869</text:p>
          </table:table-cell>
          <table:table-cell office:value-type="float" office:value="0.457647">
            <text:p>0.45764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4954">
            <text:p>0.064954</text:p>
          </table:table-cell>
          <table:table-cell office:value-type="float" office:value="1.330943">
            <text:p>1.330943</text:p>
          </table:table-cell>
          <table:table-cell office:value-type="float" office:value="0.277488">
            <text:p>0.2774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4474">
            <text:p>0.154474</text:p>
          </table:table-cell>
          <table:table-cell office:value-type="float" office:value="1.177985">
            <text:p>1.177985</text:p>
          </table:table-cell>
          <table:table-cell office:value-type="float" office:value="0.357578">
            <text:p>0.3575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25427">
            <text:p>0.125427</text:p>
          </table:table-cell>
          <table:table-cell office:value-type="float" office:value="0.85992">
            <text:p>0.85992</text:p>
          </table:table-cell>
          <table:table-cell office:value-type="float" office:value="0.400023">
            <text:p>0.4000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20413">
            <text:p>0.220413</text:p>
          </table:table-cell>
          <table:table-cell office:value-type="float" office:value="0.358374">
            <text:p>0.358374</text:p>
          </table:table-cell>
          <table:table-cell office:value-type="float" office:value="0.420603">
            <text:p>0.4206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288412">
            <text:p>1.288412</text:p>
          </table:table-cell>
          <table:table-cell office:value-type="float" office:value="0.303679">
            <text:p>0.303679</text:p>
          </table:table-cell>
          <table:table-cell office:value-type="float" office:value="0.359628">
            <text:p>0.3596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8291">
            <text:p>0.168291</text:p>
          </table:table-cell>
          <table:table-cell office:value-type="float" office:value="0.283848">
            <text:p>0.283848</text:p>
          </table:table-cell>
          <table:table-cell office:value-type="float" office:value="0.36262">
            <text:p>0.362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06538">
            <text:p>1.406538</text:p>
          </table:table-cell>
          <table:table-cell office:value-type="float" office:value="0.096351">
            <text:p>0.096351</text:p>
          </table:table-cell>
          <table:table-cell office:value-type="float" office:value="0.341172">
            <text:p>0.34117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0206">
            <text:p>1.30206</text:p>
          </table:table-cell>
          <table:table-cell office:value-type="float" office:value="0.239069">
            <text:p>0.239069</text:p>
          </table:table-cell>
          <table:table-cell office:value-type="float" office:value="0.368263">
            <text:p>0.3682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82636">
            <text:p>0.482636</text:p>
          </table:table-cell>
          <table:table-cell office:value-type="float" office:value="0.095926">
            <text:p>0.095926</text:p>
          </table:table-cell>
          <table:table-cell office:value-type="float" office:value="0.247862">
            <text:p>0.2478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68585">
            <text:p>0.568585</text:p>
          </table:table-cell>
          <table:table-cell office:value-type="float" office:value="0.21169">
            <text:p>0.21169</text:p>
          </table:table-cell>
          <table:table-cell office:value-type="float" office:value="0.364051">
            <text:p>0.3640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.413287">
            <text:p>4.413287</text:p>
          </table:table-cell>
          <table:table-cell office:value-type="float" office:value="0.513133">
            <text:p>0.513133</text:p>
          </table:table-cell>
          <table:table-cell office:value-type="float" office:value="0.102106">
            <text:p>0.1021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2467">
            <text:p>0.042467</text:p>
          </table:table-cell>
          <table:table-cell office:value-type="float" office:value="2.197172">
            <text:p>2.197172</text:p>
          </table:table-cell>
          <table:table-cell office:value-type="float" office:value="0.142577">
            <text:p>0.1425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46895">
            <text:p>0.546895</text:p>
          </table:table-cell>
          <table:table-cell office:value-type="float" office:value="7.071539">
            <text:p>7.071539</text:p>
          </table:table-cell>
          <table:table-cell office:value-type="float" office:value="0.291036">
            <text:p>0.2910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52272">
            <text:p>0.452272</text:p>
          </table:table-cell>
          <table:table-cell office:value-type="float" office:value="2.203171">
            <text:p>2.203171</text:p>
          </table:table-cell>
          <table:table-cell office:value-type="float" office:value="0.300627">
            <text:p>0.3006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5471">
            <text:p>0.175471</text:p>
          </table:table-cell>
          <table:table-cell office:value-type="float" office:value="1.170669">
            <text:p>1.170669</text:p>
          </table:table-cell>
          <table:table-cell office:value-type="float" office:value="0.191928">
            <text:p>0.1919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1523">
            <text:p>0.101523</text:p>
          </table:table-cell>
          <table:table-cell office:value-type="float" office:value="0.980771">
            <text:p>0.980771</text:p>
          </table:table-cell>
          <table:table-cell office:value-type="float" office:value="0.328121">
            <text:p>0.32812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3236">
            <text:p>0.213236</text:p>
          </table:table-cell>
          <table:table-cell office:value-type="float" office:value="0.078541">
            <text:p>0.078541</text:p>
          </table:table-cell>
          <table:table-cell office:value-type="float" office:value="0.258984">
            <text:p>0.2589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4032">
            <text:p>0.134032</text:p>
          </table:table-cell>
          <table:table-cell office:value-type="float" office:value="6.214985">
            <text:p>6.214985</text:p>
          </table:table-cell>
          <table:table-cell office:value-type="float" office:value="0.500059">
            <text:p>0.5000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6027">
            <text:p>0.446027</text:p>
          </table:table-cell>
          <table:table-cell office:value-type="float" office:value="0.424692">
            <text:p>0.424692</text:p>
          </table:table-cell>
          <table:table-cell office:value-type="float" office:value="1.739913">
            <text:p>1.7399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6519">
            <text:p>0.096519</text:p>
          </table:table-cell>
          <table:table-cell office:value-type="float" office:value="0.257117">
            <text:p>0.257117</text:p>
          </table:table-cell>
          <table:table-cell office:value-type="float" office:value="10.248923">
            <text:p>10.2489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5178">
            <text:p>0.195178</text:p>
          </table:table-cell>
          <table:table-cell office:value-type="float" office:value="0.283508">
            <text:p>0.283508</text:p>
          </table:table-cell>
          <table:table-cell office:value-type="float" office:value="1.332234">
            <text:p>1.3322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2501">
            <text:p>0.142501</text:p>
          </table:table-cell>
          <table:table-cell office:value-type="float" office:value="0.467406">
            <text:p>0.467406</text:p>
          </table:table-cell>
          <table:table-cell office:value-type="float" office:value="1.097496">
            <text:p>1.0974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4317">
            <text:p>0.134317</text:p>
          </table:table-cell>
          <table:table-cell office:value-type="float" office:value="0.402299">
            <text:p>0.402299</text:p>
          </table:table-cell>
          <table:table-cell office:value-type="float" office:value="1.360881">
            <text:p>1.3608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4401">
            <text:p>0.234401</text:p>
          </table:table-cell>
          <table:table-cell office:value-type="float" office:value="0.399594">
            <text:p>0.399594</text:p>
          </table:table-cell>
          <table:table-cell office:value-type="float" office:value="1.901728">
            <text:p>1.9017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16812">
            <text:p>0.416812</text:p>
          </table:table-cell>
          <table:table-cell office:value-type="float" office:value="0.371489">
            <text:p>0.371489</text:p>
          </table:table-cell>
          <table:table-cell office:value-type="float" office:value="2.119908">
            <text:p>2.11990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83445">
            <text:p>0.083445</text:p>
          </table:table-cell>
          <table:table-cell office:value-type="float" office:value="0.272387">
            <text:p>0.272387</text:p>
          </table:table-cell>
          <table:table-cell office:value-type="float" office:value="1.378775">
            <text:p>1.37877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27549">
            <text:p>0.127549</text:p>
          </table:table-cell>
          <table:table-cell office:value-type="float" office:value="0.243819">
            <text:p>0.243819</text:p>
          </table:table-cell>
          <table:table-cell office:value-type="float" office:value="0.777676">
            <text:p>0.7776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3524">
            <text:p>0.133524</text:p>
          </table:table-cell>
          <table:table-cell office:value-type="float" office:value="0.287806">
            <text:p>0.287806</text:p>
          </table:table-cell>
          <table:table-cell office:value-type="float" office:value="0.282187">
            <text:p>0.2821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0109">
            <text:p>0.200109</text:p>
          </table:table-cell>
          <table:table-cell office:value-type="float" office:value="0.713681">
            <text:p>0.713681</text:p>
          </table:table-cell>
          <table:table-cell office:value-type="float" office:value="0.295763">
            <text:p>0.2957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2769">
            <text:p>0.172769</text:p>
          </table:table-cell>
          <table:table-cell office:value-type="float" office:value="0.927695">
            <text:p>0.927695</text:p>
          </table:table-cell>
          <table:table-cell office:value-type="float" office:value="0.207569">
            <text:p>0.2075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0793">
            <text:p>0.230793</text:p>
          </table:table-cell>
          <table:table-cell office:value-type="float" office:value="1.183073">
            <text:p>1.183073</text:p>
          </table:table-cell>
          <table:table-cell office:value-type="float" office:value="0.341499">
            <text:p>0.3414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623">
            <text:p>0.24623</text:p>
          </table:table-cell>
          <table:table-cell office:value-type="float" office:value="0.200409">
            <text:p>0.200409</text:p>
          </table:table-cell>
          <table:table-cell office:value-type="float" office:value="0.163402">
            <text:p>0.1634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3438">
            <text:p>0.073438</text:p>
          </table:table-cell>
          <table:table-cell office:value-type="float" office:value="0.558638">
            <text:p>0.558638</text:p>
          </table:table-cell>
          <table:table-cell office:value-type="float" office:value="0.350274">
            <text:p>0.3502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8592">
            <text:p>0.138592</text:p>
          </table:table-cell>
          <table:table-cell office:value-type="float" office:value="0.775506">
            <text:p>0.775506</text:p>
          </table:table-cell>
          <table:table-cell office:value-type="float" office:value="0.217605">
            <text:p>0.21760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13596">
            <text:p>0.113596</text:p>
          </table:table-cell>
          <table:table-cell office:value-type="float" office:value="1.202095">
            <text:p>1.202095</text:p>
          </table:table-cell>
          <table:table-cell office:value-type="float" office:value="0.261713">
            <text:p>0.2617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6059">
            <text:p>0.266059</text:p>
          </table:table-cell>
          <table:table-cell office:value-type="float" office:value="0.896597">
            <text:p>0.896597</text:p>
          </table:table-cell>
          <table:table-cell office:value-type="float" office:value="0.274667">
            <text:p>0.2746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5796">
            <text:p>0.155796</text:p>
          </table:table-cell>
          <table:table-cell office:value-type="float" office:value="0.246178">
            <text:p>0.246178</text:p>
          </table:table-cell>
          <table:table-cell office:value-type="float" office:value="0.202098">
            <text:p>0.2020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1575">
            <text:p>0.131575</text:p>
          </table:table-cell>
          <table:table-cell office:value-type="float" office:value="0.220707">
            <text:p>0.220707</text:p>
          </table:table-cell>
          <table:table-cell office:value-type="float" office:value="0.34137">
            <text:p>0.341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985">
            <text:p>0.40985</text:p>
          </table:table-cell>
          <table:table-cell office:value-type="float" office:value="0.387341">
            <text:p>0.387341</text:p>
          </table:table-cell>
          <table:table-cell office:value-type="float" office:value="0.25999">
            <text:p>0.259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9261">
            <text:p>0.289261</text:p>
          </table:table-cell>
          <table:table-cell office:value-type="float" office:value="0.347068">
            <text:p>0.347068</text:p>
          </table:table-cell>
          <table:table-cell office:value-type="float" office:value="0.23427">
            <text:p>0.234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6802">
            <text:p>0.496802</text:p>
          </table:table-cell>
          <table:table-cell office:value-type="float" office:value="0.264537">
            <text:p>0.264537</text:p>
          </table:table-cell>
          <table:table-cell office:value-type="float" office:value="0.315702">
            <text:p>0.3157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6033">
            <text:p>0.496033</text:p>
          </table:table-cell>
          <table:table-cell office:value-type="float" office:value="0.3636">
            <text:p>0.3636</text:p>
          </table:table-cell>
          <table:table-cell office:value-type="float" office:value="0.277524">
            <text:p>0.2775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4362">
            <text:p>0.324362</text:p>
          </table:table-cell>
          <table:table-cell office:value-type="float" office:value="0.165865">
            <text:p>0.165865</text:p>
          </table:table-cell>
          <table:table-cell office:value-type="float" office:value="0.256689">
            <text:p>0.2566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1348">
            <text:p>0.51348</text:p>
          </table:table-cell>
          <table:table-cell office:value-type="float" office:value="0.219212">
            <text:p>0.219212</text:p>
          </table:table-cell>
          <table:table-cell office:value-type="float" office:value="0.25437">
            <text:p>0.254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08529">
            <text:p>1.008529</text:p>
          </table:table-cell>
          <table:table-cell office:value-type="float" office:value="0.888337">
            <text:p>0.888337</text:p>
          </table:table-cell>
          <table:table-cell office:value-type="float" office:value="0.171923">
            <text:p>0.17192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8665">
            <text:p>0.068665</text:p>
          </table:table-cell>
          <table:table-cell office:value-type="float" office:value="3.156677">
            <text:p>3.156677</text:p>
          </table:table-cell>
          <table:table-cell office:value-type="float" office:value="0.191501">
            <text:p>0.1915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9566">
            <text:p>1.09566</text:p>
          </table:table-cell>
          <table:table-cell office:value-type="float" office:value="5.00256">
            <text:p>5.00256</text:p>
          </table:table-cell>
          <table:table-cell office:value-type="float" office:value="0.265413">
            <text:p>0.26541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783212">
            <text:p>1.783212</text:p>
          </table:table-cell>
          <table:table-cell office:value-type="float" office:value="2.805417">
            <text:p>2.805417</text:p>
          </table:table-cell>
          <table:table-cell office:value-type="float" office:value="0.153585">
            <text:p>0.1535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849454">
            <text:p>1.849454</text:p>
          </table:table-cell>
          <table:table-cell office:value-type="float" office:value="1.546463">
            <text:p>1.546463</text:p>
          </table:table-cell>
          <table:table-cell office:value-type="float" office:value="0.173591">
            <text:p>0.1735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370755">
            <text:p>2.370755</text:p>
          </table:table-cell>
          <table:table-cell office:value-type="float" office:value="0.431453">
            <text:p>0.431453</text:p>
          </table:table-cell>
          <table:table-cell office:value-type="float" office:value="0.189886">
            <text:p>0.1898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098792">
            <text:p>5.098792</text:p>
          </table:table-cell>
          <table:table-cell office:value-type="float" office:value="0.022406">
            <text:p>0.022406</text:p>
          </table:table-cell>
          <table:table-cell office:value-type="float" office:value="0.370659">
            <text:p>0.3706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16245">
            <text:p>0.716245</text:p>
          </table:table-cell>
          <table:table-cell office:value-type="float" office:value="6.136219">
            <text:p>6.136219</text:p>
          </table:table-cell>
          <table:table-cell office:value-type="float" office:value="0.292794">
            <text:p>0.2927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688466">
            <text:p>0.688466</text:p>
          </table:table-cell>
          <table:table-cell office:value-type="float" office:value="0.305178">
            <text:p>0.305178</text:p>
          </table:table-cell>
          <table:table-cell office:value-type="float" office:value="0.187302">
            <text:p>0.1873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2027">
            <text:p>0.282027</text:p>
          </table:table-cell>
          <table:table-cell office:value-type="float" office:value="0.290737">
            <text:p>0.290737</text:p>
          </table:table-cell>
          <table:table-cell office:value-type="float" office:value="1.011035">
            <text:p>1.01103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6185">
            <text:p>0.326185</text:p>
          </table:table-cell>
          <table:table-cell office:value-type="float" office:value="0.235183">
            <text:p>0.235183</text:p>
          </table:table-cell>
          <table:table-cell office:value-type="float" office:value="2.519584">
            <text:p>2.5195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69378">
            <text:p>0.269378</text:p>
          </table:table-cell>
          <table:table-cell office:value-type="float" office:value="0.276586">
            <text:p>0.276586</text:p>
          </table:table-cell>
          <table:table-cell office:value-type="float" office:value="10.799892">
            <text:p>10.7998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5495">
            <text:p>0.405495</text:p>
          </table:table-cell>
          <table:table-cell office:value-type="float" office:value="0.314502">
            <text:p>0.314502</text:p>
          </table:table-cell>
          <table:table-cell office:value-type="float" office:value="0.783892">
            <text:p>0.7838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7222">
            <text:p>0.297222</text:p>
          </table:table-cell>
          <table:table-cell office:value-type="float" office:value="0.225548">
            <text:p>0.225548</text:p>
          </table:table-cell>
          <table:table-cell office:value-type="float" office:value="0.893451">
            <text:p>0.89345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6012">
            <text:p>0.276012</text:p>
          </table:table-cell>
          <table:table-cell office:value-type="float" office:value="0.438989">
            <text:p>0.438989</text:p>
          </table:table-cell>
          <table:table-cell office:value-type="float" office:value="0.381779">
            <text:p>0.3817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9467">
            <text:p>0.249467</text:p>
          </table:table-cell>
          <table:table-cell office:value-type="float" office:value="0.326579">
            <text:p>0.326579</text:p>
          </table:table-cell>
          <table:table-cell office:value-type="float" office:value="0.235731">
            <text:p>0.23573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28869">
            <text:p>0.428869</text:p>
          </table:table-cell>
          <table:table-cell office:value-type="float" office:value="0.272765">
            <text:p>0.272765</text:p>
          </table:table-cell>
          <table:table-cell office:value-type="float" office:value="0.18669">
            <text:p>0.1866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51867">
            <text:p>0.251867</text:p>
          </table:table-cell>
          <table:table-cell office:value-type="float" office:value="0.124577">
            <text:p>0.124577</text:p>
          </table:table-cell>
          <table:table-cell office:value-type="float" office:value="0.350774">
            <text:p>0.3507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92278">
            <text:p>0.492278</text:p>
          </table:table-cell>
          <table:table-cell office:value-type="float" office:value="0.917514">
            <text:p>0.917514</text:p>
          </table:table-cell>
          <table:table-cell office:value-type="float" office:value="0.864895">
            <text:p>0.8648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8492">
            <text:p>0.328492</text:p>
          </table:table-cell>
          <table:table-cell office:value-type="float" office:value="1.358201">
            <text:p>1.358201</text:p>
          </table:table-cell>
          <table:table-cell office:value-type="float" office:value="0.861177">
            <text:p>0.8611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1639">
            <text:p>0.131639</text:p>
          </table:table-cell>
          <table:table-cell office:value-type="float" office:value="0.220069">
            <text:p>0.220069</text:p>
          </table:table-cell>
          <table:table-cell office:value-type="float" office:value="1.088139">
            <text:p>1.088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47604">
            <text:p>0.547604</text:p>
          </table:table-cell>
          <table:table-cell office:value-type="float" office:value="0.803357">
            <text:p>0.803357</text:p>
          </table:table-cell>
          <table:table-cell office:value-type="float" office:value="0.79824">
            <text:p>0.798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42356">
            <text:p>0.442356</text:p>
          </table:table-cell>
          <table:table-cell office:value-type="float" office:value="0.553811">
            <text:p>0.553811</text:p>
          </table:table-cell>
          <table:table-cell office:value-type="float" office:value="0.466209">
            <text:p>0.4662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7784">
            <text:p>0.237784</text:p>
          </table:table-cell>
          <table:table-cell office:value-type="float" office:value="0.935456">
            <text:p>0.935456</text:p>
          </table:table-cell>
          <table:table-cell office:value-type="float" office:value="0.24761">
            <text:p>0.2476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8143">
            <text:p>0.318143</text:p>
          </table:table-cell>
          <table:table-cell office:value-type="float" office:value="1.555569">
            <text:p>1.555569</text:p>
          </table:table-cell>
          <table:table-cell office:value-type="float" office:value="0.259262">
            <text:p>0.25926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0288">
            <text:p>0.240288</text:p>
          </table:table-cell>
          <table:table-cell office:value-type="float" office:value="0.851485">
            <text:p>0.851485</text:p>
          </table:table-cell>
          <table:table-cell office:value-type="float" office:value="0.293965">
            <text:p>0.2939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24756">
            <text:p>0.424756</text:p>
          </table:table-cell>
          <table:table-cell office:value-type="float" office:value="0.282774">
            <text:p>0.282774</text:p>
          </table:table-cell>
          <table:table-cell office:value-type="float" office:value="0.182481">
            <text:p>0.18248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1088">
            <text:p>0.271088</text:p>
          </table:table-cell>
          <table:table-cell office:value-type="float" office:value="0.393586">
            <text:p>0.393586</text:p>
          </table:table-cell>
          <table:table-cell office:value-type="float" office:value="0.121234">
            <text:p>0.1212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3177">
            <text:p>0.203177</text:p>
          </table:table-cell>
          <table:table-cell office:value-type="float" office:value="0.281884">
            <text:p>0.281884</text:p>
          </table:table-cell>
          <table:table-cell office:value-type="float" office:value="0.170217">
            <text:p>0.17021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84692">
            <text:p>0.184692</text:p>
          </table:table-cell>
          <table:table-cell office:value-type="float" office:value="0.358974">
            <text:p>0.358974</text:p>
          </table:table-cell>
          <table:table-cell office:value-type="float" office:value="0.2357">
            <text:p>0.23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92182">
            <text:p>0.192182</text:p>
          </table:table-cell>
          <table:table-cell office:value-type="float" office:value="0.329751">
            <text:p>0.329751</text:p>
          </table:table-cell>
          <table:table-cell office:value-type="float" office:value="0.179097">
            <text:p>0.17909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86824">
            <text:p>0.286824</text:p>
          </table:table-cell>
          <table:table-cell office:value-type="float" office:value="0.29928">
            <text:p>0.29928</text:p>
          </table:table-cell>
          <table:table-cell office:value-type="float" office:value="0.108177">
            <text:p>0.1081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84499">
            <text:p>0.584499</text:p>
          </table:table-cell>
          <table:table-cell office:value-type="float" office:value="0.259646">
            <text:p>0.259646</text:p>
          </table:table-cell>
          <table:table-cell office:value-type="float" office:value="0.248676">
            <text:p>0.2486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2233">
            <text:p>0.212233</text:p>
          </table:table-cell>
          <table:table-cell office:value-type="float" office:value="0.244727">
            <text:p>0.244727</text:p>
          </table:table-cell>
          <table:table-cell office:value-type="float" office:value="0.151718">
            <text:p>0.1517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5975">
            <text:p>0.175975</text:p>
          </table:table-cell>
          <table:table-cell office:value-type="float" office:value="0.625446">
            <text:p>0.625446</text:p>
          </table:table-cell>
          <table:table-cell office:value-type="float" office:value="0.082073">
            <text:p>0.08207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2386">
            <text:p>0.292386</text:p>
          </table:table-cell>
          <table:table-cell office:value-type="float" office:value="1.868414">
            <text:p>1.868414</text:p>
          </table:table-cell>
          <table:table-cell office:value-type="float" office:value="0.318744">
            <text:p>0.3187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2479">
            <text:p>0.202479</text:p>
          </table:table-cell>
          <table:table-cell office:value-type="float" office:value="6.312127">
            <text:p>6.312127</text:p>
          </table:table-cell>
          <table:table-cell office:value-type="float" office:value="0.173029">
            <text:p>0.1730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60685">
            <text:p>0.560685</text:p>
          </table:table-cell>
          <table:table-cell office:value-type="float" office:value="1.57166">
            <text:p>1.57166</text:p>
          </table:table-cell>
          <table:table-cell office:value-type="float" office:value="0.203934">
            <text:p>0.2039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12537">
            <text:p>0.812537</text:p>
          </table:table-cell>
          <table:table-cell office:value-type="float" office:value="37.064867">
            <text:p>37.064867</text:p>
          </table:table-cell>
          <table:table-cell office:value-type="float" office:value="0.319829">
            <text:p>0.3198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591">
            <text:p>0.07591</text:p>
          </table:table-cell>
          <table:table-cell office:value-type="float" office:value="0.011544">
            <text:p>0.011544</text:p>
          </table:table-cell>
          <table:table-cell office:value-type="float" office:value="1.271974">
            <text:p>1.27197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527245">
            <text:p>1.527245</text:p>
          </table:table-cell>
          <table:table-cell office:value-type="float" office:value="0.020789">
            <text:p>0.020789</text:p>
          </table:table-cell>
          <table:table-cell office:value-type="float" office:value="1.907804">
            <text:p>1.9078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31458">
            <text:p>0.831458</text:p>
          </table:table-cell>
          <table:table-cell office:value-type="float" office:value="0.01121">
            <text:p>0.01121</text:p>
          </table:table-cell>
          <table:table-cell office:value-type="float" office:value="1.670809">
            <text:p>1.6708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207268">
            <text:p>1.207268</text:p>
          </table:table-cell>
          <table:table-cell office:value-type="float" office:value="2.638039">
            <text:p>2.638039</text:p>
          </table:table-cell>
          <table:table-cell office:value-type="float" office:value="10.47828">
            <text:p>10.478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19428">
            <text:p>1.019428</text:p>
          </table:table-cell>
          <table:table-cell office:value-type="float" office:value="1.918509">
            <text:p>1.918509</text:p>
          </table:table-cell>
          <table:table-cell office:value-type="float" office:value="0.670256">
            <text:p>0.67025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947696">
            <text:p>1.947696</text:p>
          </table:table-cell>
          <table:table-cell office:value-type="float" office:value="3.241997">
            <text:p>3.241997</text:p>
          </table:table-cell>
          <table:table-cell office:value-type="float" office:value="0.913486">
            <text:p>0.9134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58967">
            <text:p>5.58967</text:p>
          </table:table-cell>
          <table:table-cell office:value-type="float" office:value="2.759993">
            <text:p>2.759993</text:p>
          </table:table-cell>
          <table:table-cell office:value-type="float" office:value="0.874657">
            <text:p>0.87465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77915">
            <text:p>0.777915</text:p>
          </table:table-cell>
          <table:table-cell office:value-type="float" office:value="2.182922">
            <text:p>2.182922</text:p>
          </table:table-cell>
          <table:table-cell office:value-type="float" office:value="0.267859">
            <text:p>0.26785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509575">
            <text:p>0.509575</text:p>
          </table:table-cell>
          <table:table-cell office:value-type="float" office:value="0.851297">
            <text:p>0.851297</text:p>
          </table:table-cell>
          <table:table-cell office:value-type="float" office:value="0.289687">
            <text:p>0.28968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2326">
            <text:p>0.312326</text:p>
          </table:table-cell>
          <table:table-cell office:value-type="float" office:value="0.000025">
            <text:p>0.000025</text:p>
          </table:table-cell>
          <table:table-cell office:value-type="float" office:value="0.278318">
            <text:p>0.2783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53122">
            <text:p>0.253122</text:p>
          </table:table-cell>
          <table:table-cell office:value-type="float" office:value="0.900979">
            <text:p>0.900979</text:p>
          </table:table-cell>
          <table:table-cell office:value-type="float" office:value="0.951279">
            <text:p>0.95127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68793">
            <text:p>0.068793</text:p>
          </table:table-cell>
          <table:table-cell office:value-type="float" office:value="0.073567">
            <text:p>0.073567</text:p>
          </table:table-cell>
          <table:table-cell office:value-type="float" office:value="1.255312">
            <text:p>1.2553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5119">
            <text:p>0.155119</text:p>
          </table:table-cell>
          <table:table-cell office:value-type="float" office:value="6.265869">
            <text:p>6.265869</text:p>
          </table:table-cell>
          <table:table-cell office:value-type="float" office:value="1.26378">
            <text:p>1.263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6077">
            <text:p>0.316077</text:p>
          </table:table-cell>
          <table:table-cell office:value-type="float" office:value="0.254283">
            <text:p>0.254283</text:p>
          </table:table-cell>
          <table:table-cell office:value-type="float" office:value="1.179458">
            <text:p>1.1794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09555">
            <text:p>0.209555</text:p>
          </table:table-cell>
          <table:table-cell office:value-type="float" office:value="0.337628">
            <text:p>0.337628</text:p>
          </table:table-cell>
          <table:table-cell office:value-type="float" office:value="0.632916">
            <text:p>0.63291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37796">
            <text:p>0.337796</text:p>
          </table:table-cell>
          <table:table-cell office:value-type="float" office:value="0.255333">
            <text:p>0.255333</text:p>
          </table:table-cell>
          <table:table-cell office:value-type="float" office:value="0.293918">
            <text:p>0.29391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512">
            <text:p>0.30512</text:p>
          </table:table-cell>
          <table:table-cell office:value-type="float" office:value="0.303366">
            <text:p>0.303366</text:p>
          </table:table-cell>
          <table:table-cell office:value-type="float" office:value="0.362686">
            <text:p>0.3626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612">
            <text:p>0.09612</text:p>
          </table:table-cell>
          <table:table-cell office:value-type="float" office:value="0.384324">
            <text:p>0.384324</text:p>
          </table:table-cell>
          <table:table-cell office:value-type="float" office:value="0.329563">
            <text:p>0.32956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35321">
            <text:p>0.335321</text:p>
          </table:table-cell>
          <table:table-cell office:value-type="float" office:value="1.156413">
            <text:p>1.156413</text:p>
          </table:table-cell>
          <table:table-cell office:value-type="float" office:value="0.239575">
            <text:p>0.23957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0326">
            <text:p>0.310326</text:p>
          </table:table-cell>
          <table:table-cell office:value-type="float" office:value="1.126944">
            <text:p>1.126944</text:p>
          </table:table-cell>
          <table:table-cell office:value-type="float" office:value="0.182485">
            <text:p>0.1824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9754">
            <text:p>0.109754</text:p>
          </table:table-cell>
          <table:table-cell office:value-type="float" office:value="0.39414">
            <text:p>0.39414</text:p>
          </table:table-cell>
          <table:table-cell office:value-type="float" office:value="0.289139">
            <text:p>0.2891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9394">
            <text:p>0.249394</text:p>
          </table:table-cell>
          <table:table-cell office:value-type="float" office:value="0.924083">
            <text:p>0.924083</text:p>
          </table:table-cell>
          <table:table-cell office:value-type="float" office:value="0.243822">
            <text:p>0.24382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71454">
            <text:p>0.171454</text:p>
          </table:table-cell>
          <table:table-cell office:value-type="float" office:value="0.393172">
            <text:p>0.393172</text:p>
          </table:table-cell>
          <table:table-cell office:value-type="float" office:value="0.408096">
            <text:p>0.4080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2124">
            <text:p>0.272124</text:p>
          </table:table-cell>
          <table:table-cell office:value-type="float" office:value="0.209633">
            <text:p>0.209633</text:p>
          </table:table-cell>
          <table:table-cell office:value-type="float" office:value="0.239443">
            <text:p>0.23944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19259">
            <text:p>0.119259</text:p>
          </table:table-cell>
          <table:table-cell office:value-type="float" office:value="1.25694">
            <text:p>1.25694</text:p>
          </table:table-cell>
          <table:table-cell office:value-type="float" office:value="0.379406">
            <text:p>0.37940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6313">
            <text:p>0.046313</text:p>
          </table:table-cell>
          <table:table-cell office:value-type="float" office:value="1.521381">
            <text:p>1.521381</text:p>
          </table:table-cell>
          <table:table-cell office:value-type="float" office:value="0.284436">
            <text:p>0.28443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813">
            <text:p>0.31813</text:p>
          </table:table-cell>
          <table:table-cell office:value-type="float" office:value="0.584288">
            <text:p>0.584288</text:p>
          </table:table-cell>
          <table:table-cell office:value-type="float" office:value="0.24539">
            <text:p>0.2453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1745">
            <text:p>0.21745</text:p>
          </table:table-cell>
          <table:table-cell office:value-type="float" office:value="0.584042">
            <text:p>0.584042</text:p>
          </table:table-cell>
          <table:table-cell office:value-type="float" office:value="0.287709">
            <text:p>0.28770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80589">
            <text:p>0.180589</text:p>
          </table:table-cell>
          <table:table-cell office:value-type="float" office:value="0.392874">
            <text:p>0.392874</text:p>
          </table:table-cell>
          <table:table-cell office:value-type="float" office:value="0.376789">
            <text:p>0.3767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13704">
            <text:p>0.313704</text:p>
          </table:table-cell>
          <table:table-cell office:value-type="float" office:value="0.321105">
            <text:p>0.321105</text:p>
          </table:table-cell>
          <table:table-cell office:value-type="float" office:value="0.160012">
            <text:p>0.1600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7744">
            <text:p>0.107744</text:p>
          </table:table-cell>
          <table:table-cell office:value-type="float" office:value="0.461278">
            <text:p>0.461278</text:p>
          </table:table-cell>
          <table:table-cell office:value-type="float" office:value="0.245219">
            <text:p>0.24521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1435">
            <text:p>0.161435</text:p>
          </table:table-cell>
          <table:table-cell office:value-type="float" office:value="0.293454">
            <text:p>0.293454</text:p>
          </table:table-cell>
          <table:table-cell office:value-type="float" office:value="0.249346">
            <text:p>0.24934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0217">
            <text:p>0.150217</text:p>
          </table:table-cell>
          <table:table-cell office:value-type="float" office:value="0.099167">
            <text:p>0.099167</text:p>
          </table:table-cell>
          <table:table-cell office:value-type="float" office:value="0.813167">
            <text:p>0.81316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09316">
            <text:p>0.309316</text:p>
          </table:table-cell>
          <table:table-cell office:value-type="float" office:value="0.068096">
            <text:p>0.068096</text:p>
          </table:table-cell>
          <table:table-cell office:value-type="float" office:value="2.266101">
            <text:p>2.266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78525">
            <text:p>0.378525</text:p>
          </table:table-cell>
          <table:table-cell office:value-type="float" office:value="0.214208">
            <text:p>0.214208</text:p>
          </table:table-cell>
          <table:table-cell office:value-type="float" office:value="10.457344">
            <text:p>10.4573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6374">
            <text:p>0.146374</text:p>
          </table:table-cell>
          <table:table-cell office:value-type="float" office:value="0.094212">
            <text:p>0.094212</text:p>
          </table:table-cell>
          <table:table-cell office:value-type="float" office:value="0.742758">
            <text:p>0.74275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3899">
            <text:p>0.243899</text:p>
          </table:table-cell>
          <table:table-cell office:value-type="float" office:value="25.188554">
            <text:p>25.188554</text:p>
          </table:table-cell>
          <table:table-cell office:value-type="float" office:value="1.173128">
            <text:p>1.17312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42043">
            <text:p>0.242043</text:p>
          </table:table-cell>
          <table:table-cell office:value-type="float" office:value="0.01363">
            <text:p>0.01363</text:p>
          </table:table-cell>
          <table:table-cell office:value-type="float" office:value="0.636791">
            <text:p>0.6367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708922">
            <text:p>0.708922</text:p>
          </table:table-cell>
          <table:table-cell office:value-type="float" office:value="0.018807">
            <text:p>0.018807</text:p>
          </table:table-cell>
          <table:table-cell office:value-type="float" office:value="0.296214">
            <text:p>0.29621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42311">
            <text:p>0.042311</text:p>
          </table:table-cell>
          <table:table-cell office:value-type="float" office:value="0.001075">
            <text:p>0.001075</text:p>
          </table:table-cell>
          <table:table-cell office:value-type="float" office:value="0.266933">
            <text:p>0.2669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001916">
            <text:p>1.001916</text:p>
          </table:table-cell>
          <table:table-cell office:value-type="float" office:value="0.239806">
            <text:p>0.239806</text:p>
          </table:table-cell>
          <table:table-cell office:value-type="float" office:value="0.228377">
            <text:p>0.22837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87667">
            <text:p>0.887667</text:p>
          </table:table-cell>
          <table:table-cell office:value-type="float" office:value="0.383403">
            <text:p>0.383403</text:p>
          </table:table-cell>
          <table:table-cell office:value-type="float" office:value="0.194778">
            <text:p>0.1947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73314">
            <text:p>0.873314</text:p>
          </table:table-cell>
          <table:table-cell office:value-type="float" office:value="0.323164">
            <text:p>0.323164</text:p>
          </table:table-cell>
          <table:table-cell office:value-type="float" office:value="0.85299">
            <text:p>0.852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921557">
            <text:p>0.921557</text:p>
          </table:table-cell>
          <table:table-cell office:value-type="float" office:value="0.424342">
            <text:p>0.424342</text:p>
          </table:table-cell>
          <table:table-cell office:value-type="float" office:value="1.15092">
            <text:p>1.1509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47048">
            <text:p>1.347048</text:p>
          </table:table-cell>
          <table:table-cell office:value-type="float" office:value="0.252337">
            <text:p>0.252337</text:p>
          </table:table-cell>
          <table:table-cell office:value-type="float" office:value="1.225465">
            <text:p>1.22546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509522">
            <text:p>5.509522</text:p>
          </table:table-cell>
          <table:table-cell office:value-type="float" office:value="0.305026">
            <text:p>0.305026</text:p>
          </table:table-cell>
          <table:table-cell office:value-type="float" office:value="0.861271">
            <text:p>0.86127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2062">
            <text:p>0.32062</text:p>
          </table:table-cell>
          <table:table-cell office:value-type="float" office:value="0.107335">
            <text:p>0.107335</text:p>
          </table:table-cell>
          <table:table-cell office:value-type="float" office:value="0.285345">
            <text:p>0.28534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889245">
            <text:p>0.889245</text:p>
          </table:table-cell>
          <table:table-cell office:value-type="float" office:value="0.08167">
            <text:p>0.08167</text:p>
          </table:table-cell>
          <table:table-cell office:value-type="float" office:value="0.333046">
            <text:p>0.33304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67479">
            <text:p>0.367479</text:p>
          </table:table-cell>
          <table:table-cell/>
          <table:table-cell office:value-type="float" office:value="0.317512">
            <text:p>0.31751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79198">
            <text:p>0.079198</text:p>
          </table:table-cell>
          <table:table-cell/>
          <table:table-cell office:value-type="float" office:value="0.220986">
            <text:p>0.22098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38558">
            <text:p>0.138558</text:p>
          </table:table-cell>
          <table:table-cell/>
          <table:table-cell office:value-type="float" office:value="0.324398">
            <text:p>0.32439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88613">
            <text:p>0.088613</text:p>
          </table:table-cell>
          <table:table-cell/>
          <table:table-cell office:value-type="float" office:value="0.271725">
            <text:p>0.2717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328">
            <text:p>0.16328</text:p>
          </table:table-cell>
          <table:table-cell/>
          <table:table-cell office:value-type="float" office:value="0.316473">
            <text:p>0.31647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93723">
            <text:p>0.293723</text:p>
          </table:table-cell>
          <table:table-cell/>
          <table:table-cell office:value-type="float" office:value="0.169595">
            <text:p>0.16959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095722">
            <text:p>0.095722</text:p>
          </table:table-cell>
          <table:table-cell/>
          <table:table-cell office:value-type="float" office:value="0.217333">
            <text:p>0.21733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7038">
            <text:p>0.167038</text:p>
          </table:table-cell>
          <table:table-cell/>
          <table:table-cell office:value-type="float" office:value="0.29655">
            <text:p>0.296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40916">
            <text:p>0.140916</text:p>
          </table:table-cell>
          <table:table-cell/>
          <table:table-cell office:value-type="float" office:value="0.279142">
            <text:p>0.27914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71769">
            <text:p>0.271769</text:p>
          </table:table-cell>
          <table:table-cell/>
          <table:table-cell office:value-type="float" office:value="0.204689">
            <text:p>0.20468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09315">
            <text:p>0.109315</text:p>
          </table:table-cell>
          <table:table-cell/>
          <table:table-cell office:value-type="float" office:value="0.247794">
            <text:p>0.2477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2194">
            <text:p>0.162194</text:p>
          </table:table-cell>
          <table:table-cell/>
          <table:table-cell office:value-type="float" office:value="0.261378">
            <text:p>0.26137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346386">
            <text:p>0.346386</text:p>
          </table:table-cell>
          <table:table-cell/>
          <table:table-cell office:value-type="float" office:value="0.165441">
            <text:p>0.16544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236578">
            <text:p>0.236578</text:p>
          </table:table-cell>
          <table:table-cell/>
          <table:table-cell office:value-type="float" office:value="0.205288">
            <text:p>0.2052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408682">
            <text:p>0.408682</text:p>
          </table:table-cell>
          <table:table-cell/>
          <table:table-cell office:value-type="float" office:value="0.044155">
            <text:p>0.04415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56006">
            <text:p>0.156006</text:p>
          </table:table-cell>
          <table:table-cell/>
          <table:table-cell office:value-type="float" office:value="0.085885">
            <text:p>0.08588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0.162209">
            <text:p>0.16220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6245">
            <text:p>0.2062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77124">
            <text:p>0.37712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5294">
            <text:p>0.18529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07405">
            <text:p>0.1074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73835">
            <text:p>0.3738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92144">
            <text:p>0.1921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35923">
            <text:p>0.3359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3536">
            <text:p>0.2335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5564">
            <text:p>0.2055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4074">
            <text:p>0.34407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2205">
            <text:p>0.28220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32073">
            <text:p>0.1320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2552">
            <text:p>0.1725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11503">
            <text:p>0.41150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872192">
            <text:p>0.87219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54671">
            <text:p>0.05467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805486">
            <text:p>1.80548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632897">
            <text:p>1.6328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.754685">
            <text:p>4.75468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02507">
            <text:p>1.2025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755939">
            <text:p>0.7559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73455">
            <text:p>0.0734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985">
            <text:p>0.2998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7263">
            <text:p>0.4372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7662">
            <text:p>0.30766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1497">
            <text:p>0.29149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7921">
            <text:p>0.1779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5721">
            <text:p>0.1757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56577">
            <text:p>0.25657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0831">
            <text:p>0.3608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41216">
            <text:p>0.2412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82787">
            <text:p>0.48278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01614">
            <text:p>0.60161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0074">
            <text:p>0.43007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64104">
            <text:p>0.2641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5031">
            <text:p>0.2750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9921">
            <text:p>0.3899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9176">
            <text:p>0.34917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94344">
            <text:p>0.4943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4983">
            <text:p>0.18498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49072">
            <text:p>0.14907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43333">
            <text:p>0.3433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40008">
            <text:p>0.24000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9588">
            <text:p>0.0958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46363">
            <text:p>0.44636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8404">
            <text:p>0.36840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6083">
            <text:p>0.28608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71112">
            <text:p>0.711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0761">
            <text:p>0.1807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2681">
            <text:p>0.17268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5782">
            <text:p>0.257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699">
            <text:p>0.1769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7689">
            <text:p>0.43768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69367">
            <text:p>1.26936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065473">
            <text:p>0.0654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227036">
            <text:p>1.2270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09884">
            <text:p>1.0988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38911">
            <text:p>0.6389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77987">
            <text:p>1.7798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.215979">
            <text:p>2.21597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5.498151">
            <text:p>5.4981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5611">
            <text:p>0.38561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686075">
            <text:p>0.68607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16273">
            <text:p>0.4162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6707">
            <text:p>0.3670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2673">
            <text:p>0.30267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3652">
            <text:p>0.2836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7555">
            <text:p>0.27755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2466">
            <text:p>0.29246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0627">
            <text:p>0.23062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86345">
            <text:p>0.3863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164">
            <text:p>0.271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2416">
            <text:p>0.22241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3361">
            <text:p>0.433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54946">
            <text:p>0.1549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82764">
            <text:p>0.28276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7765">
            <text:p>0.22776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7322">
            <text:p>0.1732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8846">
            <text:p>0.3088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63682">
            <text:p>0.2636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87837">
            <text:p>0.1878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25853">
            <text:p>0.3258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03265">
            <text:p>0.30326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06621">
            <text:p>0.20662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401851">
            <text:p>0.4018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99558">
            <text:p>0.29955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77051">
            <text:p>0.2770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93569">
            <text:p>0.19356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60682">
            <text:p>0.16068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16717">
            <text:p>0.11671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8912">
            <text:p>0.23891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21901">
            <text:p>0.22190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394091">
            <text:p>0.39409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11998">
            <text:p>0.1199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unt</text:p>
          </table:table-cell>
          <table:table-cell table:formula="of:=COUNT([.B2:.B465])" office:value-type="float" office:value="464">
            <text:p>464</text:p>
          </table:table-cell>
          <table:table-cell table:formula="of:=COUNT([.C2:.C465])" office:value-type="float" office:value="353">
            <text:p>353</text:p>
          </table:table-cell>
          <table:table-cell table:formula="of:=COUNT([.D2:.D465])" office:value-type="float" office:value="369">
            <text:p>369</text:p>
          </table:table-cell>
          <table:table-cell table:formula="of:=COUNT([.E2:.E465])" office:value-type="float" office:value="211">
            <text:p>211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 table:formula="of:=SUM([.B2:.B465])" office:value-type="float" office:value="222.346496">
            <text:p>222.346496</text:p>
          </table:table-cell>
          <table:table-cell table:formula="of:=SUM([.C2:.C465])" office:value-type="float" office:value="418.926799">
            <text:p>418.926799</text:p>
          </table:table-cell>
          <table:table-cell table:formula="of:=SUM([.D2:.D465])" office:value-type="float" office:value="312.546425">
            <text:p>312.546425</text:p>
          </table:table-cell>
          <table:table-cell table:formula="of:=SUM([.E2:.E465])" office:value-type="float" office:value="111.796833">
            <text:p>111.796833</text:p>
          </table:table-cell>
          <table:table-cell table:number-columns-repeated="1019"/>
        </table:table-row>
        <table:table-row table:style-name="ro2">
          <table:table-cell office:value-type="string">
            <text:p>avg</text:p>
          </table:table-cell>
          <table:table-cell table:formula="of:=[.B468]/[.B467]" office:value-type="float" office:value="0.479195034482758">
            <text:p>0.4791950345</text:p>
          </table:table-cell>
          <table:table-cell table:formula="of:=[.C468]/[.C467]" office:value-type="float" office:value="1.18676147025496">
            <text:p>1.1867614703</text:p>
          </table:table-cell>
          <table:table-cell table:formula="of:=[.D468]/[.D467]" office:value-type="float" office:value="0.847009281842818">
            <text:p>0.8470092818</text:p>
          </table:table-cell>
          <table:table-cell table:formula="of:=[.E468]/[.E467]" office:value-type="float" office:value="0.529842810426541">
            <text:p>0.5298428104</text:p>
          </table:table-cell>
          <table:table-cell table:number-columns-repeated="1019"/>
        </table:table-row>
        <table:table-row table:style-name="ro2" table:number-rows-repeated="10481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ime-style style:name="N118"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23:13:38</meta:creation-date>
    <dc:date>2013-05-18T00:21:59</dc:date>
    <meta:editing-duration>PT53M1S</meta:editing-duration>
    <meta:editing-cycles>2</meta:editing-cycles>
    <meta:generator>LibreOffice/4.0.0.3$Linux_X86_64 LibreOffice_project/7545bee9c2a0782548772a21bc84a9dcc583b89</meta:generator>
    <meta:document-statistic meta:table-count="1" meta:cell-count="14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false" chart:logarithmic="false" chart:text-overlap="true" chart:reverse-direction="false" text:line-break="false" chart:axis-position="0" style:direction="ttb"/>
      <style:graphic-properties draw:stroke="dash" draw:stroke-dash="Dashed_20__28_var_29_"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823cm" svg:height="29.486cm" xlink:href=".." xlink:type="simple" chart:class="chart:line" chart:style-name="ch1">
        <chart:title svg:x="24.664cm" svg:y="0.724cm" chart:style-name="ch2">
          <text:p>JDK Collectors</text:p>
        </chart:title>
        <chart:subtitle svg:x="23.562cm" svg:y="3.312cm" chart:style-name="ch3">
          <text:p>JDK 1.7.0_21-b11, Linux 3.8.7 amd64,
Intel(R) Core(TM)2 Extreme CPU X9100 @ 3.06GHz 
6GB RAM, SSD Corsair Force GT
GCC 4.7
 </text:p>
        </chart:subtitle>
        <chart:legend chart:legend-position="end" svg:x="52.421cm" svg:y="13.697cm" style:legend-expansion="high" chart:style-name="ch4"/>
        <chart:plot-area chart:style-name="ch5" table:cell-range-address="Sheet1_2.B1:Sheet1_2.B465 Sheet1_2.C1:Sheet1_2.C354 Sheet1_2.D1:Sheet1_2.D370 Sheet1_2.E1:Sheet1_2.E212" chart:data-source-has-labels="row" svg:x="1.546cm" svg:y="6.193cm" svg:width="48.683cm" svg:height="22.284cm">
          <chartooo:coordinate-region svg:x="2.167cm" svg:y="6.392cm" svg:width="48.062cm" svg:height="21.88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_2.B2:Sheet1_2.B465" chart:label-cell-address="Sheet1_2.B1:Sheet1_2.B1" chart:class="chart:line">
            <chart:data-point chart:repeated="464"/>
          </chart:series>
          <chart:series chart:style-name="ch10" chart:values-cell-range-address="Sheet1_2.C2:Sheet1_2.C354" chart:label-cell-address="Sheet1_2.C1:Sheet1_2.C1" chart:class="chart:line">
            <chart:data-point chart:repeated="353"/>
          </chart:series>
          <chart:series chart:style-name="ch11" chart:values-cell-range-address="Sheet1_2.D2:Sheet1_2.D370" chart:label-cell-address="Sheet1_2.D1:Sheet1_2.D1" chart:class="chart:line">
            <chart:data-point chart:repeated="369"/>
          </chart:series>
          <chart:series chart:style-name="ch12" chart:values-cell-range-address="Sheet1_2.E2:Sheet1_2.E212" chart:label-cell-address="Sheet1_2.E1:Sheet1_2.E1" chart:class="chart:line">
            <chart:data-point chart:repeated="2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922">
                <text:p>0.116922</text:p>
                <draw:g>
                  <svg:desc>Sheet1_2.B2:Sheet1_2.B465</svg:desc>
                </draw:g>
              </table:table-cell>
              <table:table-cell office:value-type="float" office:value="0.218847">
                <text:p>0.218847</text:p>
                <draw:g>
                  <svg:desc>Sheet1_2.C2:Sheet1_2.C354</svg:desc>
                </draw:g>
              </table:table-cell>
              <table:table-cell office:value-type="float" office:value="0.126944">
                <text:p>0.126944</text:p>
                <draw:g>
                  <svg:desc>Sheet1_2.D2:Sheet1_2.D370</svg:desc>
                </draw:g>
              </table:table-cell>
              <table:table-cell office:value-type="float" office:value="0.029361">
                <text:p>0.029361</text:p>
                <draw:g>
                  <svg:desc>Sheet1_2.E2:Sheet1_2.E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6388">
                <text:p>0.586388</text:p>
              </table:table-cell>
              <table:table-cell office:value-type="float" office:value="0.185788">
                <text:p>0.185788</text:p>
              </table:table-cell>
              <table:table-cell office:value-type="float" office:value="0.165648">
                <text:p>0.165648</text:p>
              </table:table-cell>
              <table:table-cell office:value-type="float" office:value="0.049409">
                <text:p>0.049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633">
                <text:p>0.024633</text:p>
              </table:table-cell>
              <table:table-cell office:value-type="float" office:value="0.279171">
                <text:p>0.279171</text:p>
              </table:table-cell>
              <table:table-cell office:value-type="float" office:value="0.269135">
                <text:p>0.269135</text:p>
              </table:table-cell>
              <table:table-cell office:value-type="float" office:value="0.060598">
                <text:p>0.060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879">
                <text:p>0.366879</text:p>
              </table:table-cell>
              <table:table-cell office:value-type="float" office:value="0.392807">
                <text:p>0.392807</text:p>
              </table:table-cell>
              <table:table-cell office:value-type="float" office:value="0.82788">
                <text:p>0.82788</text:p>
              </table:table-cell>
              <table:table-cell office:value-type="float" office:value="0.059254">
                <text:p>0.059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0287">
                <text:p>0.230287</text:p>
              </table:table-cell>
              <table:table-cell office:value-type="float" office:value="1.328306">
                <text:p>1.328306</text:p>
              </table:table-cell>
              <table:table-cell office:value-type="float" office:value="0.296094">
                <text:p>0.296094</text:p>
              </table:table-cell>
              <table:table-cell office:value-type="float" office:value="0.128953">
                <text:p>0.128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8833">
                <text:p>0.238833</text:p>
              </table:table-cell>
              <table:table-cell office:value-type="float" office:value="1.337175">
                <text:p>1.337175</text:p>
              </table:table-cell>
              <table:table-cell office:value-type="float" office:value="0.999562">
                <text:p>0.999562</text:p>
              </table:table-cell>
              <table:table-cell office:value-type="float" office:value="0.264572">
                <text:p>0.264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8003">
                <text:p>0.258003</text:p>
              </table:table-cell>
              <table:table-cell office:value-type="float" office:value="1.707688">
                <text:p>1.707688</text:p>
              </table:table-cell>
              <table:table-cell office:value-type="float" office:value="0.377526">
                <text:p>0.377526</text:p>
              </table:table-cell>
              <table:table-cell office:value-type="float" office:value="0.113441">
                <text:p>0.11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2585">
                <text:p>0.232585</text:p>
              </table:table-cell>
              <table:table-cell office:value-type="float" office:value="2.274626">
                <text:p>2.274626</text:p>
              </table:table-cell>
              <table:table-cell office:value-type="float" office:value="1.373642">
                <text:p>1.373642</text:p>
              </table:table-cell>
              <table:table-cell office:value-type="float" office:value="0.262041">
                <text:p>0.26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5857">
                <text:p>0.465857</text:p>
              </table:table-cell>
              <table:table-cell office:value-type="float" office:value="0.150483">
                <text:p>0.150483</text:p>
              </table:table-cell>
              <table:table-cell office:value-type="float" office:value="0.349155">
                <text:p>0.349155</text:p>
              </table:table-cell>
              <table:table-cell office:value-type="float" office:value="0.265958">
                <text:p>0.265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4005">
                <text:p>0.274005</text:p>
              </table:table-cell>
              <table:table-cell office:value-type="float" office:value="0.623854">
                <text:p>0.623854</text:p>
              </table:table-cell>
              <table:table-cell office:value-type="float" office:value="0.578713">
                <text:p>0.578713</text:p>
              </table:table-cell>
              <table:table-cell office:value-type="float" office:value="0.217867">
                <text:p>0.217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94">
                <text:p>0.234094</text:p>
              </table:table-cell>
              <table:table-cell office:value-type="float" office:value="0.238762">
                <text:p>0.238762</text:p>
              </table:table-cell>
              <table:table-cell office:value-type="float" office:value="0.684729">
                <text:p>0.684729</text:p>
              </table:table-cell>
              <table:table-cell office:value-type="float" office:value="0.571819">
                <text:p>0.571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456">
                <text:p>0.200456</text:p>
              </table:table-cell>
              <table:table-cell office:value-type="float" office:value="0.283407">
                <text:p>0.283407</text:p>
              </table:table-cell>
              <table:table-cell office:value-type="float" office:value="3.586913">
                <text:p>3.586913</text:p>
              </table:table-cell>
              <table:table-cell office:value-type="float" office:value="1.469666">
                <text:p>1.469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424">
                <text:p>0.217424</text:p>
              </table:table-cell>
              <table:table-cell office:value-type="float" office:value="0.305208">
                <text:p>0.305208</text:p>
              </table:table-cell>
              <table:table-cell office:value-type="float" office:value="1.261387">
                <text:p>1.261387</text:p>
              </table:table-cell>
              <table:table-cell office:value-type="float" office:value="1.080043">
                <text:p>1.080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468">
                <text:p>0.183468</text:p>
              </table:table-cell>
              <table:table-cell office:value-type="float" office:value="0.116474">
                <text:p>0.116474</text:p>
              </table:table-cell>
              <table:table-cell office:value-type="float" office:value="0.810379">
                <text:p>0.810379</text:p>
              </table:table-cell>
              <table:table-cell office:value-type="float" office:value="3.766378">
                <text:p>3.766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6371">
                <text:p>0.186371</text:p>
              </table:table-cell>
              <table:table-cell office:value-type="float" office:value="0.263264">
                <text:p>0.263264</text:p>
              </table:table-cell>
              <table:table-cell office:value-type="float" office:value="1.660449">
                <text:p>1.660449</text:p>
              </table:table-cell>
              <table:table-cell office:value-type="float" office:value="0.349386">
                <text:p>0.349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9">
                <text:p>0.243989</text:p>
              </table:table-cell>
              <table:table-cell office:value-type="float" office:value="0.150773">
                <text:p>0.150773</text:p>
              </table:table-cell>
              <table:table-cell office:value-type="float" office:value="5.72967">
                <text:p>5.72967</text:p>
              </table:table-cell>
              <table:table-cell office:value-type="float" office:value="0.257764">
                <text:p>0.257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277">
                <text:p>0.261277</text:p>
              </table:table-cell>
              <table:table-cell office:value-type="float" office:value="0.194071">
                <text:p>0.194071</text:p>
              </table:table-cell>
              <table:table-cell office:value-type="float" office:value="6.127842">
                <text:p>6.127842</text:p>
              </table:table-cell>
              <table:table-cell office:value-type="float" office:value="0.119948">
                <text:p>0.119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8818">
                <text:p>0.278818</text:p>
              </table:table-cell>
              <table:table-cell office:value-type="float" office:value="0.224554">
                <text:p>0.224554</text:p>
              </table:table-cell>
              <table:table-cell office:value-type="float" office:value="0.221878">
                <text:p>0.221878</text:p>
              </table:table-cell>
              <table:table-cell office:value-type="float" office:value="0.066419">
                <text:p>0.066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873">
                <text:p>0.179873</text:p>
              </table:table-cell>
              <table:table-cell office:value-type="float" office:value="0.219198">
                <text:p>0.219198</text:p>
              </table:table-cell>
              <table:table-cell office:value-type="float" office:value="0.175868">
                <text:p>0.175868</text:p>
              </table:table-cell>
              <table:table-cell office:value-type="float" office:value="0.025151">
                <text:p>0.025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353">
                <text:p>0.355353</text:p>
              </table:table-cell>
              <table:table-cell office:value-type="float" office:value="0.147769">
                <text:p>0.147769</text:p>
              </table:table-cell>
              <table:table-cell office:value-type="float" office:value="0.179425">
                <text:p>0.179425</text:p>
              </table:table-cell>
              <table:table-cell office:value-type="float" office:value="0.029871">
                <text:p>0.029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6702">
                <text:p>0.186702</text:p>
              </table:table-cell>
              <table:table-cell office:value-type="float" office:value="0.167318">
                <text:p>0.167318</text:p>
              </table:table-cell>
              <table:table-cell office:value-type="float" office:value="0.189382">
                <text:p>0.189382</text:p>
              </table:table-cell>
              <table:table-cell office:value-type="float" office:value="0.032386">
                <text:p>0.032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9916">
                <text:p>0.249916</text:p>
              </table:table-cell>
              <table:table-cell office:value-type="float" office:value="0.235391">
                <text:p>0.235391</text:p>
              </table:table-cell>
              <table:table-cell office:value-type="float" office:value="0.20983">
                <text:p>0.20983</text:p>
              </table:table-cell>
              <table:table-cell office:value-type="float" office:value="0.075786">
                <text:p>0.075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252">
                <text:p>0.238252</text:p>
              </table:table-cell>
              <table:table-cell office:value-type="float" office:value="0.381563">
                <text:p>0.381563</text:p>
              </table:table-cell>
              <table:table-cell office:value-type="float" office:value="0.305993">
                <text:p>0.305993</text:p>
              </table:table-cell>
              <table:table-cell office:value-type="float" office:value="0.079695">
                <text:p>0.079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4022">
                <text:p>0.184022</text:p>
              </table:table-cell>
              <table:table-cell office:value-type="float" office:value="0.116642">
                <text:p>0.116642</text:p>
              </table:table-cell>
              <table:table-cell office:value-type="float" office:value="0.399999">
                <text:p>0.399999</text:p>
              </table:table-cell>
              <table:table-cell office:value-type="float" office:value="0.038445">
                <text:p>0.038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759">
                <text:p>0.241759</text:p>
              </table:table-cell>
              <table:table-cell office:value-type="float" office:value="0.237093">
                <text:p>0.237093</text:p>
              </table:table-cell>
              <table:table-cell office:value-type="float" office:value="0.310947">
                <text:p>0.310947</text:p>
              </table:table-cell>
              <table:table-cell office:value-type="float" office:value="0.043839">
                <text:p>0.043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4752">
                <text:p>0.304752</text:p>
              </table:table-cell>
              <table:table-cell office:value-type="float" office:value="0.247551">
                <text:p>0.247551</text:p>
              </table:table-cell>
              <table:table-cell office:value-type="float" office:value="0.140443">
                <text:p>0.140443</text:p>
              </table:table-cell>
              <table:table-cell office:value-type="float" office:value="0.088313">
                <text:p>0.088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1509">
                <text:p>0.191509</text:p>
              </table:table-cell>
              <table:table-cell office:value-type="float" office:value="0.443367">
                <text:p>0.443367</text:p>
              </table:table-cell>
              <table:table-cell office:value-type="float" office:value="0.218114">
                <text:p>0.21811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5534">
                <text:p>0.245534</text:p>
              </table:table-cell>
              <table:table-cell office:value-type="float" office:value="0.34818">
                <text:p>0.34818</text:p>
              </table:table-cell>
              <table:table-cell office:value-type="float" office:value="0.110618">
                <text:p>0.110618</text:p>
              </table:table-cell>
              <table:table-cell office:value-type="float" office:value="0.128473">
                <text:p>0.128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6267">
                <text:p>0.266267</text:p>
              </table:table-cell>
              <table:table-cell office:value-type="float" office:value="0.263206">
                <text:p>0.263206</text:p>
              </table:table-cell>
              <table:table-cell office:value-type="float" office:value="0.131765">
                <text:p>0.131765</text:p>
              </table:table-cell>
              <table:table-cell office:value-type="float" office:value="0.055618">
                <text:p>0.055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786">
                <text:p>0.30786</text:p>
              </table:table-cell>
              <table:table-cell office:value-type="float" office:value="0.297279">
                <text:p>0.297279</text:p>
              </table:table-cell>
              <table:table-cell office:value-type="float" office:value="0.176332">
                <text:p>0.176332</text:p>
              </table:table-cell>
              <table:table-cell office:value-type="float" office:value="0.058584">
                <text:p>0.058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785">
                <text:p>0.247785</text:p>
              </table:table-cell>
              <table:table-cell office:value-type="float" office:value="0.448425">
                <text:p>0.448425</text:p>
              </table:table-cell>
              <table:table-cell office:value-type="float" office:value="0.212361">
                <text:p>0.212361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3321">
                <text:p>0.293321</text:p>
              </table:table-cell>
              <table:table-cell office:value-type="float" office:value="0.272908">
                <text:p>0.272908</text:p>
              </table:table-cell>
              <table:table-cell office:value-type="float" office:value="0.218511">
                <text:p>0.218511</text:p>
              </table:table-cell>
              <table:table-cell office:value-type="float" office:value="0.122667">
                <text:p>0.122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9823">
                <text:p>0.259823</text:p>
              </table:table-cell>
              <table:table-cell office:value-type="float" office:value="28.279797">
                <text:p>28.279797</text:p>
              </table:table-cell>
              <table:table-cell office:value-type="float" office:value="0.204055">
                <text:p>0.204055</text:p>
              </table:table-cell>
              <table:table-cell office:value-type="float" office:value="0.221005">
                <text:p>0.221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5946">
                <text:p>0.275946</text:p>
              </table:table-cell>
              <table:table-cell office:value-type="float" office:value="0.022483">
                <text:p>0.022483</text:p>
              </table:table-cell>
              <table:table-cell office:value-type="float" office:value="0.178239">
                <text:p>0.178239</text:p>
              </table:table-cell>
              <table:table-cell office:value-type="float" office:value="0.826006">
                <text:p>0.826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7169">
                <text:p>0.197169</text:p>
              </table:table-cell>
              <table:table-cell office:value-type="float" office:value="0.013301">
                <text:p>0.013301</text:p>
              </table:table-cell>
              <table:table-cell office:value-type="float" office:value="0.200169">
                <text:p>0.200169</text:p>
              </table:table-cell>
              <table:table-cell office:value-type="float" office:value="3.230026">
                <text:p>3.230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0481">
                <text:p>0.230481</text:p>
              </table:table-cell>
              <table:table-cell office:value-type="float" office:value="0.000224">
                <text:p>0.000224</text:p>
              </table:table-cell>
              <table:table-cell office:value-type="float" office:value="0.131466">
                <text:p>0.131466</text:p>
              </table:table-cell>
              <table:table-cell office:value-type="float" office:value="0.354618">
                <text:p>0.354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7361">
                <text:p>0.277361</text:p>
              </table:table-cell>
              <table:table-cell office:value-type="float" office:value="0.274688">
                <text:p>0.274688</text:p>
              </table:table-cell>
              <table:table-cell office:value-type="float" office:value="0.149237">
                <text:p>0.149237</text:p>
              </table:table-cell>
              <table:table-cell office:value-type="float" office:value="0.130013">
                <text:p>0.130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781">
                <text:p>0.124781</text:p>
              </table:table-cell>
              <table:table-cell office:value-type="float" office:value="0.226518">
                <text:p>0.226518</text:p>
              </table:table-cell>
              <table:table-cell office:value-type="float" office:value="0.167212">
                <text:p>0.167212</text:p>
              </table:table-cell>
              <table:table-cell office:value-type="float" office:value="0.070597">
                <text:p>0.070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3679">
                <text:p>0.283679</text:p>
              </table:table-cell>
              <table:table-cell office:value-type="float" office:value="0.359865">
                <text:p>0.359865</text:p>
              </table:table-cell>
              <table:table-cell office:value-type="float" office:value="0.186183">
                <text:p>0.186183</text:p>
              </table:table-cell>
              <table:table-cell office:value-type="float" office:value="0.114739">
                <text:p>0.114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5095">
                <text:p>0.165095</text:p>
              </table:table-cell>
              <table:table-cell office:value-type="float" office:value="1.793373">
                <text:p>1.793373</text:p>
              </table:table-cell>
              <table:table-cell office:value-type="float" office:value="0.191105">
                <text:p>0.191105</text:p>
              </table:table-cell>
              <table:table-cell office:value-type="float" office:value="0.074441">
                <text:p>0.074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532">
                <text:p>0.254532</text:p>
              </table:table-cell>
              <table:table-cell office:value-type="float" office:value="2.885174">
                <text:p>2.885174</text:p>
              </table:table-cell>
              <table:table-cell office:value-type="float" office:value="0.158084">
                <text:p>0.158084</text:p>
              </table:table-cell>
              <table:table-cell office:value-type="float" office:value="0.055157">
                <text:p>0.055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7119">
                <text:p>0.067119</text:p>
              </table:table-cell>
              <table:table-cell office:value-type="float" office:value="0.432528">
                <text:p>0.432528</text:p>
              </table:table-cell>
              <table:table-cell office:value-type="float" office:value="0.116215">
                <text:p>0.116215</text:p>
              </table:table-cell>
              <table:table-cell office:value-type="float" office:value="0.06029">
                <text:p>0.06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7079">
                <text:p>0.297079</text:p>
              </table:table-cell>
              <table:table-cell office:value-type="float" office:value="2.631434">
                <text:p>2.631434</text:p>
              </table:table-cell>
              <table:table-cell office:value-type="float" office:value="0.172013">
                <text:p>0.172013</text:p>
              </table:table-cell>
              <table:table-cell office:value-type="float" office:value="0.066379">
                <text:p>0.066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9913">
                <text:p>0.209913</text:p>
              </table:table-cell>
              <table:table-cell office:value-type="float" office:value="2.424792">
                <text:p>2.424792</text:p>
              </table:table-cell>
              <table:table-cell office:value-type="float" office:value="0.055752">
                <text:p>0.055752</text:p>
              </table:table-cell>
              <table:table-cell office:value-type="float" office:value="0.074372">
                <text:p>0.074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019">
                <text:p>0.174019</text:p>
              </table:table-cell>
              <table:table-cell office:value-type="float" office:value="3.679859">
                <text:p>3.679859</text:p>
              </table:table-cell>
              <table:table-cell office:value-type="float" office:value="1.154005">
                <text:p>1.154005</text:p>
              </table:table-cell>
              <table:table-cell office:value-type="float" office:value="0.047151">
                <text:p>0.047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7612">
                <text:p>0.297612</text:p>
              </table:table-cell>
              <table:table-cell office:value-type="float" office:value="2.64603">
                <text:p>2.64603</text:p>
              </table:table-cell>
              <table:table-cell office:value-type="float" office:value="1.083693">
                <text:p>1.083693</text:p>
              </table:table-cell>
              <table:table-cell office:value-type="float" office:value="0.057684">
                <text:p>0.057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9229">
                <text:p>0.309229</text:p>
              </table:table-cell>
              <table:table-cell office:value-type="float" office:value="1.211919">
                <text:p>1.211919</text:p>
              </table:table-cell>
              <table:table-cell office:value-type="float" office:value="7.753109">
                <text:p>7.753109</text:p>
              </table:table-cell>
              <table:table-cell office:value-type="float" office:value="0.065449">
                <text:p>0.065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7215">
                <text:p>0.217215</text:p>
              </table:table-cell>
              <table:table-cell office:value-type="float" office:value="2.572488">
                <text:p>2.572488</text:p>
              </table:table-cell>
              <table:table-cell office:value-type="float" office:value="1.004946">
                <text:p>1.004946</text:p>
              </table:table-cell>
              <table:table-cell office:value-type="float" office:value="0.078198">
                <text:p>0.078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909">
                <text:p>0.24909</text:p>
              </table:table-cell>
              <table:table-cell office:value-type="float" office:value="1.149761">
                <text:p>1.149761</text:p>
              </table:table-cell>
              <table:table-cell office:value-type="float" office:value="1.418479">
                <text:p>1.418479</text:p>
              </table:table-cell>
              <table:table-cell office:value-type="float" office:value="0.048522">
                <text:p>0.048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4272">
                <text:p>0.094272</text:p>
              </table:table-cell>
              <table:table-cell office:value-type="float" office:value="0.61037">
                <text:p>0.61037</text:p>
              </table:table-cell>
              <table:table-cell office:value-type="float" office:value="1.427133">
                <text:p>1.427133</text:p>
              </table:table-cell>
              <table:table-cell office:value-type="float" office:value="0.05684">
                <text:p>0.05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589">
                <text:p>0.217589</text:p>
              </table:table-cell>
              <table:table-cell office:value-type="float" office:value="0.043828">
                <text:p>0.043828</text:p>
              </table:table-cell>
              <table:table-cell office:value-type="float" office:value="1.988901">
                <text:p>1.988901</text:p>
              </table:table-cell>
              <table:table-cell office:value-type="float" office:value="0.066791">
                <text:p>0.066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6031">
                <text:p>0.236031</text:p>
              </table:table-cell>
              <table:table-cell office:value-type="float" office:value="5.8439">
                <text:p>5.8439</text:p>
              </table:table-cell>
              <table:table-cell office:value-type="float" office:value="1.443082">
                <text:p>1.443082</text:p>
              </table:table-cell>
              <table:table-cell office:value-type="float" office:value="0.19259">
                <text:p>0.19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4715">
                <text:p>0.274715</text:p>
              </table:table-cell>
              <table:table-cell office:value-type="float" office:value="0.220969">
                <text:p>0.220969</text:p>
              </table:table-cell>
              <table:table-cell office:value-type="float" office:value="1.327555">
                <text:p>1.327555</text:p>
              </table:table-cell>
              <table:table-cell office:value-type="float" office:value="0.397375">
                <text:p>0.397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3881">
                <text:p>0.083881</text:p>
              </table:table-cell>
              <table:table-cell office:value-type="float" office:value="0.232678">
                <text:p>0.232678</text:p>
              </table:table-cell>
              <table:table-cell office:value-type="float" office:value="1.243372">
                <text:p>1.243372</text:p>
              </table:table-cell>
              <table:table-cell office:value-type="float" office:value="0.14687">
                <text:p>0.146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3535">
                <text:p>0.423535</text:p>
              </table:table-cell>
              <table:table-cell office:value-type="float" office:value="0.219814">
                <text:p>0.219814</text:p>
              </table:table-cell>
              <table:table-cell office:value-type="float" office:value="0.984445">
                <text:p>0.984445</text:p>
              </table:table-cell>
              <table:table-cell office:value-type="float" office:value="0.253467">
                <text:p>0.253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0846">
                <text:p>0.240846</text:p>
              </table:table-cell>
              <table:table-cell office:value-type="float" office:value="0.239426">
                <text:p>0.239426</text:p>
              </table:table-cell>
              <table:table-cell office:value-type="float" office:value="0.967921">
                <text:p>0.967921</text:p>
              </table:table-cell>
              <table:table-cell office:value-type="float" office:value="3.247285">
                <text:p>3.247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4047">
                <text:p>0.134047</text:p>
              </table:table-cell>
              <table:table-cell office:value-type="float" office:value="0.087342">
                <text:p>0.087342</text:p>
              </table:table-cell>
              <table:table-cell office:value-type="float" office:value="0.811847">
                <text:p>0.811847</text:p>
              </table:table-cell>
              <table:table-cell office:value-type="float" office:value="0.568473">
                <text:p>0.568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985">
                <text:p>0.277985</text:p>
              </table:table-cell>
              <table:table-cell office:value-type="float" office:value="0.247517">
                <text:p>0.247517</text:p>
              </table:table-cell>
              <table:table-cell office:value-type="float" office:value="9.07724">
                <text:p>9.07724</text:p>
              </table:table-cell>
              <table:table-cell office:value-type="float" office:value="0.340186">
                <text:p>0.340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1847">
                <text:p>0.291847</text:p>
              </table:table-cell>
              <table:table-cell office:value-type="float" office:value="0.351671">
                <text:p>0.351671</text:p>
              </table:table-cell>
              <table:table-cell office:value-type="float" office:value="0.145878">
                <text:p>0.145878</text:p>
              </table:table-cell>
              <table:table-cell office:value-type="float" office:value="0.151816">
                <text:p>0.151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8916">
                <text:p>0.188916</text:p>
              </table:table-cell>
              <table:table-cell office:value-type="float" office:value="0.295655">
                <text:p>0.295655</text:p>
              </table:table-cell>
              <table:table-cell office:value-type="float" office:value="0.186099">
                <text:p>0.186099</text:p>
              </table:table-cell>
              <table:table-cell office:value-type="float" office:value="0.07727">
                <text:p>0.07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549">
                <text:p>0.330549</text:p>
              </table:table-cell>
              <table:table-cell office:value-type="float" office:value="0.264393">
                <text:p>0.264393</text:p>
              </table:table-cell>
              <table:table-cell office:value-type="float" office:value="0.192893">
                <text:p>0.192893</text:p>
              </table:table-cell>
              <table:table-cell office:value-type="float" office:value="0.024642">
                <text:p>0.024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8409">
                <text:p>0.128409</text:p>
              </table:table-cell>
              <table:table-cell office:value-type="float" office:value="0.38091">
                <text:p>0.38091</text:p>
              </table:table-cell>
              <table:table-cell office:value-type="float" office:value="0.216928">
                <text:p>0.216928</text:p>
              </table:table-cell>
              <table:table-cell office:value-type="float" office:value="0.13037">
                <text:p>0.13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1625">
                <text:p>0.211625</text:p>
              </table:table-cell>
              <table:table-cell office:value-type="float" office:value="0.186135">
                <text:p>0.186135</text:p>
              </table:table-cell>
              <table:table-cell office:value-type="float" office:value="0.232478">
                <text:p>0.232478</text:p>
              </table:table-cell>
              <table:table-cell office:value-type="float" office:value="0.066276">
                <text:p>0.066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5672">
                <text:p>0.205672</text:p>
              </table:table-cell>
              <table:table-cell office:value-type="float" office:value="0.291677">
                <text:p>0.291677</text:p>
              </table:table-cell>
              <table:table-cell office:value-type="float" office:value="0.212526">
                <text:p>0.212526</text:p>
              </table:table-cell>
              <table:table-cell office:value-type="float" office:value="0.098304">
                <text:p>0.098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03">
                <text:p>0.28303</text:p>
              </table:table-cell>
              <table:table-cell office:value-type="float" office:value="0.228978">
                <text:p>0.228978</text:p>
              </table:table-cell>
              <table:table-cell office:value-type="float" office:value="0.202717">
                <text:p>0.202717</text:p>
              </table:table-cell>
              <table:table-cell office:value-type="float" office:value="0.121794">
                <text:p>0.12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4596">
                <text:p>0.114596</text:p>
              </table:table-cell>
              <table:table-cell office:value-type="float" office:value="0.112245">
                <text:p>0.112245</text:p>
              </table:table-cell>
              <table:table-cell office:value-type="float" office:value="0.122115">
                <text:p>0.122115</text:p>
              </table:table-cell>
              <table:table-cell office:value-type="float" office:value="0.120511">
                <text:p>0.1205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9873">
                <text:p>0.309873</text:p>
              </table:table-cell>
              <table:table-cell office:value-type="float" office:value="0.39535">
                <text:p>0.39535</text:p>
              </table:table-cell>
              <table:table-cell office:value-type="float" office:value="0.111268">
                <text:p>0.111268</text:p>
              </table:table-cell>
              <table:table-cell office:value-type="float" office:value="0.1623">
                <text:p>0.1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9953">
                <text:p>0.129953</text:p>
              </table:table-cell>
              <table:table-cell office:value-type="float" office:value="0.483373">
                <text:p>0.483373</text:p>
              </table:table-cell>
              <table:table-cell office:value-type="float" office:value="0.161673">
                <text:p>0.161673</text:p>
              </table:table-cell>
              <table:table-cell office:value-type="float" office:value="0.106582">
                <text:p>0.106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2265">
                <text:p>0.252265</text:p>
              </table:table-cell>
              <table:table-cell office:value-type="float" office:value="0.171656">
                <text:p>0.171656</text:p>
              </table:table-cell>
              <table:table-cell office:value-type="float" office:value="0.085162">
                <text:p>0.085162</text:p>
              </table:table-cell>
              <table:table-cell office:value-type="float" office:value="0.127575">
                <text:p>0.12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2214">
                <text:p>0.232214</text:p>
              </table:table-cell>
              <table:table-cell office:value-type="float" office:value="0.194419">
                <text:p>0.194419</text:p>
              </table:table-cell>
              <table:table-cell office:value-type="float" office:value="0.231796">
                <text:p>0.231796</text:p>
              </table:table-cell>
              <table:table-cell office:value-type="float" office:value="0.139799">
                <text:p>0.139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6255">
                <text:p>0.156255</text:p>
              </table:table-cell>
              <table:table-cell office:value-type="float" office:value="0.247586">
                <text:p>0.247586</text:p>
              </table:table-cell>
              <table:table-cell office:value-type="float" office:value="0.117094">
                <text:p>0.117094</text:p>
              </table:table-cell>
              <table:table-cell office:value-type="float" office:value="0.385413">
                <text:p>0.385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9841">
                <text:p>0.259841</text:p>
              </table:table-cell>
              <table:table-cell office:value-type="float" office:value="0.329906">
                <text:p>0.329906</text:p>
              </table:table-cell>
              <table:table-cell office:value-type="float" office:value="0.144697">
                <text:p>0.144697</text:p>
              </table:table-cell>
              <table:table-cell office:value-type="float" office:value="0.269691">
                <text:p>0.269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2425">
                <text:p>0.212425</text:p>
              </table:table-cell>
              <table:table-cell office:value-type="float" office:value="0.411516">
                <text:p>0.411516</text:p>
              </table:table-cell>
              <table:table-cell office:value-type="float" office:value="0.176074">
                <text:p>0.176074</text:p>
              </table:table-cell>
              <table:table-cell office:value-type="float" office:value="1.158901">
                <text:p>1.158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87141">
                <text:p>5.887141</text:p>
              </table:table-cell>
              <table:table-cell office:value-type="float" office:value="1.592129">
                <text:p>1.592129</text:p>
              </table:table-cell>
              <table:table-cell office:value-type="float" office:value="0.206689">
                <text:p>0.206689</text:p>
              </table:table-cell>
              <table:table-cell office:value-type="float" office:value="1.267517">
                <text:p>1.267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004">
                <text:p>0.400004</text:p>
              </table:table-cell>
              <table:table-cell office:value-type="float" office:value="2.520813">
                <text:p>2.520813</text:p>
              </table:table-cell>
              <table:table-cell office:value-type="float" office:value="0.220101">
                <text:p>0.220101</text:p>
              </table:table-cell>
              <table:table-cell office:value-type="float" office:value="0.474808">
                <text:p>0.474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5791">
                <text:p>0.225791</text:p>
              </table:table-cell>
              <table:table-cell office:value-type="float" office:value="0.383644">
                <text:p>0.383644</text:p>
              </table:table-cell>
              <table:table-cell office:value-type="float" office:value="0.202146">
                <text:p>0.202146</text:p>
              </table:table-cell>
              <table:table-cell office:value-type="float" office:value="3.99001">
                <text:p>3.9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1304">
                <text:p>0.131304</text:p>
              </table:table-cell>
              <table:table-cell office:value-type="float" office:value="2.620302">
                <text:p>2.620302</text:p>
              </table:table-cell>
              <table:table-cell office:value-type="float" office:value="0.086905">
                <text:p>0.086905</text:p>
              </table:table-cell>
              <table:table-cell office:value-type="float" office:value="3.135135">
                <text:p>3.135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5086">
                <text:p>0.285086</text:p>
              </table:table-cell>
              <table:table-cell office:value-type="float" office:value="2.321223">
                <text:p>2.321223</text:p>
              </table:table-cell>
              <table:table-cell office:value-type="float" office:value="0.130599">
                <text:p>0.130599</text:p>
              </table:table-cell>
              <table:table-cell office:value-type="float" office:value="0.657502">
                <text:p>0.657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183">
                <text:p>0.108183</text:p>
              </table:table-cell>
              <table:table-cell office:value-type="float" office:value="4.713203">
                <text:p>4.713203</text:p>
              </table:table-cell>
              <table:table-cell office:value-type="float" office:value="0.19406">
                <text:p>0.19406</text:p>
              </table:table-cell>
              <table:table-cell office:value-type="float" office:value="0.257369">
                <text:p>0.257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6314">
                <text:p>0.106314</text:p>
              </table:table-cell>
              <table:table-cell office:value-type="float" office:value="2.320072">
                <text:p>2.320072</text:p>
              </table:table-cell>
              <table:table-cell office:value-type="float" office:value="0.200821">
                <text:p>0.200821</text:p>
              </table:table-cell>
              <table:table-cell office:value-type="float" office:value="0.151608">
                <text:p>0.151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1847">
                <text:p>0.161847</text:p>
              </table:table-cell>
              <table:table-cell office:value-type="float" office:value="2.662411">
                <text:p>2.662411</text:p>
              </table:table-cell>
              <table:table-cell office:value-type="float" office:value="0.196873">
                <text:p>0.196873</text:p>
              </table:table-cell>
              <table:table-cell office:value-type="float" office:value="0.09661">
                <text:p>0.09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7665">
                <text:p>0.117665</text:p>
              </table:table-cell>
              <table:table-cell office:value-type="float" office:value="2.447323">
                <text:p>2.447323</text:p>
              </table:table-cell>
              <table:table-cell office:value-type="float" office:value="0.172359">
                <text:p>0.172359</text:p>
              </table:table-cell>
              <table:table-cell office:value-type="float" office:value="0.122282">
                <text:p>0.122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082">
                <text:p>0.21082</text:p>
              </table:table-cell>
              <table:table-cell office:value-type="float" office:value="0.540436">
                <text:p>0.540436</text:p>
              </table:table-cell>
              <table:table-cell office:value-type="float" office:value="0.247223">
                <text:p>0.247223</text:p>
              </table:table-cell>
              <table:table-cell office:value-type="float" office:value="0.152933">
                <text:p>0.1529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1399">
                <text:p>0.331399</text:p>
              </table:table-cell>
              <table:table-cell office:value-type="float" office:value="0.013998">
                <text:p>0.013998</text:p>
              </table:table-cell>
              <table:table-cell office:value-type="float" office:value="0.177986">
                <text:p>0.177986</text:p>
              </table:table-cell>
              <table:table-cell office:value-type="float" office:value="0.180647">
                <text:p>0.180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9253">
                <text:p>0.059253</text:p>
              </table:table-cell>
              <table:table-cell office:value-type="float" office:value="5.867379">
                <text:p>5.867379</text:p>
              </table:table-cell>
              <table:table-cell office:value-type="float" office:value="0.35259">
                <text:p>0.35259</text:p>
              </table:table-cell>
              <table:table-cell office:value-type="float" office:value="0.19966">
                <text:p>0.19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6665">
                <text:p>0.406665</text:p>
              </table:table-cell>
              <table:table-cell office:value-type="float" office:value="0.208593">
                <text:p>0.208593</text:p>
              </table:table-cell>
              <table:table-cell office:value-type="float" office:value="1.078628">
                <text:p>1.078628</text:p>
              </table:table-cell>
              <table:table-cell office:value-type="float" office:value="0.056736">
                <text:p>0.056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3081">
                <text:p>0.233081</text:p>
              </table:table-cell>
              <table:table-cell office:value-type="float" office:value="0.271452">
                <text:p>0.271452</text:p>
              </table:table-cell>
              <table:table-cell office:value-type="float" office:value="1.696751">
                <text:p>1.696751</text:p>
              </table:table-cell>
              <table:table-cell office:value-type="float" office:value="0.128018">
                <text:p>0.128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3029">
                <text:p>0.093029</text:p>
              </table:table-cell>
              <table:table-cell office:value-type="float" office:value="0.382481">
                <text:p>0.382481</text:p>
              </table:table-cell>
              <table:table-cell office:value-type="float" office:value="1.149225">
                <text:p>1.149225</text:p>
              </table:table-cell>
              <table:table-cell office:value-type="float" office:value="0.155154">
                <text:p>0.155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0901">
                <text:p>0.140901</text:p>
              </table:table-cell>
              <table:table-cell office:value-type="float" office:value="0.482009">
                <text:p>0.482009</text:p>
              </table:table-cell>
              <table:table-cell office:value-type="float" office:value="1.775109">
                <text:p>1.775109</text:p>
              </table:table-cell>
              <table:table-cell office:value-type="float" office:value="0.183501">
                <text:p>0.183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5427">
                <text:p>0.275427</text:p>
              </table:table-cell>
              <table:table-cell office:value-type="float" office:value="0.374509">
                <text:p>0.374509</text:p>
              </table:table-cell>
              <table:table-cell office:value-type="float" office:value="1.108226">
                <text:p>1.108226</text:p>
              </table:table-cell>
              <table:table-cell office:value-type="float" office:value="0.604501">
                <text:p>0.604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4891">
                <text:p>0.404891</text:p>
              </table:table-cell>
              <table:table-cell office:value-type="float" office:value="0.219207">
                <text:p>0.219207</text:p>
              </table:table-cell>
              <table:table-cell office:value-type="float" office:value="1.059934">
                <text:p>1.059934</text:p>
              </table:table-cell>
              <table:table-cell office:value-type="float" office:value="0.722472">
                <text:p>0.722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2939">
                <text:p>0.332939</text:p>
              </table:table-cell>
              <table:table-cell office:value-type="float" office:value="0.236167">
                <text:p>0.236167</text:p>
              </table:table-cell>
              <table:table-cell office:value-type="float" office:value="1.157375">
                <text:p>1.157375</text:p>
              </table:table-cell>
              <table:table-cell office:value-type="float" office:value="0.554058">
                <text:p>0.554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8038">
                <text:p>0.288038</text:p>
              </table:table-cell>
              <table:table-cell office:value-type="float" office:value="0.389295">
                <text:p>0.389295</text:p>
              </table:table-cell>
              <table:table-cell office:value-type="float" office:value="1.133693">
                <text:p>1.133693</text:p>
              </table:table-cell>
              <table:table-cell office:value-type="float" office:value="0.099236">
                <text:p>0.099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4236">
                <text:p>0.214236</text:p>
              </table:table-cell>
              <table:table-cell office:value-type="float" office:value="0.180303">
                <text:p>0.180303</text:p>
              </table:table-cell>
              <table:table-cell office:value-type="float" office:value="1.089411">
                <text:p>1.089411</text:p>
              </table:table-cell>
              <table:table-cell office:value-type="float" office:value="0.141777">
                <text:p>0.141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4179">
                <text:p>0.184179</text:p>
              </table:table-cell>
              <table:table-cell office:value-type="float" office:value="0.264934">
                <text:p>0.264934</text:p>
              </table:table-cell>
              <table:table-cell office:value-type="float" office:value="9.038042">
                <text:p>9.038042</text:p>
              </table:table-cell>
              <table:table-cell office:value-type="float" office:value="0.144597">
                <text:p>0.144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0262">
                <text:p>0.150262</text:p>
              </table:table-cell>
              <table:table-cell office:value-type="float" office:value="0.324084">
                <text:p>0.324084</text:p>
              </table:table-cell>
              <table:table-cell office:value-type="float" office:value="0.627378">
                <text:p>0.627378</text:p>
              </table:table-cell>
              <table:table-cell office:value-type="float" office:value="0.161067">
                <text:p>0.161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3164">
                <text:p>0.293164</text:p>
              </table:table-cell>
              <table:table-cell office:value-type="float" office:value="0.25802">
                <text:p>0.25802</text:p>
              </table:table-cell>
              <table:table-cell office:value-type="float" office:value="1.422613">
                <text:p>1.422613</text:p>
              </table:table-cell>
              <table:table-cell office:value-type="float" office:value="0.186762">
                <text:p>0.186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2467">
                <text:p>0.212467</text:p>
              </table:table-cell>
              <table:table-cell office:value-type="float" office:value="0.440544">
                <text:p>0.440544</text:p>
              </table:table-cell>
              <table:table-cell office:value-type="float" office:value="1.580111">
                <text:p>1.580111</text:p>
              </table:table-cell>
              <table:table-cell office:value-type="float" office:value="1.373319">
                <text:p>1.373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8927">
                <text:p>0.178927</text:p>
              </table:table-cell>
              <table:table-cell office:value-type="float" office:value="0.394125">
                <text:p>0.394125</text:p>
              </table:table-cell>
              <table:table-cell office:value-type="float" office:value="1.396127">
                <text:p>1.396127</text:p>
              </table:table-cell>
              <table:table-cell office:value-type="float" office:value="5.088575">
                <text:p>5.088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8145">
                <text:p>0.218145</text:p>
              </table:table-cell>
              <table:table-cell office:value-type="float" office:value="0.257832">
                <text:p>0.257832</text:p>
              </table:table-cell>
              <table:table-cell office:value-type="float" office:value="0.651234">
                <text:p>0.651234</text:p>
              </table:table-cell>
              <table:table-cell office:value-type="float" office:value="0.799947">
                <text:p>0.799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408">
                <text:p>0.244408</text:p>
              </table:table-cell>
              <table:table-cell office:value-type="float" office:value="0.278135">
                <text:p>0.278135</text:p>
              </table:table-cell>
              <table:table-cell office:value-type="float" office:value="0.252541">
                <text:p>0.252541</text:p>
              </table:table-cell>
              <table:table-cell office:value-type="float" office:value="0.505803">
                <text:p>0.5058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1762">
                <text:p>0.081762</text:p>
              </table:table-cell>
              <table:table-cell office:value-type="float" office:value="0.25611">
                <text:p>0.25611</text:p>
              </table:table-cell>
              <table:table-cell office:value-type="float" office:value="0.186689">
                <text:p>0.186689</text:p>
              </table:table-cell>
              <table:table-cell office:value-type="float" office:value="0.580784">
                <text:p>0.580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5336">
                <text:p>0.275336</text:p>
              </table:table-cell>
              <table:table-cell office:value-type="float" office:value="0.360819">
                <text:p>0.360819</text:p>
              </table:table-cell>
              <table:table-cell office:value-type="float" office:value="0.095014">
                <text:p>0.095014</text:p>
              </table:table-cell>
              <table:table-cell office:value-type="float" office:value="0.502944">
                <text:p>0.502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0567">
                <text:p>0.240567</text:p>
              </table:table-cell>
              <table:table-cell office:value-type="float" office:value="0.440644">
                <text:p>0.440644</text:p>
              </table:table-cell>
              <table:table-cell office:value-type="float" office:value="0.247425">
                <text:p>0.247425</text:p>
              </table:table-cell>
              <table:table-cell office:value-type="float" office:value="0.394904">
                <text:p>0.3949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60536">
                <text:p>1.360536</text:p>
              </table:table-cell>
              <table:table-cell office:value-type="float" office:value="0.610709">
                <text:p>0.610709</text:p>
              </table:table-cell>
              <table:table-cell office:value-type="float" office:value="0.130544">
                <text:p>0.130544</text:p>
              </table:table-cell>
              <table:table-cell office:value-type="float" office:value="0.09804">
                <text:p>0.09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7448">
                <text:p>0.347448</text:p>
              </table:table-cell>
              <table:table-cell office:value-type="float" office:value="1.323781">
                <text:p>1.323781</text:p>
              </table:table-cell>
              <table:table-cell office:value-type="float" office:value="0.187407">
                <text:p>0.187407</text:p>
              </table:table-cell>
              <table:table-cell office:value-type="float" office:value="0.198824">
                <text:p>0.198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25492">
                <text:p>2.725492</text:p>
              </table:table-cell>
              <table:table-cell office:value-type="float" office:value="1.281335">
                <text:p>1.281335</text:p>
              </table:table-cell>
              <table:table-cell office:value-type="float" office:value="0.085487">
                <text:p>0.085487</text:p>
              </table:table-cell>
              <table:table-cell office:value-type="float" office:value="0.06436">
                <text:p>0.06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25249">
                <text:p>2.525249</text:p>
              </table:table-cell>
              <table:table-cell office:value-type="float" office:value="0.325106">
                <text:p>0.325106</text:p>
              </table:table-cell>
              <table:table-cell office:value-type="float" office:value="0.226823">
                <text:p>0.226823</text:p>
              </table:table-cell>
              <table:table-cell office:value-type="float" office:value="0.158036">
                <text:p>0.1580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759164">
                <text:p>5.759164</text:p>
              </table:table-cell>
              <table:table-cell office:value-type="float" office:value="1.298603">
                <text:p>1.298603</text:p>
              </table:table-cell>
              <table:table-cell office:value-type="float" office:value="0.247815">
                <text:p>0.247815</text:p>
              </table:table-cell>
              <table:table-cell office:value-type="float" office:value="0.202088">
                <text:p>0.2020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23523">
                <text:p>0.623523</text:p>
              </table:table-cell>
              <table:table-cell office:value-type="float" office:value="1.038618">
                <text:p>1.038618</text:p>
              </table:table-cell>
              <table:table-cell office:value-type="float" office:value="0.172937">
                <text:p>0.172937</text:p>
              </table:table-cell>
              <table:table-cell office:value-type="float" office:value="1.04533">
                <text:p>1.04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158">
                <text:p>0.37158</text:p>
              </table:table-cell>
              <table:table-cell office:value-type="float" office:value="1.565495">
                <text:p>1.565495</text:p>
              </table:table-cell>
              <table:table-cell office:value-type="float" office:value="0.190077">
                <text:p>0.190077</text:p>
              </table:table-cell>
              <table:table-cell office:value-type="float" office:value="4.386518">
                <text:p>4.386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7336">
                <text:p>0.057336</text:p>
              </table:table-cell>
              <table:table-cell office:value-type="float" office:value="1.017037">
                <text:p>1.017037</text:p>
              </table:table-cell>
              <table:table-cell office:value-type="float" office:value="0.334072">
                <text:p>0.334072</text:p>
              </table:table-cell>
              <table:table-cell office:value-type="float" office:value="0.264567">
                <text:p>0.2645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1945">
                <text:p>0.381945</text:p>
              </table:table-cell>
              <table:table-cell office:value-type="float" office:value="7.454206">
                <text:p>7.454206</text:p>
              </table:table-cell>
              <table:table-cell office:value-type="float" office:value="0.25488">
                <text:p>0.25488</text:p>
              </table:table-cell>
              <table:table-cell office:value-type="float" office:value="0.15118">
                <text:p>0.15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92592">
                <text:p>0.292592</text:p>
              </table:table-cell>
              <table:table-cell office:value-type="float" office:value="4.348869">
                <text:p>4.348869</text:p>
              </table:table-cell>
              <table:table-cell office:value-type="float" office:value="0.21456">
                <text:p>0.21456</text:p>
              </table:table-cell>
              <table:table-cell office:value-type="float" office:value="0.079249">
                <text:p>0.079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585">
                <text:p>0.10585</text:p>
              </table:table-cell>
              <table:table-cell office:value-type="float" office:value="1.409784">
                <text:p>1.409784</text:p>
              </table:table-cell>
              <table:table-cell office:value-type="float" office:value="0.240533">
                <text:p>0.240533</text:p>
              </table:table-cell>
              <table:table-cell office:value-type="float" office:value="0.361172">
                <text:p>0.361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8138">
                <text:p>0.468138</text:p>
              </table:table-cell>
              <table:table-cell office:value-type="float" office:value="0.63074">
                <text:p>0.63074</text:p>
              </table:table-cell>
              <table:table-cell office:value-type="float" office:value="0.245792">
                <text:p>0.245792</text:p>
              </table:table-cell>
              <table:table-cell office:value-type="float" office:value="0.117935">
                <text:p>0.1179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8658">
                <text:p>0.368658</text:p>
              </table:table-cell>
              <table:table-cell office:value-type="float" office:value="0.040695">
                <text:p>0.040695</text:p>
              </table:table-cell>
              <table:table-cell office:value-type="float" office:value="0.271305">
                <text:p>0.271305</text:p>
              </table:table-cell>
              <table:table-cell office:value-type="float" office:value="0.159443">
                <text:p>0.159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5036">
                <text:p>0.525036</text:p>
              </table:table-cell>
              <table:table-cell office:value-type="float" office:value="6.276097">
                <text:p>6.276097</text:p>
              </table:table-cell>
              <table:table-cell office:value-type="float" office:value="0.230492">
                <text:p>0.230492</text:p>
              </table:table-cell>
              <table:table-cell office:value-type="float" office:value="0.681524">
                <text:p>0.6815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4346">
                <text:p>0.104346</text:p>
              </table:table-cell>
              <table:table-cell office:value-type="float" office:value="0.190396">
                <text:p>0.190396</text:p>
              </table:table-cell>
              <table:table-cell office:value-type="float" office:value="0.190441">
                <text:p>0.190441</text:p>
              </table:table-cell>
              <table:table-cell office:value-type="float" office:value="0.870962">
                <text:p>0.870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192">
                <text:p>0.226192</text:p>
              </table:table-cell>
              <table:table-cell office:value-type="float" office:value="0.649736">
                <text:p>0.649736</text:p>
              </table:table-cell>
              <table:table-cell office:value-type="float" office:value="0.223925">
                <text:p>0.223925</text:p>
              </table:table-cell>
              <table:table-cell office:value-type="float" office:value="0.534556">
                <text:p>0.534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7956">
                <text:p>0.157956</text:p>
              </table:table-cell>
              <table:table-cell office:value-type="float" office:value="0.308357">
                <text:p>0.308357</text:p>
              </table:table-cell>
              <table:table-cell office:value-type="float" office:value="0.167246">
                <text:p>0.167246</text:p>
              </table:table-cell>
              <table:table-cell office:value-type="float" office:value="0.445253">
                <text:p>0.4452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79616">
                <text:p>0.279616</text:p>
              </table:table-cell>
              <table:table-cell office:value-type="float" office:value="0.484944">
                <text:p>0.484944</text:p>
              </table:table-cell>
              <table:table-cell office:value-type="float" office:value="0.272124">
                <text:p>0.272124</text:p>
              </table:table-cell>
              <table:table-cell office:value-type="float" office:value="1.577648">
                <text:p>1.577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5208">
                <text:p>0.195208</text:p>
              </table:table-cell>
              <table:table-cell office:value-type="float" office:value="0.304781">
                <text:p>0.304781</text:p>
              </table:table-cell>
              <table:table-cell office:value-type="float" office:value="0.33668">
                <text:p>0.33668</text:p>
              </table:table-cell>
              <table:table-cell office:value-type="float" office:value="6.112697">
                <text:p>6.11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2409">
                <text:p>0.452409</text:p>
              </table:table-cell>
              <table:table-cell office:value-type="float" office:value="0.267228">
                <text:p>0.267228</text:p>
              </table:table-cell>
              <table:table-cell office:value-type="float" office:value="0.291062">
                <text:p>0.291062</text:p>
              </table:table-cell>
              <table:table-cell office:value-type="float" office:value="0.282121">
                <text:p>0.2821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0965">
                <text:p>0.150965</text:p>
              </table:table-cell>
              <table:table-cell office:value-type="float" office:value="0.27557">
                <text:p>0.27557</text:p>
              </table:table-cell>
              <table:table-cell office:value-type="float" office:value="0.225366">
                <text:p>0.225366</text:p>
              </table:table-cell>
              <table:table-cell office:value-type="float" office:value="0.291731">
                <text:p>0.2917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0839">
                <text:p>0.300839</text:p>
              </table:table-cell>
              <table:table-cell office:value-type="float" office:value="0.253973">
                <text:p>0.253973</text:p>
              </table:table-cell>
              <table:table-cell office:value-type="float" office:value="0.223376">
                <text:p>0.223376</text:p>
              </table:table-cell>
              <table:table-cell office:value-type="float" office:value="0.156294">
                <text:p>0.156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3716">
                <text:p>0.223716</text:p>
              </table:table-cell>
              <table:table-cell office:value-type="float" office:value="0.305837">
                <text:p>0.305837</text:p>
              </table:table-cell>
              <table:table-cell office:value-type="float" office:value="0.775636">
                <text:p>0.775636</text:p>
              </table:table-cell>
              <table:table-cell office:value-type="float" office:value="0.095775">
                <text:p>0.095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7986">
                <text:p>0.377986</text:p>
              </table:table-cell>
              <table:table-cell office:value-type="float" office:value="0.423804">
                <text:p>0.423804</text:p>
              </table:table-cell>
              <table:table-cell office:value-type="float" office:value="1.533416">
                <text:p>1.533416</text:p>
              </table:table-cell>
              <table:table-cell office:value-type="float" office:value="0.129882">
                <text:p>0.129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6994">
                <text:p>0.26994</text:p>
              </table:table-cell>
              <table:table-cell office:value-type="float" office:value="0.712904">
                <text:p>0.712904</text:p>
              </table:table-cell>
              <table:table-cell office:value-type="float" office:value="0.824725">
                <text:p>0.824725</text:p>
              </table:table-cell>
              <table:table-cell office:value-type="float" office:value="0.149095">
                <text:p>0.149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5344">
                <text:p>0.235344</text:p>
              </table:table-cell>
              <table:table-cell office:value-type="float" office:value="0.268964">
                <text:p>0.268964</text:p>
              </table:table-cell>
              <table:table-cell office:value-type="float" office:value="7.496786">
                <text:p>7.496786</text:p>
              </table:table-cell>
              <table:table-cell office:value-type="float" office:value="0.148032">
                <text:p>0.148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6113">
                <text:p>0.406113</text:p>
              </table:table-cell>
              <table:table-cell office:value-type="float" office:value="0.299868">
                <text:p>0.299868</text:p>
              </table:table-cell>
              <table:table-cell office:value-type="float" office:value="0.544318">
                <text:p>0.544318</text:p>
              </table:table-cell>
              <table:table-cell office:value-type="float" office:value="0.139359">
                <text:p>0.139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806">
                <text:p>0.38806</text:p>
              </table:table-cell>
              <table:table-cell office:value-type="float" office:value="0.327639">
                <text:p>0.327639</text:p>
              </table:table-cell>
              <table:table-cell office:value-type="float" office:value="0.770036">
                <text:p>0.770036</text:p>
              </table:table-cell>
              <table:table-cell office:value-type="float" office:value="0.40541">
                <text:p>0.40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4856">
                <text:p>0.284856</text:p>
              </table:table-cell>
              <table:table-cell office:value-type="float" office:value="0.42857">
                <text:p>0.42857</text:p>
              </table:table-cell>
              <table:table-cell office:value-type="float" office:value="0.947298">
                <text:p>0.947298</text:p>
              </table:table-cell>
              <table:table-cell office:value-type="float" office:value="2.613988">
                <text:p>2.613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1103">
                <text:p>0.131103</text:p>
              </table:table-cell>
              <table:table-cell office:value-type="float" office:value="0.431498">
                <text:p>0.431498</text:p>
              </table:table-cell>
              <table:table-cell office:value-type="float" office:value="1.425864">
                <text:p>1.425864</text:p>
              </table:table-cell>
              <table:table-cell office:value-type="float" office:value="0.390268">
                <text:p>0.390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4784">
                <text:p>0.214784</text:p>
              </table:table-cell>
              <table:table-cell office:value-type="float" office:value="0.351611">
                <text:p>0.351611</text:p>
              </table:table-cell>
              <table:table-cell office:value-type="float" office:value="1.393402">
                <text:p>1.393402</text:p>
              </table:table-cell>
              <table:table-cell office:value-type="float" office:value="3.645362">
                <text:p>3.6453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1495">
                <text:p>0.431495</text:p>
              </table:table-cell>
              <table:table-cell office:value-type="float" office:value="0.379625">
                <text:p>0.379625</text:p>
              </table:table-cell>
              <table:table-cell office:value-type="float" office:value="0.441544">
                <text:p>0.441544</text:p>
              </table:table-cell>
              <table:table-cell office:value-type="float" office:value="0.120229">
                <text:p>0.1202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191">
                <text:p>0.28191</text:p>
              </table:table-cell>
              <table:table-cell office:value-type="float" office:value="1.034472">
                <text:p>1.034472</text:p>
              </table:table-cell>
              <table:table-cell office:value-type="float" office:value="0.518149">
                <text:p>0.518149</text:p>
              </table:table-cell>
              <table:table-cell office:value-type="float" office:value="0.31444">
                <text:p>0.31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5856">
                <text:p>0.205856</text:p>
              </table:table-cell>
              <table:table-cell office:value-type="float" office:value="1.231454">
                <text:p>1.231454</text:p>
              </table:table-cell>
              <table:table-cell office:value-type="float" office:value="0.953562">
                <text:p>0.953562</text:p>
              </table:table-cell>
              <table:table-cell office:value-type="float" office:value="0.123948">
                <text:p>0.1239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51211">
                <text:p>0.151211</text:p>
              </table:table-cell>
              <table:table-cell office:value-type="float" office:value="0.187208">
                <text:p>0.187208</text:p>
              </table:table-cell>
              <table:table-cell office:value-type="float" office:value="1.087508">
                <text:p>1.087508</text:p>
              </table:table-cell>
              <table:table-cell office:value-type="float" office:value="0.995318">
                <text:p>0.995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2174">
                <text:p>0.372174</text:p>
              </table:table-cell>
              <table:table-cell office:value-type="float" office:value="0.874592">
                <text:p>0.874592</text:p>
              </table:table-cell>
              <table:table-cell office:value-type="float" office:value="1.533073">
                <text:p>1.533073</text:p>
              </table:table-cell>
              <table:table-cell office:value-type="float" office:value="1.023174">
                <text:p>1.023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0522">
                <text:p>0.230522</text:p>
              </table:table-cell>
              <table:table-cell office:value-type="float" office:value="0.495787">
                <text:p>0.495787</text:p>
              </table:table-cell>
              <table:table-cell office:value-type="float" office:value="0.917168">
                <text:p>0.917168</text:p>
              </table:table-cell>
              <table:table-cell office:value-type="float" office:value="3.909332">
                <text:p>3.909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092">
                <text:p>0.079092</text:p>
              </table:table-cell>
              <table:table-cell office:value-type="float" office:value="0.266596">
                <text:p>0.266596</text:p>
              </table:table-cell>
              <table:table-cell office:value-type="float" office:value="9.673422">
                <text:p>9.673422</text:p>
              </table:table-cell>
              <table:table-cell office:value-type="float" office:value="0.139926">
                <text:p>0.139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2505">
                <text:p>0.182505</text:p>
              </table:table-cell>
              <table:table-cell office:value-type="float" office:value="0.22882">
                <text:p>0.22882</text:p>
              </table:table-cell>
              <table:table-cell office:value-type="float" office:value="0.341204">
                <text:p>0.341204</text:p>
              </table:table-cell>
              <table:table-cell office:value-type="float" office:value="0.169087">
                <text:p>0.169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3866">
                <text:p>1.163866</text:p>
              </table:table-cell>
              <table:table-cell office:value-type="float" office:value="0.592329">
                <text:p>0.592329</text:p>
              </table:table-cell>
              <table:table-cell office:value-type="float" office:value="0.300199">
                <text:p>0.300199</text:p>
              </table:table-cell>
              <table:table-cell office:value-type="float" office:value="0.116881">
                <text:p>0.116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4064">
                <text:p>0.954064</text:p>
              </table:table-cell>
              <table:table-cell office:value-type="float" office:value="1.708153">
                <text:p>1.708153</text:p>
              </table:table-cell>
              <table:table-cell office:value-type="float" office:value="0.212636">
                <text:p>0.212636</text:p>
              </table:table-cell>
              <table:table-cell office:value-type="float" office:value="0.142371">
                <text:p>0.142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12277">
                <text:p>1.312277</text:p>
              </table:table-cell>
              <table:table-cell office:value-type="float" office:value="0.759065">
                <text:p>0.759065</text:p>
              </table:table-cell>
              <table:table-cell office:value-type="float" office:value="0.293869">
                <text:p>0.293869</text:p>
              </table:table-cell>
              <table:table-cell office:value-type="float" office:value="0.083874">
                <text:p>0.0838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0712">
                <text:p>0.060712</text:p>
              </table:table-cell>
              <table:table-cell office:value-type="float" office:value="0.801443">
                <text:p>0.801443</text:p>
              </table:table-cell>
              <table:table-cell office:value-type="float" office:value="0.191638">
                <text:p>0.191638</text:p>
              </table:table-cell>
              <table:table-cell office:value-type="float" office:value="0.120277">
                <text:p>0.120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99311">
                <text:p>1.899311</text:p>
              </table:table-cell>
              <table:table-cell office:value-type="float" office:value="3.793639">
                <text:p>3.793639</text:p>
              </table:table-cell>
              <table:table-cell office:value-type="float" office:value="0.272191">
                <text:p>0.272191</text:p>
              </table:table-cell>
              <table:table-cell office:value-type="float" office:value="0.06923">
                <text:p>0.069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90059">
                <text:p>0.890059</text:p>
              </table:table-cell>
              <table:table-cell office:value-type="float" office:value="6.969276">
                <text:p>6.969276</text:p>
              </table:table-cell>
              <table:table-cell office:value-type="float" office:value="0.301454">
                <text:p>0.301454</text:p>
              </table:table-cell>
              <table:table-cell office:value-type="float" office:value="0.180077">
                <text:p>0.180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8555">
                <text:p>1.78555</text:p>
              </table:table-cell>
              <table:table-cell office:value-type="float" office:value="1.628674">
                <text:p>1.628674</text:p>
              </table:table-cell>
              <table:table-cell office:value-type="float" office:value="0.220776">
                <text:p>0.220776</text:p>
              </table:table-cell>
              <table:table-cell office:value-type="float" office:value="0.262567">
                <text:p>0.262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928">
                <text:p>4.999928</text:p>
              </table:table-cell>
              <table:table-cell office:value-type="float" office:value="1.500767">
                <text:p>1.500767</text:p>
              </table:table-cell>
              <table:table-cell office:value-type="float" office:value="0.095821">
                <text:p>0.095821</text:p>
              </table:table-cell>
              <table:table-cell office:value-type="float" office:value="0.768001">
                <text:p>0.768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6358">
                <text:p>0.036358</text:p>
              </table:table-cell>
              <table:table-cell office:value-type="float" office:value="0.736203">
                <text:p>0.736203</text:p>
              </table:table-cell>
              <table:table-cell office:value-type="float" office:value="0.221012">
                <text:p>0.221012</text:p>
              </table:table-cell>
              <table:table-cell office:value-type="float" office:value="0.571231">
                <text:p>0.5712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4246">
                <text:p>0.784246</text:p>
              </table:table-cell>
              <table:table-cell office:value-type="float" office:value="0.054645">
                <text:p>0.054645</text:p>
              </table:table-cell>
              <table:table-cell office:value-type="float" office:value="0.154141">
                <text:p>0.154141</text:p>
              </table:table-cell>
              <table:table-cell office:value-type="float" office:value="0.621985">
                <text:p>0.6219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0471">
                <text:p>1.110471</text:p>
              </table:table-cell>
              <table:table-cell office:value-type="float" office:value="6.182676">
                <text:p>6.182676</text:p>
              </table:table-cell>
              <table:table-cell office:value-type="float" office:value="0.097339">
                <text:p>0.097339</text:p>
              </table:table-cell>
              <table:table-cell office:value-type="float" office:value="0.305084">
                <text:p>0.305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6146">
                <text:p>0.536146</text:p>
              </table:table-cell>
              <table:table-cell office:value-type="float" office:value="0.158874">
                <text:p>0.158874</text:p>
              </table:table-cell>
              <table:table-cell office:value-type="float" office:value="0.427291">
                <text:p>0.427291</text:p>
              </table:table-cell>
              <table:table-cell office:value-type="float" office:value="0.169952">
                <text:p>0.169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0712">
                <text:p>0.250712</text:p>
              </table:table-cell>
              <table:table-cell office:value-type="float" office:value="0.369185">
                <text:p>0.369185</text:p>
              </table:table-cell>
              <table:table-cell office:value-type="float" office:value="0.194753">
                <text:p>0.194753</text:p>
              </table:table-cell>
              <table:table-cell office:value-type="float" office:value="0.123416">
                <text:p>0.123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61614">
                <text:p>0.261614</text:p>
              </table:table-cell>
              <table:table-cell office:value-type="float" office:value="0.237167">
                <text:p>0.237167</text:p>
              </table:table-cell>
              <table:table-cell office:value-type="float" office:value="0.311404">
                <text:p>0.311404</text:p>
              </table:table-cell>
              <table:table-cell office:value-type="float" office:value="0.612308">
                <text:p>0.6123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0127">
                <text:p>0.420127</text:p>
              </table:table-cell>
              <table:table-cell office:value-type="float" office:value="0.221471">
                <text:p>0.221471</text:p>
              </table:table-cell>
              <table:table-cell office:value-type="float" office:value="0.26276">
                <text:p>0.26276</text:p>
              </table:table-cell>
              <table:table-cell office:value-type="float" office:value="2.928312">
                <text:p>2.928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576">
                <text:p>0.137576</text:p>
              </table:table-cell>
              <table:table-cell office:value-type="float" office:value="0.221938">
                <text:p>0.221938</text:p>
              </table:table-cell>
              <table:table-cell office:value-type="float" office:value="0.246935">
                <text:p>0.246935</text:p>
              </table:table-cell>
              <table:table-cell office:value-type="float" office:value="0.719149">
                <text:p>0.719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3487">
                <text:p>0.313487</text:p>
              </table:table-cell>
              <table:table-cell office:value-type="float" office:value="0.331996">
                <text:p>0.331996</text:p>
              </table:table-cell>
              <table:table-cell office:value-type="float" office:value="0.273835">
                <text:p>0.273835</text:p>
              </table:table-cell>
              <table:table-cell office:value-type="float" office:value="1.213163">
                <text:p>1.2131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327">
                <text:p>0.20327</text:p>
              </table:table-cell>
              <table:table-cell office:value-type="float" office:value="0.292778">
                <text:p>0.292778</text:p>
              </table:table-cell>
              <table:table-cell office:value-type="float" office:value="0.271982">
                <text:p>0.271982</text:p>
              </table:table-cell>
              <table:table-cell office:value-type="float" office:value="0.448882">
                <text:p>0.4488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1637">
                <text:p>0.151637</text:p>
              </table:table-cell>
              <table:table-cell office:value-type="float" office:value="0.221368">
                <text:p>0.221368</text:p>
              </table:table-cell>
              <table:table-cell office:value-type="float" office:value="0.269407">
                <text:p>0.269407</text:p>
              </table:table-cell>
              <table:table-cell office:value-type="float" office:value="0.126542">
                <text:p>0.126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9604">
                <text:p>0.279604</text:p>
              </table:table-cell>
              <table:table-cell office:value-type="float" office:value="0.236521">
                <text:p>0.236521</text:p>
              </table:table-cell>
              <table:table-cell office:value-type="float" office:value="0.204296">
                <text:p>0.204296</text:p>
              </table:table-cell>
              <table:table-cell office:value-type="float" office:value="0.253591">
                <text:p>0.2535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0068">
                <text:p>0.240068</text:p>
              </table:table-cell>
              <table:table-cell office:value-type="float" office:value="0.283039">
                <text:p>0.283039</text:p>
              </table:table-cell>
              <table:table-cell office:value-type="float" office:value="0.882751">
                <text:p>0.882751</text:p>
              </table:table-cell>
              <table:table-cell office:value-type="float" office:value="0.186025">
                <text:p>0.186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7628">
                <text:p>0.167628</text:p>
              </table:table-cell>
              <table:table-cell office:value-type="float" office:value="0.263783">
                <text:p>0.263783</text:p>
              </table:table-cell>
              <table:table-cell office:value-type="float" office:value="1.798662">
                <text:p>1.798662</text:p>
              </table:table-cell>
              <table:table-cell office:value-type="float" office:value="0.165129">
                <text:p>0.165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5835">
                <text:p>0.195835</text:p>
              </table:table-cell>
              <table:table-cell office:value-type="float" office:value="0.088507">
                <text:p>0.088507</text:p>
              </table:table-cell>
              <table:table-cell office:value-type="float" office:value="1.911294">
                <text:p>1.911294</text:p>
              </table:table-cell>
              <table:table-cell office:value-type="float" office:value="0.066725">
                <text:p>0.066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9643">
                <text:p>0.309643</text:p>
              </table:table-cell>
              <table:table-cell office:value-type="float" office:value="0.403951">
                <text:p>0.403951</text:p>
              </table:table-cell>
              <table:table-cell office:value-type="float" office:value="10.275931">
                <text:p>10.275931</text:p>
              </table:table-cell>
              <table:table-cell office:value-type="float" office:value="0.085373">
                <text:p>0.085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6272">
                <text:p>0.176272</text:p>
              </table:table-cell>
              <table:table-cell office:value-type="float" office:value="0.712418">
                <text:p>0.712418</text:p>
              </table:table-cell>
              <table:table-cell office:value-type="float" office:value="0.1438">
                <text:p>0.1438</text:p>
              </table:table-cell>
              <table:table-cell office:value-type="float" office:value="0.200159">
                <text:p>0.2001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5837">
                <text:p>0.365837</text:p>
              </table:table-cell>
              <table:table-cell office:value-type="float" office:value="1.30154">
                <text:p>1.30154</text:p>
              </table:table-cell>
              <table:table-cell office:value-type="float" office:value="0.302975">
                <text:p>0.302975</text:p>
              </table:table-cell>
              <table:table-cell office:value-type="float" office:value="0.068693">
                <text:p>0.0686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0568">
                <text:p>0.330568</text:p>
              </table:table-cell>
              <table:table-cell office:value-type="float" office:value="0.191348">
                <text:p>0.191348</text:p>
              </table:table-cell>
              <table:table-cell office:value-type="float" office:value="0.233974">
                <text:p>0.233974</text:p>
              </table:table-cell>
              <table:table-cell office:value-type="float" office:value="0.107972">
                <text:p>0.107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0464">
                <text:p>0.340464</text:p>
              </table:table-cell>
              <table:table-cell office:value-type="float" office:value="0.751489">
                <text:p>0.751489</text:p>
              </table:table-cell>
              <table:table-cell office:value-type="float" office:value="0.62921">
                <text:p>0.62921</text:p>
              </table:table-cell>
              <table:table-cell office:value-type="float" office:value="0.563141">
                <text:p>0.563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5195">
                <text:p>0.405195</text:p>
              </table:table-cell>
              <table:table-cell office:value-type="float" office:value="0.446624">
                <text:p>0.446624</text:p>
              </table:table-cell>
              <table:table-cell office:value-type="float" office:value="1.205261">
                <text:p>1.205261</text:p>
              </table:table-cell>
              <table:table-cell office:value-type="float" office:value="0.97234">
                <text:p>0.972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8969">
                <text:p>0.188969</text:p>
              </table:table-cell>
              <table:table-cell office:value-type="float" office:value="0.253312">
                <text:p>0.253312</text:p>
              </table:table-cell>
              <table:table-cell office:value-type="float" office:value="1.459402">
                <text:p>1.459402</text:p>
              </table:table-cell>
              <table:table-cell office:value-type="float" office:value="0.407149">
                <text:p>0.407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3352">
                <text:p>0.283352</text:p>
              </table:table-cell>
              <table:table-cell office:value-type="float" office:value="0.226538">
                <text:p>0.226538</text:p>
              </table:table-cell>
              <table:table-cell office:value-type="float" office:value="2.076462">
                <text:p>2.076462</text:p>
              </table:table-cell>
              <table:table-cell office:value-type="float" office:value="0.146354">
                <text:p>0.146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6841">
                <text:p>0.186841</text:p>
              </table:table-cell>
              <table:table-cell office:value-type="float" office:value="0.068732">
                <text:p>0.068732</text:p>
              </table:table-cell>
              <table:table-cell office:value-type="float" office:value="1.464301">
                <text:p>1.464301</text:p>
              </table:table-cell>
              <table:table-cell office:value-type="float" office:value="0.092509">
                <text:p>0.092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6272">
                <text:p>0.236272</text:p>
              </table:table-cell>
              <table:table-cell office:value-type="float" office:value="0.213524">
                <text:p>0.213524</text:p>
              </table:table-cell>
              <table:table-cell office:value-type="float" office:value="1.317136">
                <text:p>1.317136</text:p>
              </table:table-cell>
              <table:table-cell office:value-type="float" office:value="0.852556">
                <text:p>0.852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8968">
                <text:p>0.308968</text:p>
              </table:table-cell>
              <table:table-cell office:value-type="float" office:value="0.221955">
                <text:p>0.221955</text:p>
              </table:table-cell>
              <table:table-cell office:value-type="float" office:value="0.678993">
                <text:p>0.678993</text:p>
              </table:table-cell>
              <table:table-cell office:value-type="float" office:value="4.014942">
                <text:p>4.014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09016">
                <text:p>0.509016</text:p>
              </table:table-cell>
              <table:table-cell office:value-type="float" office:value="0.39478">
                <text:p>0.39478</text:p>
              </table:table-cell>
              <table:table-cell office:value-type="float" office:value="0.316667">
                <text:p>0.316667</text:p>
              </table:table-cell>
              <table:table-cell office:value-type="float" office:value="0.874822">
                <text:p>0.874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4605">
                <text:p>0.364605</text:p>
              </table:table-cell>
              <table:table-cell office:value-type="float" office:value="0.839812">
                <text:p>0.839812</text:p>
              </table:table-cell>
              <table:table-cell office:value-type="float" office:value="0.217224">
                <text:p>0.217224</text:p>
              </table:table-cell>
              <table:table-cell office:value-type="float" office:value="0.312108">
                <text:p>0.312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6067">
                <text:p>0.156067</text:p>
              </table:table-cell>
              <table:table-cell office:value-type="float" office:value="1.252549">
                <text:p>1.252549</text:p>
              </table:table-cell>
              <table:table-cell office:value-type="float" office:value="0.271831">
                <text:p>0.271831</text:p>
              </table:table-cell>
              <table:table-cell office:value-type="float" office:value="0.166303">
                <text:p>0.166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96061">
                <text:p>0.496061</text:p>
              </table:table-cell>
              <table:table-cell office:value-type="float" office:value="0.699831">
                <text:p>0.699831</text:p>
              </table:table-cell>
              <table:table-cell office:value-type="float" office:value="0.1367">
                <text:p>0.1367</text:p>
              </table:table-cell>
              <table:table-cell office:value-type="float" office:value="0.077458">
                <text:p>0.0774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7194">
                <text:p>0.187194</text:p>
              </table:table-cell>
              <table:table-cell office:value-type="float" office:value="0.934485">
                <text:p>0.934485</text:p>
              </table:table-cell>
              <table:table-cell office:value-type="float" office:value="0.204598">
                <text:p>0.204598</text:p>
              </table:table-cell>
              <table:table-cell office:value-type="float" office:value="0.111292">
                <text:p>0.1112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44513">
                <text:p>0.344513</text:p>
              </table:table-cell>
              <table:table-cell office:value-type="float" office:value="19.793167">
                <text:p>19.793167</text:p>
              </table:table-cell>
              <table:table-cell office:value-type="float" office:value="0.322749">
                <text:p>0.322749</text:p>
              </table:table-cell>
              <table:table-cell office:value-type="float" office:value="0.14731">
                <text:p>0.147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8607">
                <text:p>0.378607</text:p>
              </table:table-cell>
              <table:table-cell office:value-type="float" office:value="0.015695">
                <text:p>0.015695</text:p>
              </table:table-cell>
              <table:table-cell office:value-type="float" office:value="0.365809">
                <text:p>0.365809</text:p>
              </table:table-cell>
              <table:table-cell office:value-type="float" office:value="0.189177">
                <text:p>0.189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6904">
                <text:p>0.676904</text:p>
              </table:table-cell>
              <table:table-cell office:value-type="float" office:value="0.010066">
                <text:p>0.010066</text:p>
              </table:table-cell>
              <table:table-cell office:value-type="float" office:value="0.160288">
                <text:p>0.160288</text:p>
              </table:table-cell>
              <table:table-cell office:value-type="float" office:value="0.11857">
                <text:p>0.11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5875">
                <text:p>0.115875</text:p>
              </table:table-cell>
              <table:table-cell office:value-type="float" office:value="0.000802">
                <text:p>0.000802</text:p>
              </table:table-cell>
              <table:table-cell office:value-type="float" office:value="0.247592">
                <text:p>0.247592</text:p>
              </table:table-cell>
              <table:table-cell office:value-type="float" office:value="0.164202">
                <text:p>0.164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4494">
                <text:p>1.114494</text:p>
              </table:table-cell>
              <table:table-cell office:value-type="float" office:value="1.197945">
                <text:p>1.197945</text:p>
              </table:table-cell>
              <table:table-cell office:value-type="float" office:value="0.339373">
                <text:p>0.339373</text:p>
              </table:table-cell>
              <table:table-cell office:value-type="float" office:value="0.196192">
                <text:p>0.1961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73084">
                <text:p>1.773084</text:p>
              </table:table-cell>
              <table:table-cell office:value-type="float" office:value="0.789633">
                <text:p>0.789633</text:p>
              </table:table-cell>
              <table:table-cell office:value-type="float" office:value="0.228926">
                <text:p>0.228926</text:p>
              </table:table-cell>
              <table:table-cell office:value-type="float" office:value="0.250526">
                <text:p>0.250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541">
                <text:p>0.82541</text:p>
              </table:table-cell>
              <table:table-cell office:value-type="float" office:value="0.465559">
                <text:p>0.465559</text:p>
              </table:table-cell>
              <table:table-cell office:value-type="float" office:value="0.186963">
                <text:p>0.186963</text:p>
              </table:table-cell>
              <table:table-cell office:value-type="float" office:value="0.164576">
                <text:p>0.164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58308">
                <text:p>1.058308</text:p>
              </table:table-cell>
              <table:table-cell office:value-type="float" office:value="0.294888">
                <text:p>0.294888</text:p>
              </table:table-cell>
              <table:table-cell office:value-type="float" office:value="0.125603">
                <text:p>0.125603</text:p>
              </table:table-cell>
              <table:table-cell office:value-type="float" office:value="0.310815">
                <text:p>0.310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4777">
                <text:p>0.904777</text:p>
              </table:table-cell>
              <table:table-cell office:value-type="float" office:value="0.39109">
                <text:p>0.39109</text:p>
              </table:table-cell>
              <table:table-cell office:value-type="float" office:value="0.10605">
                <text:p>0.10605</text:p>
              </table:table-cell>
              <table:table-cell office:value-type="float" office:value="0.941367">
                <text:p>0.9413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65712">
                <text:p>1.065712</text:p>
              </table:table-cell>
              <table:table-cell office:value-type="float" office:value="0.314621">
                <text:p>0.314621</text:p>
              </table:table-cell>
              <table:table-cell office:value-type="float" office:value="0.246463">
                <text:p>0.246463</text:p>
              </table:table-cell>
              <table:table-cell office:value-type="float" office:value="0.771877">
                <text:p>0.771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78057">
                <text:p>5.778057</text:p>
              </table:table-cell>
              <table:table-cell office:value-type="float" office:value="0.174382">
                <text:p>0.174382</text:p>
              </table:table-cell>
              <table:table-cell office:value-type="float" office:value="0.2336">
                <text:p>0.2336</text:p>
              </table:table-cell>
              <table:table-cell office:value-type="float" office:value="0.372835">
                <text:p>0.372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252">
                <text:p>0.042252</text:p>
              </table:table-cell>
              <table:table-cell office:value-type="float" office:value="0.543376">
                <text:p>0.543376</text:p>
              </table:table-cell>
              <table:table-cell office:value-type="float" office:value="0.213992">
                <text:p>0.213992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2525">
                <text:p>0.582525</text:p>
              </table:table-cell>
              <table:table-cell office:value-type="float" office:value="0.194267">
                <text:p>0.194267</text:p>
              </table:table-cell>
              <table:table-cell office:value-type="float" office:value="0.181278">
                <text:p>0.181278</text:p>
              </table:table-cell>
              <table:table-cell office:value-type="float" office:value="4.623815">
                <text:p>4.623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11529">
                <text:p>0.311529</text:p>
              </table:table-cell>
              <table:table-cell office:value-type="float" office:value="0.440326">
                <text:p>0.440326</text:p>
              </table:table-cell>
              <table:table-cell office:value-type="float" office:value="0.243382">
                <text:p>0.243382</text:p>
              </table:table-cell>
              <table:table-cell office:value-type="float" office:value="0.129946">
                <text:p>0.1299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6148">
                <text:p>0.146148</text:p>
              </table:table-cell>
              <table:table-cell office:value-type="float" office:value="0.260543">
                <text:p>0.260543</text:p>
              </table:table-cell>
              <table:table-cell office:value-type="float" office:value="0.225538">
                <text:p>0.225538</text:p>
              </table:table-cell>
              <table:table-cell office:value-type="float" office:value="0.590945">
                <text:p>0.5909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3788">
                <text:p>0.213788</text:p>
              </table:table-cell>
              <table:table-cell office:value-type="float" office:value="0.259918">
                <text:p>0.259918</text:p>
              </table:table-cell>
              <table:table-cell office:value-type="float" office:value="0.190145">
                <text:p>0.190145</text:p>
              </table:table-cell>
              <table:table-cell office:value-type="float" office:value="0.94936">
                <text:p>0.94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5925">
                <text:p>0.395925</text:p>
              </table:table-cell>
              <table:table-cell office:value-type="float" office:value="0.35442">
                <text:p>0.35442</text:p>
              </table:table-cell>
              <table:table-cell office:value-type="float" office:value="0.278902">
                <text:p>0.278902</text:p>
              </table:table-cell>
              <table:table-cell office:value-type="float" office:value="0.31851">
                <text:p>0.31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9733">
                <text:p>0.09733</text:p>
              </table:table-cell>
              <table:table-cell office:value-type="float" office:value="1.434293">
                <text:p>1.434293</text:p>
              </table:table-cell>
              <table:table-cell office:value-type="float" office:value="0.201381">
                <text:p>0.201381</text:p>
              </table:table-cell>
              <table:table-cell office:value-type="float" office:value="0.167369">
                <text:p>0.1673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5112">
                <text:p>0.215112</text:p>
              </table:table-cell>
              <table:table-cell office:value-type="float" office:value="3.051828">
                <text:p>3.051828</text:p>
              </table:table-cell>
              <table:table-cell office:value-type="float" office:value="0.222023">
                <text:p>0.222023</text:p>
              </table:table-cell>
              <table:table-cell office:value-type="float" office:value="0.191328">
                <text:p>0.191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1738">
                <text:p>0.151738</text:p>
              </table:table-cell>
              <table:table-cell office:value-type="float" office:value="4.198265">
                <text:p>4.198265</text:p>
              </table:table-cell>
              <table:table-cell office:value-type="float" office:value="0.32701">
                <text:p>0.32701</text:p>
              </table:table-cell>
              <table:table-cell office:value-type="float" office:value="0.247253">
                <text:p>0.2472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6823">
                <text:p>0.336823</text:p>
              </table:table-cell>
              <table:table-cell office:value-type="float" office:value="2.311341">
                <text:p>2.311341</text:p>
              </table:table-cell>
              <table:table-cell office:value-type="float" office:value="1.016241">
                <text:p>1.016241</text:p>
              </table:table-cell>
              <table:table-cell office:value-type="float" office:value="0.181217">
                <text:p>0.181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67944">
                <text:p>0.267944</text:p>
              </table:table-cell>
              <table:table-cell office:value-type="float" office:value="2.4703">
                <text:p>2.4703</text:p>
              </table:table-cell>
              <table:table-cell office:value-type="float" office:value="1.707883">
                <text:p>1.707883</text:p>
              </table:table-cell>
              <table:table-cell office:value-type="float" office:value="0.111457">
                <text:p>0.1114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7005">
                <text:p>0.197005</text:p>
              </table:table-cell>
              <table:table-cell office:value-type="float" office:value="1.938899">
                <text:p>1.938899</text:p>
              </table:table-cell>
              <table:table-cell office:value-type="float" office:value="12.785007">
                <text:p>12.785007</text:p>
              </table:table-cell>
              <table:table-cell office:value-type="float" office:value="0.145951">
                <text:p>0.1459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0277">
                <text:p>0.210277</text:p>
              </table:table-cell>
              <table:table-cell office:value-type="float" office:value="0.29451">
                <text:p>0.29451</text:p>
              </table:table-cell>
              <table:table-cell office:value-type="float" office:value="1.431557">
                <text:p>1.431557</text:p>
              </table:table-cell>
              <table:table-cell office:value-type="float" office:value="0.085653">
                <text:p>0.085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8962">
                <text:p>0.278962</text:p>
              </table:table-cell>
              <table:table-cell office:value-type="float" office:value="0.028324">
                <text:p>0.028324</text:p>
              </table:table-cell>
              <table:table-cell office:value-type="float" office:value="2.026452">
                <text:p>2.026452</text:p>
              </table:table-cell>
              <table:table-cell office:value-type="float" office:value="0.128198">
                <text:p>0.128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57437">
                <text:p>0.257437</text:p>
              </table:table-cell>
              <table:table-cell office:value-type="float" office:value="6.312215">
                <text:p>6.312215</text:p>
              </table:table-cell>
              <table:table-cell office:value-type="float" office:value="2.664328">
                <text:p>2.664328</text:p>
              </table:table-cell>
              <table:table-cell office:value-type="float" office:value="0.176968">
                <text:p>0.176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2832">
                <text:p>0.202832</text:p>
              </table:table-cell>
              <table:table-cell office:value-type="float" office:value="0.268629">
                <text:p>0.268629</text:p>
              </table:table-cell>
              <table:table-cell office:value-type="float" office:value="3.01118">
                <text:p>3.01118</text:p>
              </table:table-cell>
              <table:table-cell office:value-type="float" office:value="0.104125">
                <text:p>0.104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3766">
                <text:p>0.143766</text:p>
              </table:table-cell>
              <table:table-cell office:value-type="float" office:value="0.266351">
                <text:p>0.266351</text:p>
              </table:table-cell>
              <table:table-cell office:value-type="float" office:value="2.395122">
                <text:p>2.395122</text:p>
              </table:table-cell>
              <table:table-cell office:value-type="float" office:value="0.140129">
                <text:p>0.1401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137">
                <text:p>0.125137</text:p>
              </table:table-cell>
              <table:table-cell office:value-type="float" office:value="0.23524">
                <text:p>0.23524</text:p>
              </table:table-cell>
              <table:table-cell office:value-type="float" office:value="1.968304">
                <text:p>1.968304</text:p>
              </table:table-cell>
              <table:table-cell office:value-type="float" office:value="0.068717">
                <text:p>0.068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7428">
                <text:p>0.087428</text:p>
              </table:table-cell>
              <table:table-cell office:value-type="float" office:value="0.310265">
                <text:p>0.310265</text:p>
              </table:table-cell>
              <table:table-cell office:value-type="float" office:value="1.731267">
                <text:p>1.73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41862">
                <text:p>0.441862</text:p>
              </table:table-cell>
              <table:table-cell office:value-type="float" office:value="0.515677">
                <text:p>0.515677</text:p>
              </table:table-cell>
              <table:table-cell office:value-type="float" office:value="0.561371">
                <text:p>0.56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66167">
                <text:p>0.266167</text:p>
              </table:table-cell>
              <table:table-cell office:value-type="float" office:value="0.309341">
                <text:p>0.309341</text:p>
              </table:table-cell>
              <table:table-cell office:value-type="float" office:value="0.275404">
                <text:p>0.27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9146">
                <text:p>0.149146</text:p>
              </table:table-cell>
              <table:table-cell office:value-type="float" office:value="0.499692">
                <text:p>0.499692</text:p>
              </table:table-cell>
              <table:table-cell office:value-type="float" office:value="0.316855">
                <text:p>0.31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3173">
                <text:p>0.243173</text:p>
              </table:table-cell>
              <table:table-cell office:value-type="float" office:value="0.305249">
                <text:p>0.305249</text:p>
              </table:table-cell>
              <table:table-cell office:value-type="float" office:value="0.342637">
                <text:p>0.34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8834">
                <text:p>0.168834</text:p>
              </table:table-cell>
              <table:table-cell office:value-type="float" office:value="1.02852">
                <text:p>1.02852</text:p>
              </table:table-cell>
              <table:table-cell office:value-type="float" office:value="0.644251">
                <text:p>0.64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637">
                <text:p>0.44637</text:p>
              </table:table-cell>
              <table:table-cell office:value-type="float" office:value="1.10804">
                <text:p>1.10804</text:p>
              </table:table-cell>
              <table:table-cell office:value-type="float" office:value="0.515418">
                <text:p>0.51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4158">
                <text:p>0.314158</text:p>
              </table:table-cell>
              <table:table-cell office:value-type="float" office:value="0.105671">
                <text:p>0.105671</text:p>
              </table:table-cell>
              <table:table-cell office:value-type="float" office:value="0.487836">
                <text:p>0.487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88912">
                <text:p>0.288912</text:p>
              </table:table-cell>
              <table:table-cell office:value-type="float" office:value="1.107615">
                <text:p>1.107615</text:p>
              </table:table-cell>
              <table:table-cell office:value-type="float" office:value="0.095055">
                <text:p>0.09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7425">
                <text:p>0.197425</text:p>
              </table:table-cell>
              <table:table-cell office:value-type="float" office:value="0.761448">
                <text:p>0.761448</text:p>
              </table:table-cell>
              <table:table-cell office:value-type="float" office:value="0.499988">
                <text:p>0.49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862">
                <text:p>0.15862</text:p>
              </table:table-cell>
              <table:table-cell office:value-type="float" office:value="0.36869">
                <text:p>0.36869</text:p>
              </table:table-cell>
              <table:table-cell office:value-type="float" office:value="0.457647">
                <text:p>0.45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4954">
                <text:p>0.064954</text:p>
              </table:table-cell>
              <table:table-cell office:value-type="float" office:value="1.330943">
                <text:p>1.330943</text:p>
              </table:table-cell>
              <table:table-cell office:value-type="float" office:value="0.277488">
                <text:p>0.27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4474">
                <text:p>0.154474</text:p>
              </table:table-cell>
              <table:table-cell office:value-type="float" office:value="1.177985">
                <text:p>1.177985</text:p>
              </table:table-cell>
              <table:table-cell office:value-type="float" office:value="0.357578">
                <text:p>0.35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5427">
                <text:p>0.125427</text:p>
              </table:table-cell>
              <table:table-cell office:value-type="float" office:value="0.85992">
                <text:p>0.85992</text:p>
              </table:table-cell>
              <table:table-cell office:value-type="float" office:value="0.400023">
                <text:p>0.400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0413">
                <text:p>0.220413</text:p>
              </table:table-cell>
              <table:table-cell office:value-type="float" office:value="0.358374">
                <text:p>0.358374</text:p>
              </table:table-cell>
              <table:table-cell office:value-type="float" office:value="0.420603">
                <text:p>0.420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8412">
                <text:p>1.288412</text:p>
              </table:table-cell>
              <table:table-cell office:value-type="float" office:value="0.303679">
                <text:p>0.303679</text:p>
              </table:table-cell>
              <table:table-cell office:value-type="float" office:value="0.359628">
                <text:p>0.359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8291">
                <text:p>0.168291</text:p>
              </table:table-cell>
              <table:table-cell office:value-type="float" office:value="0.283848">
                <text:p>0.283848</text:p>
              </table:table-cell>
              <table:table-cell office:value-type="float" office:value="0.36262">
                <text:p>0.3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06538">
                <text:p>1.406538</text:p>
              </table:table-cell>
              <table:table-cell office:value-type="float" office:value="0.096351">
                <text:p>0.096351</text:p>
              </table:table-cell>
              <table:table-cell office:value-type="float" office:value="0.341172">
                <text:p>0.34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0206">
                <text:p>1.30206</text:p>
              </table:table-cell>
              <table:table-cell office:value-type="float" office:value="0.239069">
                <text:p>0.239069</text:p>
              </table:table-cell>
              <table:table-cell office:value-type="float" office:value="0.368263">
                <text:p>0.368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2636">
                <text:p>0.482636</text:p>
              </table:table-cell>
              <table:table-cell office:value-type="float" office:value="0.095926">
                <text:p>0.095926</text:p>
              </table:table-cell>
              <table:table-cell office:value-type="float" office:value="0.247862">
                <text:p>0.24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68585">
                <text:p>0.568585</text:p>
              </table:table-cell>
              <table:table-cell office:value-type="float" office:value="0.21169">
                <text:p>0.21169</text:p>
              </table:table-cell>
              <table:table-cell office:value-type="float" office:value="0.364051">
                <text:p>0.36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413287">
                <text:p>4.413287</text:p>
              </table:table-cell>
              <table:table-cell office:value-type="float" office:value="0.513133">
                <text:p>0.513133</text:p>
              </table:table-cell>
              <table:table-cell office:value-type="float" office:value="0.102106">
                <text:p>0.10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2467">
                <text:p>0.042467</text:p>
              </table:table-cell>
              <table:table-cell office:value-type="float" office:value="2.197172">
                <text:p>2.197172</text:p>
              </table:table-cell>
              <table:table-cell office:value-type="float" office:value="0.142577">
                <text:p>0.14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46895">
                <text:p>0.546895</text:p>
              </table:table-cell>
              <table:table-cell office:value-type="float" office:value="7.071539">
                <text:p>7.071539</text:p>
              </table:table-cell>
              <table:table-cell office:value-type="float" office:value="0.291036">
                <text:p>0.29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52272">
                <text:p>0.452272</text:p>
              </table:table-cell>
              <table:table-cell office:value-type="float" office:value="2.203171">
                <text:p>2.203171</text:p>
              </table:table-cell>
              <table:table-cell office:value-type="float" office:value="0.300627">
                <text:p>0.30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75471">
                <text:p>0.175471</text:p>
              </table:table-cell>
              <table:table-cell office:value-type="float" office:value="1.170669">
                <text:p>1.170669</text:p>
              </table:table-cell>
              <table:table-cell office:value-type="float" office:value="0.191928">
                <text:p>0.19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01523">
                <text:p>0.101523</text:p>
              </table:table-cell>
              <table:table-cell office:value-type="float" office:value="0.980771">
                <text:p>0.980771</text:p>
              </table:table-cell>
              <table:table-cell office:value-type="float" office:value="0.328121">
                <text:p>0.328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3236">
                <text:p>0.213236</text:p>
              </table:table-cell>
              <table:table-cell office:value-type="float" office:value="0.078541">
                <text:p>0.078541</text:p>
              </table:table-cell>
              <table:table-cell office:value-type="float" office:value="0.258984">
                <text:p>0.25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4032">
                <text:p>0.134032</text:p>
              </table:table-cell>
              <table:table-cell office:value-type="float" office:value="6.214985">
                <text:p>6.214985</text:p>
              </table:table-cell>
              <table:table-cell office:value-type="float" office:value="0.500059">
                <text:p>0.5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46027">
                <text:p>0.446027</text:p>
              </table:table-cell>
              <table:table-cell office:value-type="float" office:value="0.424692">
                <text:p>0.424692</text:p>
              </table:table-cell>
              <table:table-cell office:value-type="float" office:value="1.739913">
                <text:p>1.739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519">
                <text:p>0.096519</text:p>
              </table:table-cell>
              <table:table-cell office:value-type="float" office:value="0.257117">
                <text:p>0.257117</text:p>
              </table:table-cell>
              <table:table-cell office:value-type="float" office:value="10.248923">
                <text:p>10.248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95178">
                <text:p>0.195178</text:p>
              </table:table-cell>
              <table:table-cell office:value-type="float" office:value="0.283508">
                <text:p>0.283508</text:p>
              </table:table-cell>
              <table:table-cell office:value-type="float" office:value="1.332234">
                <text:p>1.33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2501">
                <text:p>0.142501</text:p>
              </table:table-cell>
              <table:table-cell office:value-type="float" office:value="0.467406">
                <text:p>0.467406</text:p>
              </table:table-cell>
              <table:table-cell office:value-type="float" office:value="1.097496">
                <text:p>1.097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4317">
                <text:p>0.134317</text:p>
              </table:table-cell>
              <table:table-cell office:value-type="float" office:value="0.402299">
                <text:p>0.402299</text:p>
              </table:table-cell>
              <table:table-cell office:value-type="float" office:value="1.360881">
                <text:p>1.36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4401">
                <text:p>0.234401</text:p>
              </table:table-cell>
              <table:table-cell office:value-type="float" office:value="0.399594">
                <text:p>0.399594</text:p>
              </table:table-cell>
              <table:table-cell office:value-type="float" office:value="1.901728">
                <text:p>1.90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6812">
                <text:p>0.416812</text:p>
              </table:table-cell>
              <table:table-cell office:value-type="float" office:value="0.371489">
                <text:p>0.371489</text:p>
              </table:table-cell>
              <table:table-cell office:value-type="float" office:value="2.119908">
                <text:p>2.119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3445">
                <text:p>0.083445</text:p>
              </table:table-cell>
              <table:table-cell office:value-type="float" office:value="0.272387">
                <text:p>0.272387</text:p>
              </table:table-cell>
              <table:table-cell office:value-type="float" office:value="1.378775">
                <text:p>1.37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27549">
                <text:p>0.127549</text:p>
              </table:table-cell>
              <table:table-cell office:value-type="float" office:value="0.243819">
                <text:p>0.243819</text:p>
              </table:table-cell>
              <table:table-cell office:value-type="float" office:value="0.777676">
                <text:p>0.77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3524">
                <text:p>0.133524</text:p>
              </table:table-cell>
              <table:table-cell office:value-type="float" office:value="0.287806">
                <text:p>0.287806</text:p>
              </table:table-cell>
              <table:table-cell office:value-type="float" office:value="0.282187">
                <text:p>0.28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0109">
                <text:p>0.200109</text:p>
              </table:table-cell>
              <table:table-cell office:value-type="float" office:value="0.713681">
                <text:p>0.713681</text:p>
              </table:table-cell>
              <table:table-cell office:value-type="float" office:value="0.295763">
                <text:p>0.295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2769">
                <text:p>0.172769</text:p>
              </table:table-cell>
              <table:table-cell office:value-type="float" office:value="0.927695">
                <text:p>0.927695</text:p>
              </table:table-cell>
              <table:table-cell office:value-type="float" office:value="0.207569">
                <text:p>0.20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0793">
                <text:p>0.230793</text:p>
              </table:table-cell>
              <table:table-cell office:value-type="float" office:value="1.183073">
                <text:p>1.183073</text:p>
              </table:table-cell>
              <table:table-cell office:value-type="float" office:value="0.341499">
                <text:p>0.34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623">
                <text:p>0.24623</text:p>
              </table:table-cell>
              <table:table-cell office:value-type="float" office:value="0.200409">
                <text:p>0.200409</text:p>
              </table:table-cell>
              <table:table-cell office:value-type="float" office:value="0.163402">
                <text:p>0.163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3438">
                <text:p>0.073438</text:p>
              </table:table-cell>
              <table:table-cell office:value-type="float" office:value="0.558638">
                <text:p>0.558638</text:p>
              </table:table-cell>
              <table:table-cell office:value-type="float" office:value="0.350274">
                <text:p>0.35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38592">
                <text:p>0.138592</text:p>
              </table:table-cell>
              <table:table-cell office:value-type="float" office:value="0.775506">
                <text:p>0.775506</text:p>
              </table:table-cell>
              <table:table-cell office:value-type="float" office:value="0.217605">
                <text:p>0.21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3596">
                <text:p>0.113596</text:p>
              </table:table-cell>
              <table:table-cell office:value-type="float" office:value="1.202095">
                <text:p>1.202095</text:p>
              </table:table-cell>
              <table:table-cell office:value-type="float" office:value="0.261713">
                <text:p>0.26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66059">
                <text:p>0.266059</text:p>
              </table:table-cell>
              <table:table-cell office:value-type="float" office:value="0.896597">
                <text:p>0.896597</text:p>
              </table:table-cell>
              <table:table-cell office:value-type="float" office:value="0.274667">
                <text:p>0.27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5796">
                <text:p>0.155796</text:p>
              </table:table-cell>
              <table:table-cell office:value-type="float" office:value="0.246178">
                <text:p>0.246178</text:p>
              </table:table-cell>
              <table:table-cell office:value-type="float" office:value="0.202098">
                <text:p>0.20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31575">
                <text:p>0.131575</text:p>
              </table:table-cell>
              <table:table-cell office:value-type="float" office:value="0.220707">
                <text:p>0.220707</text:p>
              </table:table-cell>
              <table:table-cell office:value-type="float" office:value="0.34137">
                <text:p>0.34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985">
                <text:p>0.40985</text:p>
              </table:table-cell>
              <table:table-cell office:value-type="float" office:value="0.387341">
                <text:p>0.387341</text:p>
              </table:table-cell>
              <table:table-cell office:value-type="float" office:value="0.25999">
                <text:p>0.25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89261">
                <text:p>0.289261</text:p>
              </table:table-cell>
              <table:table-cell office:value-type="float" office:value="0.347068">
                <text:p>0.347068</text:p>
              </table:table-cell>
              <table:table-cell office:value-type="float" office:value="0.23427">
                <text:p>0.2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6802">
                <text:p>0.496802</text:p>
              </table:table-cell>
              <table:table-cell office:value-type="float" office:value="0.264537">
                <text:p>0.264537</text:p>
              </table:table-cell>
              <table:table-cell office:value-type="float" office:value="0.315702">
                <text:p>0.31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6033">
                <text:p>0.496033</text:p>
              </table:table-cell>
              <table:table-cell office:value-type="float" office:value="0.3636">
                <text:p>0.3636</text:p>
              </table:table-cell>
              <table:table-cell office:value-type="float" office:value="0.277524">
                <text:p>0.27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24362">
                <text:p>0.324362</text:p>
              </table:table-cell>
              <table:table-cell office:value-type="float" office:value="0.165865">
                <text:p>0.165865</text:p>
              </table:table-cell>
              <table:table-cell office:value-type="float" office:value="0.256689">
                <text:p>0.25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1348">
                <text:p>0.51348</text:p>
              </table:table-cell>
              <table:table-cell office:value-type="float" office:value="0.219212">
                <text:p>0.219212</text:p>
              </table:table-cell>
              <table:table-cell office:value-type="float" office:value="0.25437">
                <text:p>0.2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08529">
                <text:p>1.008529</text:p>
              </table:table-cell>
              <table:table-cell office:value-type="float" office:value="0.888337">
                <text:p>0.888337</text:p>
              </table:table-cell>
              <table:table-cell office:value-type="float" office:value="0.171923">
                <text:p>0.17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8665">
                <text:p>0.068665</text:p>
              </table:table-cell>
              <table:table-cell office:value-type="float" office:value="3.156677">
                <text:p>3.156677</text:p>
              </table:table-cell>
              <table:table-cell office:value-type="float" office:value="0.191501">
                <text:p>0.19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9566">
                <text:p>1.09566</text:p>
              </table:table-cell>
              <table:table-cell office:value-type="float" office:value="5.00256">
                <text:p>5.00256</text:p>
              </table:table-cell>
              <table:table-cell office:value-type="float" office:value="0.265413">
                <text:p>0.26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83212">
                <text:p>1.783212</text:p>
              </table:table-cell>
              <table:table-cell office:value-type="float" office:value="2.805417">
                <text:p>2.805417</text:p>
              </table:table-cell>
              <table:table-cell office:value-type="float" office:value="0.153585">
                <text:p>0.153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49454">
                <text:p>1.849454</text:p>
              </table:table-cell>
              <table:table-cell office:value-type="float" office:value="1.546463">
                <text:p>1.546463</text:p>
              </table:table-cell>
              <table:table-cell office:value-type="float" office:value="0.173591">
                <text:p>0.17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370755">
                <text:p>2.370755</text:p>
              </table:table-cell>
              <table:table-cell office:value-type="float" office:value="0.431453">
                <text:p>0.431453</text:p>
              </table:table-cell>
              <table:table-cell office:value-type="float" office:value="0.189886">
                <text:p>0.18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098792">
                <text:p>5.098792</text:p>
              </table:table-cell>
              <table:table-cell office:value-type="float" office:value="0.022406">
                <text:p>0.022406</text:p>
              </table:table-cell>
              <table:table-cell office:value-type="float" office:value="0.370659">
                <text:p>0.37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16245">
                <text:p>0.716245</text:p>
              </table:table-cell>
              <table:table-cell office:value-type="float" office:value="6.136219">
                <text:p>6.136219</text:p>
              </table:table-cell>
              <table:table-cell office:value-type="float" office:value="0.292794">
                <text:p>0.29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8466">
                <text:p>0.688466</text:p>
              </table:table-cell>
              <table:table-cell office:value-type="float" office:value="0.305178">
                <text:p>0.305178</text:p>
              </table:table-cell>
              <table:table-cell office:value-type="float" office:value="0.187302">
                <text:p>0.187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82027">
                <text:p>0.282027</text:p>
              </table:table-cell>
              <table:table-cell office:value-type="float" office:value="0.290737">
                <text:p>0.290737</text:p>
              </table:table-cell>
              <table:table-cell office:value-type="float" office:value="1.011035">
                <text:p>1.01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6185">
                <text:p>0.326185</text:p>
              </table:table-cell>
              <table:table-cell office:value-type="float" office:value="0.235183">
                <text:p>0.235183</text:p>
              </table:table-cell>
              <table:table-cell office:value-type="float" office:value="2.519584">
                <text:p>2.51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69378">
                <text:p>0.269378</text:p>
              </table:table-cell>
              <table:table-cell office:value-type="float" office:value="0.276586">
                <text:p>0.276586</text:p>
              </table:table-cell>
              <table:table-cell office:value-type="float" office:value="10.799892">
                <text:p>10.79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05495">
                <text:p>0.405495</text:p>
              </table:table-cell>
              <table:table-cell office:value-type="float" office:value="0.314502">
                <text:p>0.314502</text:p>
              </table:table-cell>
              <table:table-cell office:value-type="float" office:value="0.783892">
                <text:p>0.78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7222">
                <text:p>0.297222</text:p>
              </table:table-cell>
              <table:table-cell office:value-type="float" office:value="0.225548">
                <text:p>0.225548</text:p>
              </table:table-cell>
              <table:table-cell office:value-type="float" office:value="0.893451">
                <text:p>0.893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6012">
                <text:p>0.276012</text:p>
              </table:table-cell>
              <table:table-cell office:value-type="float" office:value="0.438989">
                <text:p>0.438989</text:p>
              </table:table-cell>
              <table:table-cell office:value-type="float" office:value="0.381779">
                <text:p>0.38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9467">
                <text:p>0.249467</text:p>
              </table:table-cell>
              <table:table-cell office:value-type="float" office:value="0.326579">
                <text:p>0.326579</text:p>
              </table:table-cell>
              <table:table-cell office:value-type="float" office:value="0.235731">
                <text:p>0.23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28869">
                <text:p>0.428869</text:p>
              </table:table-cell>
              <table:table-cell office:value-type="float" office:value="0.272765">
                <text:p>0.272765</text:p>
              </table:table-cell>
              <table:table-cell office:value-type="float" office:value="0.18669">
                <text:p>0.1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1867">
                <text:p>0.251867</text:p>
              </table:table-cell>
              <table:table-cell office:value-type="float" office:value="0.124577">
                <text:p>0.124577</text:p>
              </table:table-cell>
              <table:table-cell office:value-type="float" office:value="0.350774">
                <text:p>0.35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92278">
                <text:p>0.492278</text:p>
              </table:table-cell>
              <table:table-cell office:value-type="float" office:value="0.917514">
                <text:p>0.917514</text:p>
              </table:table-cell>
              <table:table-cell office:value-type="float" office:value="0.864895">
                <text:p>0.86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28492">
                <text:p>0.328492</text:p>
              </table:table-cell>
              <table:table-cell office:value-type="float" office:value="1.358201">
                <text:p>1.358201</text:p>
              </table:table-cell>
              <table:table-cell office:value-type="float" office:value="0.861177">
                <text:p>0.86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31639">
                <text:p>0.131639</text:p>
              </table:table-cell>
              <table:table-cell office:value-type="float" office:value="0.220069">
                <text:p>0.220069</text:p>
              </table:table-cell>
              <table:table-cell office:value-type="float" office:value="1.088139">
                <text:p>1.088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47604">
                <text:p>0.547604</text:p>
              </table:table-cell>
              <table:table-cell office:value-type="float" office:value="0.803357">
                <text:p>0.803357</text:p>
              </table:table-cell>
              <table:table-cell office:value-type="float" office:value="0.79824">
                <text:p>0.7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2356">
                <text:p>0.442356</text:p>
              </table:table-cell>
              <table:table-cell office:value-type="float" office:value="0.553811">
                <text:p>0.553811</text:p>
              </table:table-cell>
              <table:table-cell office:value-type="float" office:value="0.466209">
                <text:p>0.46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37784">
                <text:p>0.237784</text:p>
              </table:table-cell>
              <table:table-cell office:value-type="float" office:value="0.935456">
                <text:p>0.935456</text:p>
              </table:table-cell>
              <table:table-cell office:value-type="float" office:value="0.24761">
                <text:p>0.2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18143">
                <text:p>0.318143</text:p>
              </table:table-cell>
              <table:table-cell office:value-type="float" office:value="1.555569">
                <text:p>1.555569</text:p>
              </table:table-cell>
              <table:table-cell office:value-type="float" office:value="0.259262">
                <text:p>0.25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0288">
                <text:p>0.240288</text:p>
              </table:table-cell>
              <table:table-cell office:value-type="float" office:value="0.851485">
                <text:p>0.851485</text:p>
              </table:table-cell>
              <table:table-cell office:value-type="float" office:value="0.293965">
                <text:p>0.29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4756">
                <text:p>0.424756</text:p>
              </table:table-cell>
              <table:table-cell office:value-type="float" office:value="0.282774">
                <text:p>0.282774</text:p>
              </table:table-cell>
              <table:table-cell office:value-type="float" office:value="0.182481">
                <text:p>0.18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1088">
                <text:p>0.271088</text:p>
              </table:table-cell>
              <table:table-cell office:value-type="float" office:value="0.393586">
                <text:p>0.393586</text:p>
              </table:table-cell>
              <table:table-cell office:value-type="float" office:value="0.121234">
                <text:p>0.12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03177">
                <text:p>0.203177</text:p>
              </table:table-cell>
              <table:table-cell office:value-type="float" office:value="0.281884">
                <text:p>0.281884</text:p>
              </table:table-cell>
              <table:table-cell office:value-type="float" office:value="0.170217">
                <text:p>0.170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4692">
                <text:p>0.184692</text:p>
              </table:table-cell>
              <table:table-cell office:value-type="float" office:value="0.358974">
                <text:p>0.358974</text:p>
              </table:table-cell>
              <table:table-cell office:value-type="float" office:value="0.2357">
                <text:p>0.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2182">
                <text:p>0.192182</text:p>
              </table:table-cell>
              <table:table-cell office:value-type="float" office:value="0.329751">
                <text:p>0.329751</text:p>
              </table:table-cell>
              <table:table-cell office:value-type="float" office:value="0.179097">
                <text:p>0.17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86824">
                <text:p>0.286824</text:p>
              </table:table-cell>
              <table:table-cell office:value-type="float" office:value="0.29928">
                <text:p>0.29928</text:p>
              </table:table-cell>
              <table:table-cell office:value-type="float" office:value="0.108177">
                <text:p>0.108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4499">
                <text:p>0.584499</text:p>
              </table:table-cell>
              <table:table-cell office:value-type="float" office:value="0.259646">
                <text:p>0.259646</text:p>
              </table:table-cell>
              <table:table-cell office:value-type="float" office:value="0.248676">
                <text:p>0.248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12233">
                <text:p>0.212233</text:p>
              </table:table-cell>
              <table:table-cell office:value-type="float" office:value="0.244727">
                <text:p>0.244727</text:p>
              </table:table-cell>
              <table:table-cell office:value-type="float" office:value="0.151718">
                <text:p>0.15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75975">
                <text:p>0.175975</text:p>
              </table:table-cell>
              <table:table-cell office:value-type="float" office:value="0.625446">
                <text:p>0.625446</text:p>
              </table:table-cell>
              <table:table-cell office:value-type="float" office:value="0.082073">
                <text:p>0.08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2386">
                <text:p>0.292386</text:p>
              </table:table-cell>
              <table:table-cell office:value-type="float" office:value="1.868414">
                <text:p>1.868414</text:p>
              </table:table-cell>
              <table:table-cell office:value-type="float" office:value="0.318744">
                <text:p>0.318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02479">
                <text:p>0.202479</text:p>
              </table:table-cell>
              <table:table-cell office:value-type="float" office:value="6.312127">
                <text:p>6.312127</text:p>
              </table:table-cell>
              <table:table-cell office:value-type="float" office:value="0.173029">
                <text:p>0.173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60685">
                <text:p>0.560685</text:p>
              </table:table-cell>
              <table:table-cell office:value-type="float" office:value="1.57166">
                <text:p>1.57166</text:p>
              </table:table-cell>
              <table:table-cell office:value-type="float" office:value="0.203934">
                <text:p>0.203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12537">
                <text:p>0.812537</text:p>
              </table:table-cell>
              <table:table-cell office:value-type="float" office:value="37.064867">
                <text:p>37.064867</text:p>
              </table:table-cell>
              <table:table-cell office:value-type="float" office:value="0.319829">
                <text:p>0.319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591">
                <text:p>0.07591</text:p>
              </table:table-cell>
              <table:table-cell office:value-type="float" office:value="0.011544">
                <text:p>0.011544</text:p>
              </table:table-cell>
              <table:table-cell office:value-type="float" office:value="1.271974">
                <text:p>1.27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27245">
                <text:p>1.527245</text:p>
              </table:table-cell>
              <table:table-cell office:value-type="float" office:value="0.020789">
                <text:p>0.020789</text:p>
              </table:table-cell>
              <table:table-cell office:value-type="float" office:value="1.907804">
                <text:p>1.907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31458">
                <text:p>0.831458</text:p>
              </table:table-cell>
              <table:table-cell office:value-type="float" office:value="0.01121">
                <text:p>0.01121</text:p>
              </table:table-cell>
              <table:table-cell office:value-type="float" office:value="1.670809">
                <text:p>1.670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07268">
                <text:p>1.207268</text:p>
              </table:table-cell>
              <table:table-cell office:value-type="float" office:value="2.638039">
                <text:p>2.638039</text:p>
              </table:table-cell>
              <table:table-cell office:value-type="float" office:value="10.47828">
                <text:p>10.4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9428">
                <text:p>1.019428</text:p>
              </table:table-cell>
              <table:table-cell office:value-type="float" office:value="1.918509">
                <text:p>1.918509</text:p>
              </table:table-cell>
              <table:table-cell office:value-type="float" office:value="0.670256">
                <text:p>0.67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47696">
                <text:p>1.947696</text:p>
              </table:table-cell>
              <table:table-cell office:value-type="float" office:value="3.241997">
                <text:p>3.241997</text:p>
              </table:table-cell>
              <table:table-cell office:value-type="float" office:value="0.913486">
                <text:p>0.91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58967">
                <text:p>5.58967</text:p>
              </table:table-cell>
              <table:table-cell office:value-type="float" office:value="2.759993">
                <text:p>2.759993</text:p>
              </table:table-cell>
              <table:table-cell office:value-type="float" office:value="0.874657">
                <text:p>0.874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77915">
                <text:p>0.777915</text:p>
              </table:table-cell>
              <table:table-cell office:value-type="float" office:value="2.182922">
                <text:p>2.182922</text:p>
              </table:table-cell>
              <table:table-cell office:value-type="float" office:value="0.267859">
                <text:p>0.267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09575">
                <text:p>0.509575</text:p>
              </table:table-cell>
              <table:table-cell office:value-type="float" office:value="0.851297">
                <text:p>0.851297</text:p>
              </table:table-cell>
              <table:table-cell office:value-type="float" office:value="0.289687">
                <text:p>0.289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2326">
                <text:p>0.312326</text:p>
              </table:table-cell>
              <table:table-cell office:value-type="float" office:value="0.000025">
                <text:p>0.000025</text:p>
              </table:table-cell>
              <table:table-cell office:value-type="float" office:value="0.278318">
                <text:p>0.278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3122">
                <text:p>0.253122</text:p>
              </table:table-cell>
              <table:table-cell office:value-type="float" office:value="0.900979">
                <text:p>0.900979</text:p>
              </table:table-cell>
              <table:table-cell office:value-type="float" office:value="0.951279">
                <text:p>0.95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8793">
                <text:p>0.068793</text:p>
              </table:table-cell>
              <table:table-cell office:value-type="float" office:value="0.073567">
                <text:p>0.073567</text:p>
              </table:table-cell>
              <table:table-cell office:value-type="float" office:value="1.255312">
                <text:p>1.25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5119">
                <text:p>0.155119</text:p>
              </table:table-cell>
              <table:table-cell office:value-type="float" office:value="6.265869">
                <text:p>6.265869</text:p>
              </table:table-cell>
              <table:table-cell office:value-type="float" office:value="1.26378">
                <text:p>1.2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6077">
                <text:p>0.316077</text:p>
              </table:table-cell>
              <table:table-cell office:value-type="float" office:value="0.254283">
                <text:p>0.254283</text:p>
              </table:table-cell>
              <table:table-cell office:value-type="float" office:value="1.179458">
                <text:p>1.17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09555">
                <text:p>0.209555</text:p>
              </table:table-cell>
              <table:table-cell office:value-type="float" office:value="0.337628">
                <text:p>0.337628</text:p>
              </table:table-cell>
              <table:table-cell office:value-type="float" office:value="0.632916">
                <text:p>0.63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37796">
                <text:p>0.337796</text:p>
              </table:table-cell>
              <table:table-cell office:value-type="float" office:value="0.255333">
                <text:p>0.255333</text:p>
              </table:table-cell>
              <table:table-cell office:value-type="float" office:value="0.293918">
                <text:p>0.29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512">
                <text:p>0.30512</text:p>
              </table:table-cell>
              <table:table-cell office:value-type="float" office:value="0.303366">
                <text:p>0.303366</text:p>
              </table:table-cell>
              <table:table-cell office:value-type="float" office:value="0.362686">
                <text:p>0.36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9612">
                <text:p>0.09612</text:p>
              </table:table-cell>
              <table:table-cell office:value-type="float" office:value="0.384324">
                <text:p>0.384324</text:p>
              </table:table-cell>
              <table:table-cell office:value-type="float" office:value="0.329563">
                <text:p>0.329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35321">
                <text:p>0.335321</text:p>
              </table:table-cell>
              <table:table-cell office:value-type="float" office:value="1.156413">
                <text:p>1.156413</text:p>
              </table:table-cell>
              <table:table-cell office:value-type="float" office:value="0.239575">
                <text:p>0.239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0326">
                <text:p>0.310326</text:p>
              </table:table-cell>
              <table:table-cell office:value-type="float" office:value="1.126944">
                <text:p>1.126944</text:p>
              </table:table-cell>
              <table:table-cell office:value-type="float" office:value="0.182485">
                <text:p>0.18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9754">
                <text:p>0.109754</text:p>
              </table:table-cell>
              <table:table-cell office:value-type="float" office:value="0.39414">
                <text:p>0.39414</text:p>
              </table:table-cell>
              <table:table-cell office:value-type="float" office:value="0.289139">
                <text:p>0.289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49394">
                <text:p>0.249394</text:p>
              </table:table-cell>
              <table:table-cell office:value-type="float" office:value="0.924083">
                <text:p>0.924083</text:p>
              </table:table-cell>
              <table:table-cell office:value-type="float" office:value="0.243822">
                <text:p>0.24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71454">
                <text:p>0.171454</text:p>
              </table:table-cell>
              <table:table-cell office:value-type="float" office:value="0.393172">
                <text:p>0.393172</text:p>
              </table:table-cell>
              <table:table-cell office:value-type="float" office:value="0.408096">
                <text:p>0.40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72124">
                <text:p>0.272124</text:p>
              </table:table-cell>
              <table:table-cell office:value-type="float" office:value="0.209633">
                <text:p>0.209633</text:p>
              </table:table-cell>
              <table:table-cell office:value-type="float" office:value="0.239443">
                <text:p>0.23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9259">
                <text:p>0.119259</text:p>
              </table:table-cell>
              <table:table-cell office:value-type="float" office:value="1.25694">
                <text:p>1.25694</text:p>
              </table:table-cell>
              <table:table-cell office:value-type="float" office:value="0.379406">
                <text:p>0.379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6313">
                <text:p>0.046313</text:p>
              </table:table-cell>
              <table:table-cell office:value-type="float" office:value="1.521381">
                <text:p>1.521381</text:p>
              </table:table-cell>
              <table:table-cell office:value-type="float" office:value="0.284436">
                <text:p>0.284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1813">
                <text:p>0.31813</text:p>
              </table:table-cell>
              <table:table-cell office:value-type="float" office:value="0.584288">
                <text:p>0.584288</text:p>
              </table:table-cell>
              <table:table-cell office:value-type="float" office:value="0.24539">
                <text:p>0.2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745">
                <text:p>0.21745</text:p>
              </table:table-cell>
              <table:table-cell office:value-type="float" office:value="0.584042">
                <text:p>0.584042</text:p>
              </table:table-cell>
              <table:table-cell office:value-type="float" office:value="0.287709">
                <text:p>0.28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0589">
                <text:p>0.180589</text:p>
              </table:table-cell>
              <table:table-cell office:value-type="float" office:value="0.392874">
                <text:p>0.392874</text:p>
              </table:table-cell>
              <table:table-cell office:value-type="float" office:value="0.376789">
                <text:p>0.376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13704">
                <text:p>0.313704</text:p>
              </table:table-cell>
              <table:table-cell office:value-type="float" office:value="0.321105">
                <text:p>0.321105</text:p>
              </table:table-cell>
              <table:table-cell office:value-type="float" office:value="0.160012">
                <text:p>0.16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7744">
                <text:p>0.107744</text:p>
              </table:table-cell>
              <table:table-cell office:value-type="float" office:value="0.461278">
                <text:p>0.461278</text:p>
              </table:table-cell>
              <table:table-cell office:value-type="float" office:value="0.245219">
                <text:p>0.24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1435">
                <text:p>0.161435</text:p>
              </table:table-cell>
              <table:table-cell office:value-type="float" office:value="0.293454">
                <text:p>0.293454</text:p>
              </table:table-cell>
              <table:table-cell office:value-type="float" office:value="0.249346">
                <text:p>0.249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0217">
                <text:p>0.150217</text:p>
              </table:table-cell>
              <table:table-cell office:value-type="float" office:value="0.099167">
                <text:p>0.099167</text:p>
              </table:table-cell>
              <table:table-cell office:value-type="float" office:value="0.813167">
                <text:p>0.813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9316">
                <text:p>0.309316</text:p>
              </table:table-cell>
              <table:table-cell office:value-type="float" office:value="0.068096">
                <text:p>0.068096</text:p>
              </table:table-cell>
              <table:table-cell office:value-type="float" office:value="2.266101">
                <text:p>2.26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78525">
                <text:p>0.378525</text:p>
              </table:table-cell>
              <table:table-cell office:value-type="float" office:value="0.214208">
                <text:p>0.214208</text:p>
              </table:table-cell>
              <table:table-cell office:value-type="float" office:value="10.457344">
                <text:p>10.4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46374">
                <text:p>0.146374</text:p>
              </table:table-cell>
              <table:table-cell office:value-type="float" office:value="0.094212">
                <text:p>0.094212</text:p>
              </table:table-cell>
              <table:table-cell office:value-type="float" office:value="0.742758">
                <text:p>0.74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43899">
                <text:p>0.243899</text:p>
              </table:table-cell>
              <table:table-cell office:value-type="float" office:value="25.188554">
                <text:p>25.188554</text:p>
              </table:table-cell>
              <table:table-cell office:value-type="float" office:value="1.173128">
                <text:p>1.1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2043">
                <text:p>0.242043</text:p>
              </table:table-cell>
              <table:table-cell office:value-type="float" office:value="0.01363">
                <text:p>0.01363</text:p>
              </table:table-cell>
              <table:table-cell office:value-type="float" office:value="0.636791">
                <text:p>0.63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08922">
                <text:p>0.708922</text:p>
              </table:table-cell>
              <table:table-cell office:value-type="float" office:value="0.018807">
                <text:p>0.018807</text:p>
              </table:table-cell>
              <table:table-cell office:value-type="float" office:value="0.296214">
                <text:p>0.296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2311">
                <text:p>0.042311</text:p>
              </table:table-cell>
              <table:table-cell office:value-type="float" office:value="0.001075">
                <text:p>0.001075</text:p>
              </table:table-cell>
              <table:table-cell office:value-type="float" office:value="0.266933">
                <text:p>0.266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01916">
                <text:p>1.001916</text:p>
              </table:table-cell>
              <table:table-cell office:value-type="float" office:value="0.239806">
                <text:p>0.239806</text:p>
              </table:table-cell>
              <table:table-cell office:value-type="float" office:value="0.228377">
                <text:p>0.22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87667">
                <text:p>0.887667</text:p>
              </table:table-cell>
              <table:table-cell office:value-type="float" office:value="0.383403">
                <text:p>0.383403</text:p>
              </table:table-cell>
              <table:table-cell office:value-type="float" office:value="0.194778">
                <text:p>0.19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73314">
                <text:p>0.873314</text:p>
              </table:table-cell>
              <table:table-cell office:value-type="float" office:value="0.323164">
                <text:p>0.323164</text:p>
              </table:table-cell>
              <table:table-cell office:value-type="float" office:value="0.85299">
                <text:p>0.8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21557">
                <text:p>0.921557</text:p>
              </table:table-cell>
              <table:table-cell office:value-type="float" office:value="0.424342">
                <text:p>0.424342</text:p>
              </table:table-cell>
              <table:table-cell office:value-type="float" office:value="1.15092">
                <text:p>1.1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47048">
                <text:p>1.347048</text:p>
              </table:table-cell>
              <table:table-cell office:value-type="float" office:value="0.252337">
                <text:p>0.252337</text:p>
              </table:table-cell>
              <table:table-cell office:value-type="float" office:value="1.225465">
                <text:p>1.22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509522">
                <text:p>5.509522</text:p>
              </table:table-cell>
              <table:table-cell office:value-type="float" office:value="0.305026">
                <text:p>0.305026</text:p>
              </table:table-cell>
              <table:table-cell office:value-type="float" office:value="0.861271">
                <text:p>0.86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2062">
                <text:p>0.32062</text:p>
              </table:table-cell>
              <table:table-cell office:value-type="float" office:value="0.107335">
                <text:p>0.107335</text:p>
              </table:table-cell>
              <table:table-cell office:value-type="float" office:value="0.285345">
                <text:p>0.28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9245">
                <text:p>0.889245</text:p>
              </table:table-cell>
              <table:table-cell office:value-type="float" office:value="0.08167">
                <text:p>0.08167</text:p>
              </table:table-cell>
              <table:table-cell office:value-type="float" office:value="0.333046">
                <text:p>0.33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7479">
                <text:p>0.367479</text:p>
              </table:table-cell>
              <table:table-cell office:value-type="float" office:value="NaN">
                <text:p>NaN</text:p>
              </table:table-cell>
              <table:table-cell office:value-type="float" office:value="0.317512">
                <text:p>0.31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79198">
                <text:p>0.079198</text:p>
              </table:table-cell>
              <table:table-cell office:value-type="float" office:value="NaN">
                <text:p>NaN</text:p>
              </table:table-cell>
              <table:table-cell office:value-type="float" office:value="0.220986">
                <text:p>0.22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38558">
                <text:p>0.138558</text:p>
              </table:table-cell>
              <table:table-cell office:value-type="float" office:value="NaN">
                <text:p>NaN</text:p>
              </table:table-cell>
              <table:table-cell office:value-type="float" office:value="0.324398">
                <text:p>0.32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8613">
                <text:p>0.088613</text:p>
              </table:table-cell>
              <table:table-cell office:value-type="float" office:value="NaN">
                <text:p>NaN</text:p>
              </table:table-cell>
              <table:table-cell office:value-type="float" office:value="0.271725">
                <text:p>0.27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328">
                <text:p>0.16328</text:p>
              </table:table-cell>
              <table:table-cell office:value-type="float" office:value="NaN">
                <text:p>NaN</text:p>
              </table:table-cell>
              <table:table-cell office:value-type="float" office:value="0.316473">
                <text:p>0.31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93723">
                <text:p>0.293723</text:p>
              </table:table-cell>
              <table:table-cell office:value-type="float" office:value="NaN">
                <text:p>NaN</text:p>
              </table:table-cell>
              <table:table-cell office:value-type="float" office:value="0.169595">
                <text:p>0.16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95722">
                <text:p>0.095722</text:p>
              </table:table-cell>
              <table:table-cell office:value-type="float" office:value="NaN">
                <text:p>NaN</text:p>
              </table:table-cell>
              <table:table-cell office:value-type="float" office:value="0.217333">
                <text:p>0.217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7038">
                <text:p>0.167038</text:p>
              </table:table-cell>
              <table:table-cell office:value-type="float" office:value="NaN">
                <text:p>NaN</text:p>
              </table:table-cell>
              <table:table-cell office:value-type="float" office:value="0.29655">
                <text:p>0.2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0916">
                <text:p>0.140916</text:p>
              </table:table-cell>
              <table:table-cell office:value-type="float" office:value="NaN">
                <text:p>NaN</text:p>
              </table:table-cell>
              <table:table-cell office:value-type="float" office:value="0.279142">
                <text:p>0.27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71769">
                <text:p>0.271769</text:p>
              </table:table-cell>
              <table:table-cell office:value-type="float" office:value="NaN">
                <text:p>NaN</text:p>
              </table:table-cell>
              <table:table-cell office:value-type="float" office:value="0.204689">
                <text:p>0.20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9315">
                <text:p>0.109315</text:p>
              </table:table-cell>
              <table:table-cell office:value-type="float" office:value="NaN">
                <text:p>NaN</text:p>
              </table:table-cell>
              <table:table-cell office:value-type="float" office:value="0.247794">
                <text:p>0.24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62194">
                <text:p>0.162194</text:p>
              </table:table-cell>
              <table:table-cell office:value-type="float" office:value="NaN">
                <text:p>NaN</text:p>
              </table:table-cell>
              <table:table-cell office:value-type="float" office:value="0.261378">
                <text:p>0.26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6386">
                <text:p>0.346386</text:p>
              </table:table-cell>
              <table:table-cell office:value-type="float" office:value="NaN">
                <text:p>NaN</text:p>
              </table:table-cell>
              <table:table-cell office:value-type="float" office:value="0.165441">
                <text:p>0.16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36578">
                <text:p>0.236578</text:p>
              </table:table-cell>
              <table:table-cell office:value-type="float" office:value="NaN">
                <text:p>NaN</text:p>
              </table:table-cell>
              <table:table-cell office:value-type="float" office:value="0.205288">
                <text:p>0.20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8682">
                <text:p>0.408682</text:p>
              </table:table-cell>
              <table:table-cell office:value-type="float" office:value="NaN">
                <text:p>NaN</text:p>
              </table:table-cell>
              <table:table-cell office:value-type="float" office:value="0.044155">
                <text:p>0.04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56006">
                <text:p>0.156006</text:p>
              </table:table-cell>
              <table:table-cell office:value-type="float" office:value="NaN">
                <text:p>NaN</text:p>
              </table:table-cell>
              <table:table-cell office:value-type="float" office:value="0.085885">
                <text:p>0.08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62209">
                <text:p>0.16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06245">
                <text:p>0.2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7124">
                <text:p>0.37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85294">
                <text:p>0.18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7405">
                <text:p>0.10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3835">
                <text:p>0.37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2144">
                <text:p>0.19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35923">
                <text:p>0.33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3536">
                <text:p>0.23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05564">
                <text:p>0.2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44074">
                <text:p>0.3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82205">
                <text:p>0.282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2073">
                <text:p>0.13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72552">
                <text:p>0.17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11503">
                <text:p>0.41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72192">
                <text:p>0.87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4671">
                <text:p>0.054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805486">
                <text:p>1.80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32897">
                <text:p>1.63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754685">
                <text:p>4.7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02507">
                <text:p>1.20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5939">
                <text:p>0.75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3455">
                <text:p>0.07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985">
                <text:p>0.2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37263">
                <text:p>0.437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07662">
                <text:p>0.30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91497">
                <text:p>0.2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7921">
                <text:p>0.17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5721">
                <text:p>0.17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56577">
                <text:p>0.25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60831">
                <text:p>0.36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41216">
                <text:p>0.24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82787">
                <text:p>0.48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01614">
                <text:p>0.60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30074">
                <text:p>0.4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64104">
                <text:p>0.2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5031">
                <text:p>0.27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89921">
                <text:p>0.38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49176">
                <text:p>0.34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94344">
                <text:p>0.49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4983">
                <text:p>0.1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49072">
                <text:p>0.14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43333">
                <text:p>0.34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008">
                <text:p>0.24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9588">
                <text:p>0.0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46363">
                <text:p>0.44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68404">
                <text:p>0.36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6083">
                <text:p>0.28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1112">
                <text:p>0.7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0761">
                <text:p>0.18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2681">
                <text:p>0.17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5782">
                <text:p>0.2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7699">
                <text:p>0.17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37689">
                <text:p>0.43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69367">
                <text:p>1.26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5473">
                <text:p>0.065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27036">
                <text:p>1.22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9884">
                <text:p>1.0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38911">
                <text:p>0.63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77987">
                <text:p>1.7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215979">
                <text:p>2.215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498151">
                <text:p>5.498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5611">
                <text:p>0.38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86075">
                <text:p>0.6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16273">
                <text:p>0.41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6707">
                <text:p>0.3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2673">
                <text:p>0.302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83652">
                <text:p>0.28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77555">
                <text:p>0.2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92466">
                <text:p>0.29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30627">
                <text:p>0.23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6345">
                <text:p>0.38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7164">
                <text:p>0.2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2416">
                <text:p>0.222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361">
                <text:p>0.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4946">
                <text:p>0.15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2764">
                <text:p>0.28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27765">
                <text:p>0.22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322">
                <text:p>0.1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08846">
                <text:p>0.30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82">
                <text:p>0.26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7837">
                <text:p>0.18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25853">
                <text:p>0.32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03265">
                <text:p>0.3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06621">
                <text:p>0.20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01851">
                <text:p>0.40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99558">
                <text:p>0.29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77051">
                <text:p>0.277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93569">
                <text:p>0.19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0682">
                <text:p>0.16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16717">
                <text:p>0.116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38912">
                <text:p>0.23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21901">
                <text:p>0.22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94091">
                <text:p>0.39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998">
                <text:p>0.1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Collection count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7:Sheet1_2.E467" chart:data-source-has-labels="row" svg:x="0.77cm" svg:y="1.635cm" svg:width="12.777cm" svg:height="6.765cm">
          <chartooo:coordinate-region svg:x="1.577cm" svg:y="1.835cm" svg:width="11.97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7:Sheet1_2.B467" chart:label-cell-address="Sheet1_2.B1:Sheet1_2.B1" chart:class="chart:bar">
            <chart:data-point/>
          </chart:series>
          <chart:series chart:style-name="ch9" chart:values-cell-range-address="Sheet1_2.C467:Sheet1_2.C467" chart:label-cell-address="Sheet1_2.C1:Sheet1_2.C1" chart:class="chart:bar">
            <chart:data-point/>
          </chart:series>
          <chart:series chart:style-name="ch10" chart:values-cell-range-address="Sheet1_2.D467:Sheet1_2.D467" chart:label-cell-address="Sheet1_2.D1:Sheet1_2.D1" chart:class="chart:bar">
            <chart:data-point/>
          </chart:series>
          <chart:series chart:style-name="ch11" chart:values-cell-range-address="Sheet1_2.E467:Sheet1_2.E467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4">
                <text:p>464</text:p>
                <draw:g>
                  <svg:desc>Sheet1_2.B467:Sheet1_2.B467</svg:desc>
                </draw:g>
              </table:table-cell>
              <table:table-cell office:value-type="float" office:value="353">
                <text:p>353</text:p>
                <draw:g>
                  <svg:desc>Sheet1_2.C467:Sheet1_2.C467</svg:desc>
                </draw:g>
              </table:table-cell>
              <table:table-cell office:value-type="float" office:value="369">
                <text:p>369</text:p>
                <draw:g>
                  <svg:desc>Sheet1_2.D467:Sheet1_2.D467</svg:desc>
                </draw:g>
              </table:table-cell>
              <table:table-cell office:value-type="float" office:value="211">
                <text:p>211</text:p>
                <draw:g>
                  <svg:desc>Sheet1_2.E467:Sheet1_2.E46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32cm" svg:y="0.316cm" chart:style-name="ch2">
          <text:p>Total collection time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8:Sheet1_2.E468" chart:data-source-has-labels="row" svg:x="0.77cm" svg:y="1.635cm" svg:width="12.777cm" svg:height="6.765cm">
          <chartooo:coordinate-region svg:x="1.577cm" svg:y="1.834cm" svg:width="11.97cm" svg:height="6.3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8:Sheet1_2.B468" chart:label-cell-address="Sheet1_2.B1:Sheet1_2.B1" chart:class="chart:bar">
            <chart:data-point/>
          </chart:series>
          <chart:series chart:style-name="ch9" chart:values-cell-range-address="Sheet1_2.C468:Sheet1_2.C468" chart:label-cell-address="Sheet1_2.C1:Sheet1_2.C1" chart:class="chart:bar">
            <chart:data-point/>
          </chart:series>
          <chart:series chart:style-name="ch10" chart:values-cell-range-address="Sheet1_2.D468:Sheet1_2.D468" chart:label-cell-address="Sheet1_2.D1:Sheet1_2.D1" chart:class="chart:bar">
            <chart:data-point/>
          </chart:series>
          <chart:series chart:style-name="ch11" chart:values-cell-range-address="Sheet1_2.E468:Sheet1_2.E468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2.346496">
                <text:p>222.346496</text:p>
                <draw:g>
                  <svg:desc>Sheet1_2.B468:Sheet1_2.B468</svg:desc>
                </draw:g>
              </table:table-cell>
              <table:table-cell office:value-type="float" office:value="418.926799">
                <text:p>418.926799</text:p>
                <draw:g>
                  <svg:desc>Sheet1_2.C468:Sheet1_2.C468</svg:desc>
                </draw:g>
              </table:table-cell>
              <table:table-cell office:value-type="float" office:value="312.546425">
                <text:p>312.546425</text:p>
                <draw:g>
                  <svg:desc>Sheet1_2.D468:Sheet1_2.D468</svg:desc>
                </draw:g>
              </table:table-cell>
              <table:table-cell office:value-type="float" office:value="111.796833">
                <text:p>111.796833</text:p>
                <draw:g>
                  <svg:desc>Sheet1_2.E468:Sheet1_2.E46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Collection average time</text:p>
        </chart:title>
        <chart:legend chart:legend-position="end" svg:x="14.187cm" svg:y="3.454cm" style:legend-expansion="high" chart:style-name="ch3"/>
        <chart:plot-area chart:style-name="ch4" table:cell-range-address="Sheet1_2.B1:Sheet1_2.E1 Sheet1_2.B469:Sheet1_2.E469" chart:data-source-has-labels="row" svg:x="0.77cm" svg:y="1.635cm" svg:width="12.777cm" svg:height="6.765cm">
          <chartooo:coordinate-region svg:x="1.497cm" svg:y="1.835cm" svg:width="12.05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_2.B469:Sheet1_2.B469" chart:label-cell-address="Sheet1_2.B1:Sheet1_2.B1" chart:class="chart:bar">
            <chart:data-point/>
          </chart:series>
          <chart:series chart:style-name="ch9" chart:values-cell-range-address="Sheet1_2.C469:Sheet1_2.C469" chart:label-cell-address="Sheet1_2.C1:Sheet1_2.C1" chart:class="chart:bar">
            <chart:data-point/>
          </chart:series>
          <chart:series chart:style-name="ch10" chart:values-cell-range-address="Sheet1_2.D469:Sheet1_2.D469" chart:label-cell-address="Sheet1_2.D1:Sheet1_2.D1" chart:class="chart:bar">
            <chart:data-point/>
          </chart:series>
          <chart:series chart:style-name="ch11" chart:values-cell-range-address="Sheet1_2.E469:Sheet1_2.E469" chart:label-cell-address="Sheet1_2.E1:Sheet1_2.E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S</text:p>
                <draw:g>
                  <svg:desc>Sheet1_2.B1:Sheet1_2.B1</svg:desc>
                </draw:g>
              </table:table-cell>
              <table:table-cell office:value-type="string">
                <text:p>G1</text:p>
                <draw:g>
                  <svg:desc>Sheet1_2.C1:Sheet1_2.C1</svg:desc>
                </draw:g>
              </table:table-cell>
              <table:table-cell office:value-type="string">
                <text:p>Paralel</text:p>
                <draw:g>
                  <svg:desc>Sheet1_2.D1:Sheet1_2.D1</svg:desc>
                </draw:g>
              </table:table-cell>
              <table:table-cell office:value-type="string">
                <text:p>Serial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79195034482758">
                <text:p>0.479195034482758</text:p>
                <draw:g>
                  <svg:desc>Sheet1_2.B469:Sheet1_2.B469</svg:desc>
                </draw:g>
              </table:table-cell>
              <table:table-cell office:value-type="float" office:value="1.18676147025496">
                <text:p>1.18676147025496</text:p>
                <draw:g>
                  <svg:desc>Sheet1_2.C469:Sheet1_2.C469</svg:desc>
                </draw:g>
              </table:table-cell>
              <table:table-cell office:value-type="float" office:value="0.847009281842818">
                <text:p>0.847009281842818</text:p>
                <draw:g>
                  <svg:desc>Sheet1_2.D469:Sheet1_2.D469</svg:desc>
                </draw:g>
              </table:table-cell>
              <table:table-cell office:value-type="float" office:value="0.529842810426541">
                <text:p>0.529842810426541</text:p>
                <draw:g>
                  <svg:desc>Sheet1_2.E469:Sheet1_2.E46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Linux_X86_64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